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宋体" svg:font-family="宋体"/>
    <style:font-face style:name="Courier New" svg:font-family="'Courier New'" style:font-family-generic="modern"/>
    <style:font-face style:name="Symbol" svg:font-family="Symbol" style:font-family-generic="roman"/>
    <style:font-face style:name="Noto Sans CJK SC Regular1" svg:font-family="'Noto Sans CJK SC Regular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4.132cm" table:align="center" style:writing-mode="lr-tb"/>
    </style:style>
    <style:style style:name="表格1.A" style:family="table-column">
      <style:table-column-properties style:column-width="14.132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="none" style:writing-mode="lr-tb"/>
    </style:style>
    <style:style style:name="表格2" style:family="table">
      <style:table-properties style:width="14.651cm" table:align="center" style:writing-mode="lr-tb"/>
    </style:style>
    <style:style style:name="表格2.A" style:family="table-column">
      <style:table-column-properties style:column-width="14.651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="none" style:writing-mode="lr-tb"/>
    </style:style>
    <style:style style:name="表格3" style:family="table">
      <style:table-properties style:width="12.651cm" table:align="center" style:writing-mode="lr-tb"/>
    </style:style>
    <style:style style:name="表格3.A" style:family="table-column">
      <style:table-column-properties style:column-width="12.651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="none" style:writing-mode="lr-tb"/>
    </style:style>
    <style:style style:name="表格4" style:family="table">
      <style:table-properties style:width="14.651cm" table:align="center" style:writing-mode="lr-tb"/>
    </style:style>
    <style:style style:name="表格4.A" style:family="table-column">
      <style:table-column-properties style:column-width="14.651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="none" style:writing-mode="lr-tb"/>
    </style:style>
    <style:style style:name="表格5" style:family="table">
      <style:table-properties style:width="14.651cm" table:align="center" style:writing-mode="lr-tb"/>
    </style:style>
    <style:style style:name="表格5.A" style:family="table-column">
      <style:table-column-properties style:column-width="14.651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="none" style:writing-mode="lr-tb"/>
    </style:style>
    <style:style style:name="表格6" style:family="table">
      <style:table-properties style:width="14.651cm" table:align="center" style:writing-mode="lr-tb"/>
    </style:style>
    <style:style style:name="表格6.A" style:family="table-column">
      <style:table-column-properties style:column-width="14.651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="none" style:writing-mode="lr-tb"/>
    </style:style>
    <style:style style:name="表格7" style:family="table">
      <style:table-properties style:width="9.105cm" table:align="center" style:writing-mode="lr-tb"/>
    </style:style>
    <style:style style:name="表格7.A" style:family="table-column">
      <style:table-column-properties style:column-width="9.105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="none" style:writing-mode="lr-tb"/>
    </style:style>
    <style:style style:name="表格8" style:family="table">
      <style:table-properties style:width="6.703cm" table:align="center" style:writing-mode="lr-tb"/>
    </style:style>
    <style:style style:name="表格8.A" style:family="table-column">
      <style:table-column-properties style:column-width="6.703cm"/>
    </style:style>
    <style:style style:name="表格8.1" style:family="table-row">
      <style:table-row-properties style:min-row-height="10.746cm" fo:keep-together="auto"/>
    </style:style>
    <style:style style:name="表格8.A1" style:family="table-cell">
      <style:table-cell-properties style:vertical-align="top" fo:padding="0cm" fo:border="none" style:writing-mode="lr-tb"/>
    </style:style>
    <style:style style:name="表格9" style:family="table">
      <style:table-properties style:width="9.105cm" table:align="center" style:writing-mode="lr-tb"/>
    </style:style>
    <style:style style:name="表格9.A" style:family="table-column">
      <style:table-column-properties style:column-width="9.105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="none" style:writing-mode="lr-tb"/>
    </style:style>
    <style:style style:name="表格10" style:family="table">
      <style:table-properties style:width="8.417cm" table:align="center" style:writing-mode="lr-tb"/>
    </style:style>
    <style:style style:name="表格10.A" style:family="table-column">
      <style:table-column-properties style:column-width="8.417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="none" style:writing-mode="lr-tb"/>
    </style:style>
    <style:style style:name="表格11" style:family="table">
      <style:table-properties style:width="11.804cm" table:align="center" style:writing-mode="lr-tb"/>
    </style:style>
    <style:style style:name="表格11.A" style:family="table-column">
      <style:table-column-properties style:column-width="11.804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="none" style:writing-mode="lr-tb"/>
    </style:style>
    <style:style style:name="表格12" style:family="table">
      <style:table-properties style:width="10.878cm" table:align="center" style:writing-mode="lr-tb"/>
    </style:style>
    <style:style style:name="表格12.A" style:family="table-column">
      <style:table-column-properties style:column-width="10.878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="none" style:writing-mode="lr-tb"/>
    </style:style>
    <style:style style:name="表格13" style:family="table">
      <style:table-properties style:width="14.651cm" table:align="center" style:writing-mode="lr-tb"/>
    </style:style>
    <style:style style:name="表格13.A" style:family="table-column">
      <style:table-column-properties style:column-width="14.651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="none" style:writing-mode="lr-tb"/>
    </style:style>
    <style:style style:name="表格14" style:family="table">
      <style:table-properties style:width="14.651cm" table:align="center" style:writing-mode="lr-tb"/>
    </style:style>
    <style:style style:name="表格14.A" style:family="table-column">
      <style:table-column-properties style:column-width="14.651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="none" style:writing-mode="lr-tb"/>
    </style:style>
    <style:style style:name="表格15" style:family="table">
      <style:table-properties style:width="14.651cm" table:align="center" style:writing-mode="lr-tb"/>
    </style:style>
    <style:style style:name="表格15.A" style:family="table-column">
      <style:table-column-properties style:column-width="14.651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="none" style:writing-mode="lr-tb"/>
    </style:style>
    <style:style style:name="表格16" style:family="table">
      <style:table-properties style:width="12.677cm" table:align="center" style:writing-mode="lr-tb"/>
    </style:style>
    <style:style style:name="表格16.A" style:family="table-column">
      <style:table-column-properties style:column-width="12.677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="none" style:writing-mode="lr-tb"/>
    </style:style>
    <style:style style:name="表格17" style:family="table">
      <style:table-properties style:width="13.18cm" table:align="center" style:writing-mode="lr-tb"/>
    </style:style>
    <style:style style:name="表格17.A" style:family="table-column">
      <style:table-column-properties style:column-width="13.18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="none" style:writing-mode="lr-tb"/>
    </style:style>
    <style:style style:name="表格18" style:family="table">
      <style:table-properties style:width="14.651cm" table:align="center" style:writing-mode="lr-tb"/>
    </style:style>
    <style:style style:name="表格18.A" style:family="table-column">
      <style:table-column-properties style:column-width="14.651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="none" style:writing-mode="lr-tb"/>
    </style:style>
    <style:style style:name="表格19" style:family="table">
      <style:table-properties style:width="14.651cm" table:align="center" style:writing-mode="lr-tb"/>
    </style:style>
    <style:style style:name="表格19.A" style:family="table-column">
      <style:table-column-properties style:column-width="14.651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="none" style:writing-mode="lr-tb"/>
    </style:style>
    <style:style style:name="表格20" style:family="table">
      <style:table-properties style:width="14.651cm" table:align="center" style:writing-mode="lr-tb"/>
    </style:style>
    <style:style style:name="表格20.A" style:family="table-column">
      <style:table-column-properties style:column-width="14.651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="none" style:writing-mode="lr-tb"/>
    </style:style>
    <style:style style:name="表格21" style:family="table">
      <style:table-properties style:width="14.651cm" table:align="center" style:writing-mode="lr-tb"/>
    </style:style>
    <style:style style:name="表格21.A" style:family="table-column">
      <style:table-column-properties style:column-width="14.651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="none" style:writing-mode="lr-tb"/>
    </style:style>
    <style:style style:name="表格22" style:family="table">
      <style:table-properties style:width="14.651cm" table:align="center" style:writing-mode="lr-tb"/>
    </style:style>
    <style:style style:name="表格22.A" style:family="table-column">
      <style:table-column-properties style:column-width="14.651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="none" style:writing-mode="lr-tb"/>
    </style:style>
    <style:style style:name="表格23" style:family="table">
      <style:table-properties style:width="14.651cm" table:align="center" style:writing-mode="lr-tb"/>
    </style:style>
    <style:style style:name="表格23.A" style:family="table-column">
      <style:table-column-properties style:column-width="14.651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="none" style:writing-mode="lr-tb"/>
    </style:style>
    <style:style style:name="表格24" style:family="table">
      <style:table-properties style:width="14.651cm" table:align="center" style:writing-mode="lr-tb"/>
    </style:style>
    <style:style style:name="表格24.A" style:family="table-column">
      <style:table-column-properties style:column-width="14.651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="none" style:writing-mode="lr-tb"/>
    </style:style>
    <style:style style:name="表格25" style:family="table">
      <style:table-properties style:width="14.651cm" table:align="center" style:writing-mode="lr-tb"/>
    </style:style>
    <style:style style:name="表格25.A" style:family="table-column">
      <style:table-column-properties style:column-width="14.651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="none" style:writing-mode="lr-tb"/>
    </style:style>
    <style:style style:name="表格26" style:family="table">
      <style:table-properties style:width="14.651cm" table:align="center" style:writing-mode="lr-tb"/>
    </style:style>
    <style:style style:name="表格26.A" style:family="table-column">
      <style:table-column-properties style:column-width="14.651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="none" style:writing-mode="lr-tb"/>
    </style:style>
    <style:style style:name="表格27" style:family="table">
      <style:table-properties style:width="14.651cm" table:align="center" style:writing-mode="lr-tb"/>
    </style:style>
    <style:style style:name="表格27.A" style:family="table-column">
      <style:table-column-properties style:column-width="14.651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="none" style:writing-mode="lr-tb"/>
    </style:style>
    <style:style style:name="表格28" style:family="table">
      <style:table-properties style:width="14.651cm" table:align="center" style:writing-mode="lr-tb"/>
    </style:style>
    <style:style style:name="表格28.A" style:family="table-column">
      <style:table-column-properties style:column-width="14.651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="none" style:writing-mode="lr-tb"/>
    </style:style>
    <style:style style:name="表格29" style:family="table">
      <style:table-properties style:width="14.651cm" table:align="center" style:writing-mode="lr-tb"/>
    </style:style>
    <style:style style:name="表格29.A" style:family="table-column">
      <style:table-column-properties style:column-width="14.651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cm" fo:border="none" style:writing-mode="lr-tb"/>
    </style:style>
    <style:style style:name="表格30" style:family="table">
      <style:table-properties style:width="14.651cm" table:align="center" style:writing-mode="lr-tb"/>
    </style:style>
    <style:style style:name="表格30.A" style:family="table-column">
      <style:table-column-properties style:column-width="14.651cm"/>
    </style:style>
    <style:style style:name="表格30.1" style:family="table-row">
      <style:table-row-properties fo:keep-together="auto"/>
    </style:style>
    <style:style style:name="表格30.A1" style:family="table-cell">
      <style:table-cell-properties style:vertical-align="top" fo:padding="0cm" fo:border="none" style:writing-mode="lr-tb"/>
    </style:style>
    <style:style style:name="表格31" style:family="table">
      <style:table-properties style:width="17.507cm" table:align="center" style:writing-mode="lr-tb"/>
    </style:style>
    <style:style style:name="表格31.A" style:family="table-column">
      <style:table-column-properties style:column-width="17.507cm"/>
    </style:style>
    <style:style style:name="表格31.1" style:family="table-row">
      <style:table-row-properties style:min-row-height="5.329cm" fo:keep-together="auto"/>
    </style:style>
    <style:style style:name="表格31.A1" style:family="table-cell">
      <style:table-cell-properties style:vertical-align="top" fo:padding="0cm" fo:border="none" style:writing-mode="lr-tb"/>
    </style:style>
    <style:style style:name="表格32" style:family="table">
      <style:table-properties style:width="14.651cm" table:align="center" style:writing-mode="lr-tb"/>
    </style:style>
    <style:style style:name="表格32.A" style:family="table-column">
      <style:table-column-properties style:column-width="14.651cm"/>
    </style:style>
    <style:style style:name="表格32.1" style:family="table-row">
      <style:table-row-properties fo:keep-together="auto"/>
    </style:style>
    <style:style style:name="表格32.A1" style:family="table-cell">
      <style:table-cell-properties style:vertical-align="top" fo:padding="0cm" fo:border="none" style:writing-mode="lr-tb"/>
    </style:style>
    <style:style style:name="表格33" style:family="table">
      <style:table-properties style:width="14.651cm" table:align="center" style:writing-mode="lr-tb"/>
    </style:style>
    <style:style style:name="表格33.A" style:family="table-column">
      <style:table-column-properties style:column-width="14.651cm"/>
    </style:style>
    <style:style style:name="表格33.1" style:family="table-row">
      <style:table-row-properties fo:keep-together="auto"/>
    </style:style>
    <style:style style:name="表格33.A1" style:family="table-cell">
      <style:table-cell-properties style:vertical-align="top" fo:padding="0cm" fo:border="none" style:writing-mode="lr-tb"/>
    </style:style>
    <style:style style:name="表格34" style:family="table">
      <style:table-properties style:width="14.651cm" table:align="center" style:writing-mode="lr-tb"/>
    </style:style>
    <style:style style:name="表格34.A" style:family="table-column">
      <style:table-column-properties style:column-width="14.651cm"/>
    </style:style>
    <style:style style:name="表格34.1" style:family="table-row">
      <style:table-row-properties fo:keep-together="auto"/>
    </style:style>
    <style:style style:name="表格34.A1" style:family="table-cell">
      <style:table-cell-properties style:vertical-align="top" fo:padding="0cm" fo:border="none" style:writing-mode="lr-tb"/>
    </style:style>
    <style:style style:name="表格35" style:family="table">
      <style:table-properties style:width="14.651cm" table:align="center" style:writing-mode="lr-tb"/>
    </style:style>
    <style:style style:name="表格35.A" style:family="table-column">
      <style:table-column-properties style:column-width="14.651cm"/>
    </style:style>
    <style:style style:name="表格35.1" style:family="table-row">
      <style:table-row-properties fo:keep-together="auto"/>
    </style:style>
    <style:style style:name="表格35.A1" style:family="table-cell">
      <style:table-cell-properties style:vertical-align="top" fo:padding="0cm" fo:border="none" style:writing-mode="lr-tb"/>
    </style:style>
    <style:style style:name="表格36" style:family="table">
      <style:table-properties style:width="14.651cm" table:align="center" style:writing-mode="lr-tb"/>
    </style:style>
    <style:style style:name="表格36.A" style:family="table-column">
      <style:table-column-properties style:column-width="14.651cm"/>
    </style:style>
    <style:style style:name="表格36.1" style:family="table-row">
      <style:table-row-properties fo:keep-together="auto"/>
    </style:style>
    <style:style style:name="表格36.A1" style:family="table-cell">
      <style:table-cell-properties style:vertical-align="top" fo:padding="0cm" fo:border="none" style:writing-mode="lr-tb"/>
    </style:style>
    <style:style style:name="表格37" style:family="table">
      <style:table-properties style:width="14.651cm" table:align="center" style:writing-mode="lr-tb"/>
    </style:style>
    <style:style style:name="表格37.A" style:family="table-column">
      <style:table-column-properties style:column-width="14.651cm"/>
    </style:style>
    <style:style style:name="表格37.1" style:family="table-row">
      <style:table-row-properties fo:keep-together="auto"/>
    </style:style>
    <style:style style:name="表格37.A1" style:family="table-cell">
      <style:table-cell-properties style:vertical-align="top" fo:padding="0cm" fo:border="none" style:writing-mode="lr-tb"/>
    </style:style>
    <style:style style:name="表格38" style:family="table">
      <style:table-properties style:width="14.651cm" table:align="center" style:writing-mode="lr-tb"/>
    </style:style>
    <style:style style:name="表格38.A" style:family="table-column">
      <style:table-column-properties style:column-width="14.651cm"/>
    </style:style>
    <style:style style:name="表格38.1" style:family="table-row">
      <style:table-row-properties fo:keep-together="auto"/>
    </style:style>
    <style:style style:name="表格38.A1" style:family="table-cell">
      <style:table-cell-properties style:vertical-align="top" fo:padding="0cm" fo:border="none" style:writing-mode="lr-tb"/>
    </style:style>
    <style:style style:name="表格39" style:family="table">
      <style:table-properties style:width="14.238cm" table:align="center" style:writing-mode="lr-tb"/>
    </style:style>
    <style:style style:name="表格39.A" style:family="table-column">
      <style:table-column-properties style:column-width="14.238cm"/>
    </style:style>
    <style:style style:name="表格39.1" style:family="table-row">
      <style:table-row-properties fo:keep-together="auto"/>
    </style:style>
    <style:style style:name="表格39.A1" style:family="table-cell">
      <style:table-cell-properties style:vertical-align="top" fo:padding="0cm" fo:border="none" style:writing-mode="lr-tb"/>
    </style:style>
    <style:style style:name="表格40" style:family="table">
      <style:table-properties style:width="11.619cm" table:align="center" style:writing-mode="lr-tb"/>
    </style:style>
    <style:style style:name="表格40.A" style:family="table-column">
      <style:table-column-properties style:column-width="11.619cm"/>
    </style:style>
    <style:style style:name="表格40.1" style:family="table-row">
      <style:table-row-properties fo:keep-together="auto"/>
    </style:style>
    <style:style style:name="表格40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text-properties fo:font-variant="normal" fo:text-transform="none" fo:color="#000000" fo:letter-spacing="normal" fo:language="en" fo:country="US" fo:font-style="normal" style:font-style-asian="normal"/>
    </style:style>
    <style:style style:name="P2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P3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P4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color="#808080"/>
    </style:style>
    <style:style style:name="P5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font-variant="normal" fo:text-transform="none" fo:color="#000000" fo:letter-spacing="normal" fo:font-style="normal" style:font-style-asian="normal"/>
    </style:style>
    <style:style style:name="P6" style:family="paragraph" style:parent-style-name="Standard" style:list-style-name="WW8Num1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background-color="#ffffff" style:font-style-asian="normal"/>
    </style:style>
    <style:style style:name="P7" style:family="paragraph" style:parent-style-name="Standard" style:list-style-name="WW8Num46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background-color="#ffffff" style:font-style-asian="normal"/>
    </style:style>
    <style:style style:name="P8" style:family="paragraph" style:parent-style-name="Standard" style:list-style-name="WW8Num12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background-color="#ffffff" style:font-style-asian="normal"/>
    </style:style>
    <style:style style:name="P9" style:family="paragraph" style:parent-style-name="Standard" style:list-style-name="WW8Num15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background-color="#ffffff" style:font-style-asian="normal"/>
    </style:style>
    <style:style style:name="P10" style:family="paragraph" style:parent-style-name="Standard" style:list-style-name="WW8Num32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background-color="#f2f2f2" style:font-style-asian="normal"/>
    </style:style>
    <style:style style:name="P11" style:family="paragraph" style:parent-style-name="Standard" style:list-style-name="WW8Num49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background-color="#f2f2f2" style:font-style-asian="normal"/>
    </style:style>
    <style:style style:name="P12" style:family="paragraph" style:parent-style-name="Standard" style:list-style-name="WW8Num34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ff" fo:letter-spacing="normal" fo:font-style="normal" fo:background-color="#ffffff" style:font-style-asian="normal"/>
    </style:style>
    <style:style style:name="P13" style:family="paragraph" style:parent-style-name="Standard" style:list-style-name="WW8Num47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ff0000" fo:letter-spacing="normal" fo:font-style="normal" fo:background-color="#ffffff" style:font-style-asian="normal"/>
    </style:style>
    <style:style style:name="P14" style:family="paragraph" style:parent-style-name="Standard" style:list-style-name="WW8Num57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15" style:family="paragraph" style:parent-style-name="Standard" style:list-style-name="WW8Num15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16" style:family="paragraph" style:parent-style-name="Standard" style:list-style-name="WW8Num23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17" style:family="paragraph" style:parent-style-name="Standard" style:list-style-name="WW8Num28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18" style:family="paragraph" style:parent-style-name="Standard" style:list-style-name="WW8Num29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19" style:family="paragraph" style:parent-style-name="Standard" style:list-style-name="WW8Num33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20" style:family="paragraph" style:parent-style-name="Standard" style:list-style-name="WW8Num34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21" style:family="paragraph" style:parent-style-name="Standard" style:list-style-name="WW8Num36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22" style:family="paragraph" style:parent-style-name="Standard" style:list-style-name="WW8Num37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23" style:family="paragraph" style:parent-style-name="Standard" style:list-style-name="WW8Num38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24" style:family="paragraph" style:parent-style-name="Standard" style:list-style-name="WW8Num40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25" style:family="paragraph" style:parent-style-name="Standard" style:list-style-name="WW8Num41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26" style:family="paragraph" style:parent-style-name="Standard" style:list-style-name="WW8Num48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27" style:family="paragraph" style:parent-style-name="Standard" style:list-style-name="WW8Num52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28" style:family="paragraph" style:parent-style-name="Standard" style:list-style-name="WW8Num53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29" style:family="paragraph" style:parent-style-name="Standard" style:list-style-name="WW8Num54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30" style:family="paragraph" style:parent-style-name="Standard" style:list-style-name="WW8Num60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31" style:family="paragraph" style:parent-style-name="Standard" style:list-style-name="WW8Num63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32" style:family="paragraph" style:parent-style-name="Standard" style:list-style-name="WW8Num65">
      <style:paragraph-properties fo:margin-left="1.27cm" fo:margin-right="0cm" fo:margin-top="0cm" fo:margin-bottom="0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33" style:family="paragraph" style:parent-style-name="Standard" style:list-style-name="WW8Num1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background-color="#ffffff" style:font-style-asian="normal"/>
    </style:style>
    <style:style style:name="P34" style:family="paragraph" style:parent-style-name="Standard" style:list-style-name="WW8Num46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background-color="#ffffff" style:font-style-asian="normal"/>
    </style:style>
    <style:style style:name="P35" style:family="paragraph" style:parent-style-name="Standard" style:list-style-name="WW8Num15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background-color="#ffffff" style:font-style-asian="normal"/>
    </style:style>
    <style:style style:name="P36" style:family="paragraph" style:parent-style-name="Standard" style:list-style-name="WW8Num32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background-color="#f2f2f2" style:font-style-asian="normal"/>
    </style:style>
    <style:style style:name="P37" style:family="paragraph" style:parent-style-name="Standard" style:list-style-name="WW8Num49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background-color="#f2f2f2" style:font-style-asian="normal"/>
    </style:style>
    <style:style style:name="P38" style:family="paragraph" style:parent-style-name="Standard" style:list-style-name="WW8Num34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ff" fo:letter-spacing="normal" fo:font-style="normal" fo:background-color="#ffffff" style:font-style-asian="normal"/>
    </style:style>
    <style:style style:name="P39" style:family="paragraph" style:parent-style-name="Standard" style:list-style-name="WW8Num47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ff0000" fo:letter-spacing="normal" fo:font-style="normal" fo:background-color="#ffffff" style:font-style-asian="normal"/>
    </style:style>
    <style:style style:name="P40" style:family="paragraph" style:parent-style-name="Standard" style:list-style-name="WW8Num57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41" style:family="paragraph" style:parent-style-name="Standard" style:list-style-name="WW8Num12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42" style:family="paragraph" style:parent-style-name="Standard" style:list-style-name="WW8Num23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43" style:family="paragraph" style:parent-style-name="Standard" style:list-style-name="WW8Num28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44" style:family="paragraph" style:parent-style-name="Standard" style:list-style-name="WW8Num29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45" style:family="paragraph" style:parent-style-name="Standard" style:list-style-name="WW8Num33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46" style:family="paragraph" style:parent-style-name="Standard" style:list-style-name="WW8Num36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47" style:family="paragraph" style:parent-style-name="Standard" style:list-style-name="WW8Num37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48" style:family="paragraph" style:parent-style-name="Standard" style:list-style-name="WW8Num38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49" style:family="paragraph" style:parent-style-name="Standard" style:list-style-name="WW8Num40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50" style:family="paragraph" style:parent-style-name="Standard" style:list-style-name="WW8Num41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51" style:family="paragraph" style:parent-style-name="Standard" style:list-style-name="WW8Num48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52" style:family="paragraph" style:parent-style-name="Standard" style:list-style-name="WW8Num52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53" style:family="paragraph" style:parent-style-name="Standard" style:list-style-name="WW8Num53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54" style:family="paragraph" style:parent-style-name="Standard" style:list-style-name="WW8Num54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55" style:family="paragraph" style:parent-style-name="Standard" style:list-style-name="WW8Num60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56" style:family="paragraph" style:parent-style-name="Standard" style:list-style-name="WW8Num63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57" style:family="paragraph" style:parent-style-name="Standard" style:list-style-name="WW8Num65">
      <style:paragraph-properties fo:margin-left="1.27cm" fo:margin-right="0cm" fo:margin-top="0cm" fo:margin-bottom="0.494cm" loext:contextual-spacing="false" style:line-height-at-least="0.688cm" fo:text-align="start" style:justify-single-word="false" fo:keep-together="auto" fo:orphans="2" fo:widows="2" fo:text-indent="-0.635cm" style:auto-text-indent="false" fo:keep-with-next="auto" text:number-lines="true" text:line-number="0">
        <style:tab-stops>
          <style:tab-stop style:position="1.27cm"/>
        </style:tab-stops>
      </style:paragraph-properties>
    </style:style>
    <style:style style:name="P58" style:family="paragraph" style:parent-style-name="Standard">
      <style:paragraph-properties fo:margin-left="0cm" fo:margin-right="0cm" fo:margin-top="0.476cm" fo:margin-bottom="0.476cm" loext:contextual-spacing="false" fo:line-height="100%" fo:text-align="start" style:justify-single-word="false" fo:keep-together="auto" fo:orphans="2" fo:widows="2" fo:text-indent="0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/>
    </style:style>
    <style:style style:name="P59" style:family="paragraph" style:parent-style-name="Standard" style:list-style-name="WW8Num2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60" style:family="paragraph" style:parent-style-name="Standard" style:list-style-name="WW8Num13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61" style:family="paragraph" style:parent-style-name="Standard" style:list-style-name="WW8Num2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62" style:family="paragraph" style:parent-style-name="Standard" style:list-style-name="WW8Num3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63" style:family="paragraph" style:parent-style-name="Standard" style:list-style-name="WW8Num6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64" style:family="paragraph" style:parent-style-name="Standard" style:list-style-name="WW8Num68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65" style:family="paragraph" style:parent-style-name="Standard" style:list-style-name="WW8Num6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66" style:family="paragraph" style:parent-style-name="Standard" style:list-style-name="WW8Num3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67" style:family="paragraph" style:parent-style-name="Standard" style:list-style-name="WW8Num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68" style:family="paragraph" style:parent-style-name="Standard" style:list-style-name="WW8Num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69" style:family="paragraph" style:parent-style-name="Standard" style:list-style-name="WW8Num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70" style:family="paragraph" style:parent-style-name="Standard" style:list-style-name="WW8Num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71" style:family="paragraph" style:parent-style-name="Standard" style:list-style-name="WW8Num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72" style:family="paragraph" style:parent-style-name="Standard" style:list-style-name="WW8Num10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73" style:family="paragraph" style:parent-style-name="Standard" style:list-style-name="WW8Num11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74" style:family="paragraph" style:parent-style-name="Standard" style:list-style-name="WW8Num1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75" style:family="paragraph" style:parent-style-name="Standard" style:list-style-name="WW8Num1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76" style:family="paragraph" style:parent-style-name="Standard" style:list-style-name="WW8Num18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77" style:family="paragraph" style:parent-style-name="Standard" style:list-style-name="WW8Num1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78" style:family="paragraph" style:parent-style-name="Standard" style:list-style-name="WW8Num20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79" style:family="paragraph" style:parent-style-name="Standard" style:list-style-name="WW8Num2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80" style:family="paragraph" style:parent-style-name="Standard" style:list-style-name="WW8Num2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81" style:family="paragraph" style:parent-style-name="Standard" style:list-style-name="WW8Num30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82" style:family="paragraph" style:parent-style-name="Standard" style:list-style-name="WW8Num31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83" style:family="paragraph" style:parent-style-name="Standard" style:list-style-name="WW8Num3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84" style:family="paragraph" style:parent-style-name="Standard" style:list-style-name="WW8Num42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85" style:family="paragraph" style:parent-style-name="Standard" style:list-style-name="WW8Num43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86" style:family="paragraph" style:parent-style-name="Standard" style:list-style-name="WW8Num4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87" style:family="paragraph" style:parent-style-name="Standard" style:list-style-name="WW8Num4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88" style:family="paragraph" style:parent-style-name="Standard" style:list-style-name="WW8Num50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89" style:family="paragraph" style:parent-style-name="Standard" style:list-style-name="WW8Num5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90" style:family="paragraph" style:parent-style-name="Standard" style:list-style-name="WW8Num5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91" style:family="paragraph" style:parent-style-name="Standard" style:list-style-name="WW8Num5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92" style:family="paragraph" style:parent-style-name="Standard" style:list-style-name="WW8Num61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93" style:family="paragraph" style:parent-style-name="Standard" style:list-style-name="WW8Num62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94" style:family="paragraph" style:parent-style-name="Standard" style:list-style-name="WW8Num6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95" style:family="paragraph" style:parent-style-name="Standard" style:list-style-name="WW8Num2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96" style:family="paragraph" style:parent-style-name="Standard" style:list-style-name="WW8Num13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97" style:family="paragraph" style:parent-style-name="Standard" style:list-style-name="WW8Num2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98" style:family="paragraph" style:parent-style-name="Standard" style:list-style-name="WW8Num3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99" style:family="paragraph" style:parent-style-name="Standard" style:list-style-name="WW8Num6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00" style:family="paragraph" style:parent-style-name="Standard" style:list-style-name="WW8Num68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01" style:family="paragraph" style:parent-style-name="Standard" style:list-style-name="WW8Num6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02" style:family="paragraph" style:parent-style-name="Standard" style:list-style-name="WW8Num3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03" style:family="paragraph" style:parent-style-name="Standard" style:list-style-name="WW8Num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04" style:family="paragraph" style:parent-style-name="Standard" style:list-style-name="WW8Num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05" style:family="paragraph" style:parent-style-name="Standard" style:list-style-name="WW8Num8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06" style:family="paragraph" style:parent-style-name="Standard" style:list-style-name="WW8Num10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07" style:family="paragraph" style:parent-style-name="Standard" style:list-style-name="WW8Num1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08" style:family="paragraph" style:parent-style-name="Standard" style:list-style-name="WW8Num1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09" style:family="paragraph" style:parent-style-name="Standard" style:list-style-name="WW8Num1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10" style:family="paragraph" style:parent-style-name="Standard" style:list-style-name="WW8Num21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11" style:family="paragraph" style:parent-style-name="Standard" style:list-style-name="WW8Num22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12" style:family="paragraph" style:parent-style-name="Standard" style:list-style-name="WW8Num2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13" style:family="paragraph" style:parent-style-name="Standard" style:list-style-name="WW8Num2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14" style:family="paragraph" style:parent-style-name="Standard" style:list-style-name="WW8Num31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15" style:family="paragraph" style:parent-style-name="Standard" style:list-style-name="WW8Num4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16" style:family="paragraph" style:parent-style-name="Standard" style:list-style-name="WW8Num4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17" style:family="paragraph" style:parent-style-name="Standard" style:list-style-name="WW8Num50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18" style:family="paragraph" style:parent-style-name="Standard" style:list-style-name="WW8Num51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19" style:family="paragraph" style:parent-style-name="Standard" style:list-style-name="WW8Num5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20" style:family="paragraph" style:parent-style-name="Standard" style:list-style-name="WW8Num5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21" style:family="paragraph" style:parent-style-name="Standard" style:list-style-name="WW8Num58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22" style:family="paragraph" style:parent-style-name="Standard" style:list-style-name="WW8Num5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23" style:family="paragraph" style:parent-style-name="Standard" style:list-style-name="WW8Num61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24" style:family="paragraph" style:parent-style-name="Standard" style:list-style-name="WW8Num62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25" style:family="paragraph" style:parent-style-name="Standard" style:list-style-name="WW8Num6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26" style:family="paragraph" style:parent-style-name="Standard" style:list-style-name="WW8Num6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27" style:family="paragraph" style:parent-style-name="Standard" style:list-style-name="WW8Num2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fffff" style:font-style-asian="normal" style:font-weight-asian="normal" style:font-size-complex="9pt"/>
    </style:style>
    <style:style style:name="P128" style:family="paragraph" style:parent-style-name="Standard" style:list-style-name="WW8Num3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29" style:family="paragraph" style:parent-style-name="Standard" style:list-style-name="WW8Num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30" style:family="paragraph" style:parent-style-name="Standard" style:list-style-name="WW8Num13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31" style:family="paragraph" style:parent-style-name="Standard" style:list-style-name="WW8Num2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32" style:family="paragraph" style:parent-style-name="Standard" style:list-style-name="WW8Num3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33" style:family="paragraph" style:parent-style-name="Standard" style:list-style-name="WW8Num6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34" style:family="paragraph" style:parent-style-name="Standard" style:list-style-name="WW8Num68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35" style:family="paragraph" style:parent-style-name="Standard" style:list-style-name="WW8Num6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36" style:family="paragraph" style:parent-style-name="Standard" style:list-style-name="WW8Num3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37" style:family="paragraph" style:parent-style-name="Standard" style:list-style-name="WW8Num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38" style:family="paragraph" style:parent-style-name="Standard" style:list-style-name="WW8Num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39" style:family="paragraph" style:parent-style-name="Standard" style:list-style-name="WW8Num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40" style:family="paragraph" style:parent-style-name="Standard" style:list-style-name="WW8Num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41" style:family="paragraph" style:parent-style-name="Standard" style:list-style-name="WW8Num8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42" style:family="paragraph" style:parent-style-name="Standard" style:list-style-name="WW8Num10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43" style:family="paragraph" style:parent-style-name="Standard" style:list-style-name="WW8Num11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44" style:family="paragraph" style:parent-style-name="Standard" style:list-style-name="WW8Num1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45" style:family="paragraph" style:parent-style-name="Standard" style:list-style-name="WW8Num18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46" style:family="paragraph" style:parent-style-name="Standard" style:list-style-name="WW8Num1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47" style:family="paragraph" style:parent-style-name="Standard" style:list-style-name="WW8Num21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48" style:family="paragraph" style:parent-style-name="Standard" style:list-style-name="WW8Num2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49" style:family="paragraph" style:parent-style-name="Standard" style:list-style-name="WW8Num2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50" style:family="paragraph" style:parent-style-name="Standard" style:list-style-name="WW8Num30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51" style:family="paragraph" style:parent-style-name="Standard" style:list-style-name="WW8Num31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52" style:family="paragraph" style:parent-style-name="Standard" style:list-style-name="WW8Num3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53" style:family="paragraph" style:parent-style-name="Standard" style:list-style-name="WW8Num42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54" style:family="paragraph" style:parent-style-name="Standard" style:list-style-name="WW8Num4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55" style:family="paragraph" style:parent-style-name="Standard" style:list-style-name="WW8Num4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56" style:family="paragraph" style:parent-style-name="Standard" style:list-style-name="WW8Num50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57" style:family="paragraph" style:parent-style-name="Standard" style:list-style-name="WW8Num5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58" style:family="paragraph" style:parent-style-name="Standard" style:list-style-name="WW8Num5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59" style:family="paragraph" style:parent-style-name="Standard" style:list-style-name="WW8Num5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60" style:family="paragraph" style:parent-style-name="Standard" style:list-style-name="WW8Num61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61" style:family="paragraph" style:parent-style-name="Standard" style:list-style-name="WW8Num62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62" style:family="paragraph" style:parent-style-name="Standard" style:list-style-name="WW8Num6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63" style:family="paragraph" style:parent-style-name="Standard" style:list-style-name="WW8Num2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</style:style>
    <style:style style:name="P164" style:family="paragraph" style:parent-style-name="Standard" style:list-style-name="WW8Num13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65" style:family="paragraph" style:parent-style-name="Standard" style:list-style-name="WW8Num2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66" style:family="paragraph" style:parent-style-name="Standard" style:list-style-name="WW8Num3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67" style:family="paragraph" style:parent-style-name="Standard" style:list-style-name="WW8Num6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68" style:family="paragraph" style:parent-style-name="Standard" style:list-style-name="WW8Num68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69" style:family="paragraph" style:parent-style-name="Standard" style:list-style-name="WW8Num6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70" style:family="paragraph" style:parent-style-name="Standard" style:list-style-name="WW8Num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71" style:family="paragraph" style:parent-style-name="Standard" style:list-style-name="WW8Num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72" style:family="paragraph" style:parent-style-name="Standard" style:list-style-name="WW8Num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73" style:family="paragraph" style:parent-style-name="Standard" style:list-style-name="WW8Num10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74" style:family="paragraph" style:parent-style-name="Standard" style:list-style-name="WW8Num1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75" style:family="paragraph" style:parent-style-name="Standard" style:list-style-name="WW8Num1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76" style:family="paragraph" style:parent-style-name="Standard" style:list-style-name="WW8Num1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77" style:family="paragraph" style:parent-style-name="Standard" style:list-style-name="WW8Num22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78" style:family="paragraph" style:parent-style-name="Standard" style:list-style-name="WW8Num2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79" style:family="paragraph" style:parent-style-name="Standard" style:list-style-name="WW8Num27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80" style:family="paragraph" style:parent-style-name="Standard" style:list-style-name="WW8Num4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81" style:family="paragraph" style:parent-style-name="Standard" style:list-style-name="WW8Num4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82" style:family="paragraph" style:parent-style-name="Standard" style:list-style-name="WW8Num50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83" style:family="paragraph" style:parent-style-name="Standard" style:list-style-name="WW8Num51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84" style:family="paragraph" style:parent-style-name="Standard" style:list-style-name="WW8Num55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85" style:family="paragraph" style:parent-style-name="Standard" style:list-style-name="WW8Num5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86" style:family="paragraph" style:parent-style-name="Standard" style:list-style-name="WW8Num58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87" style:family="paragraph" style:parent-style-name="Standard" style:list-style-name="WW8Num59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88" style:family="paragraph" style:parent-style-name="Standard" style:list-style-name="WW8Num61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89" style:family="paragraph" style:parent-style-name="Standard" style:list-style-name="WW8Num62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90" style:family="paragraph" style:parent-style-name="Standard" style:list-style-name="WW8Num6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91" style:family="paragraph" style:parent-style-name="Standard" style:list-style-name="WW8Num66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font-variant="normal" fo:text-transform="none" fo:color="#000000" fo:letter-spacing="normal" fo:font-style="normal" fo:font-weight="normal" fo:background-color="#f8f8f8" style:font-style-asian="normal" style:font-weight-asian="normal" style:font-size-complex="9pt"/>
    </style:style>
    <style:style style:name="P192" style:family="paragraph" style:parent-style-name="Standard" style:list-style-name="WW8Num4">
      <style:paragraph-properties fo:margin-left="1.192cm" fo:margin-right="0cm" fo:margin-top="0cm" fo:margin-bottom="0cm" loext:contextual-spacing="false" style:line-height-at-least="0.466cm" fo:text-align="start" style:justify-single-word="false" fo:keep-together="auto" fo:orphans="2" fo:widows="2" fo:text-indent="-0.635cm" style:auto-text-indent="false" fo:padding-left="0.247cm" fo:padding-right="0cm" fo:padding-top="0cm" fo:padding-bottom="0cm" fo:border-left="2.24pt solid #6ce26c" fo:border-right="none" fo:border-top="none" fo:border-bottom="none" fo:keep-with-next="auto" text:number-lines="true" text:line-number="0">
        <style:tab-stops>
          <style:tab-stop style:position="1.27cm"/>
        </style:tab-stops>
      </style:paragraph-properties>
      <style:text-properties fo:color="#808080" style:font-weight-complex="bold"/>
    </style:style>
    <style:style style:name="P193" style:family="paragraph" style:parent-style-name="Standard">
      <style:paragraph-properties fo:margin-top="0cm" fo:margin-bottom="0.423cm" loext:contextual-spacing="false" fo:text-align="start" style:justify-single-word="false" fo:keep-together="auto" fo:orphans="2" fo:widows="2" fo:keep-with-next="auto" text:number-lines="true" text:line-number="0"/>
    </style:style>
    <style:style style:name="P194" style:family="paragraph" style:parent-style-name="Standard">
      <style:paragraph-properties fo:margin-top="0cm" fo:margin-bottom="0.423cm" loext:contextual-spacing="false" fo:text-align="start" style:justify-single-word="false" fo:keep-together="auto" fo:orphans="2" fo:widows="2" fo:keep-with-next="auto" text:number-lines="true" text:line-number="0"/>
      <style:text-properties fo:color="#808080"/>
    </style:style>
    <style:style style:name="P195" style:family="paragraph" style:parent-style-name="Standard">
      <style:paragraph-properties fo:margin-left="0cm" fo:margin-right="0cm" style:line-height-at-least="0.688cm" fo:text-align="start" style:justify-single-word="false" fo:keep-together="auto" fo:orphans="2" fo:widows="2" fo:text-indent="0cm" style:auto-text-indent="false" fo:keep-with-next="auto" text:number-lines="true" text:line-number="0"/>
      <style:text-properties fo:font-variant="normal" fo:text-transform="none" fo:color="#000000" fo:letter-spacing="normal" fo:font-style="normal" style:font-style-asian="normal"/>
    </style:style>
    <style:style style:name="P196" style:family="paragraph" style:parent-style-name="Heading_20_2">
      <style:paragraph-properties fo:margin-left="0cm" fo:margin-right="0cm" fo:margin-top="0cm" fo:margin-bottom="0cm" loext:contextual-spacing="false" style:line-height-at-least="0.688cm" fo:text-align="start" style:justify-single-word="false" fo:keep-together="auto" fo:orphans="2" fo:widows="2" fo:text-indent="0cm" style:auto-text-indent="false" fo:padding="0cm" fo:border="none" fo:keep-with-next="auto" text:number-lines="true" text:line-number="0"/>
      <style:text-properties fo:font-variant="normal" fo:text-transform="none" fo:color="#000000"/>
    </style:style>
    <style:style style:name="P197" style:family="paragraph" style:parent-style-name="Heading_20_2" style:master-page-name="Standard">
      <style:paragraph-properties fo:margin-left="0cm" fo:margin-right="0cm" fo:margin-top="0cm" fo:margin-bottom="0cm" loext:contextual-spacing="false" style:line-height-at-least="0.688cm" fo:text-align="start" style:justify-single-word="false" fo:keep-together="auto" fo:orphans="2" fo:widows="2" fo:text-indent="0cm" style:auto-text-indent="false" style:page-number="auto" fo:padding="0cm" fo:border="none" fo:keep-with-next="auto" text:number-lines="true" text:line-number="0"/>
      <style:text-properties fo:font-variant="normal" fo:text-transform="none" fo:color="#000000"/>
    </style:style>
    <style:style style:name="P198" style:family="paragraph" style:parent-style-name="Heading_20_3">
      <style:paragraph-properties fo:margin-left="0cm" fo:margin-right="0cm" fo:margin-top="0cm" fo:margin-bottom="0cm" loext:contextual-spacing="false" style:line-height-at-least="0.688cm" fo:text-align="start" style:justify-single-word="false" fo:keep-together="auto" fo:orphans="2" fo:widows="2" fo:text-indent="0cm" style:auto-text-indent="false" fo:padding="0cm" fo:border="none" fo:keep-with-next="auto" text:number-lines="true" text:line-number="0"/>
      <style:text-properties fo:font-variant="normal" fo:text-transform="none" fo:color="#000000"/>
    </style:style>
    <style:style style:name="P199" style:family="paragraph" style:parent-style-name="Heading_20_4">
      <style:paragraph-properties fo:margin-left="0cm" fo:margin-right="0cm" fo:margin-top="0cm" fo:margin-bottom="0cm" loext:contextual-spacing="false" style:line-height-at-least="0.688cm" fo:text-align="start" style:justify-single-word="false" fo:keep-together="auto" fo:orphans="2" fo:widows="2" fo:text-indent="0cm" style:auto-text-indent="false" fo:padding="0cm" fo:border="none" fo:keep-with-next="auto" text:number-lines="true" text:line-number="0"/>
      <style:text-properties fo:font-variant="normal" fo:text-transform="none" fo:color="#000000" fo:letter-spacing="normal" fo:background-color="#ffffff"/>
    </style:style>
    <style:style style:name="P200" style:family="paragraph" style:parent-style-name="Heading_20_5">
      <style:paragraph-properties fo:margin-left="0cm" fo:margin-right="0cm" style:line-height-at-least="0.688cm" fo:text-align="start" style:justify-single-word="false" fo:keep-together="auto" fo:orphans="2" fo:widows="2" fo:text-indent="0cm" style:auto-text-indent="false" fo:keep-with-next="auto" text:number-lines="true" text:line-number="0"/>
      <style:text-properties fo:font-variant="normal" fo:text-transform="none" fo:color="#000000"/>
    </style:style>
    <style:style style:name="P201" style:family="paragraph" style:parent-style-name="普通_28_网站_29_">
      <style:paragraph-properties fo:margin-top="0cm" fo:margin-bottom="0cm" loext:contextual-spacing="false" style:line-height-at-least="0.688cm" fo:text-align="start" style:justify-single-word="false" fo:keep-together="auto" fo:orphans="2" fo:widows="2" fo:padding="0cm" fo:border="none" fo:keep-with-next="auto" text:number-lines="true" text:line-number="0"/>
    </style:style>
    <style:style style:name="P202" style:family="paragraph" style:parent-style-name="普通_28_网站_29_">
      <style:paragraph-properties fo:margin-top="0cm" fo:margin-bottom="0cm" loext:contextual-spacing="false" style:line-height-at-least="0.688cm" fo:text-align="center" style:justify-single-word="false" fo:keep-together="auto" fo:orphans="2" fo:widows="2" fo:padding="0cm" fo:border="none" fo:keep-with-next="auto" text:number-lines="true" text:line-number="0"/>
    </style:style>
    <style:style style:name="P203" style:family="paragraph" style:parent-style-name="普通_28_网站_29_">
      <style:paragraph-properties fo:margin-top="0cm" fo:margin-bottom="0cm" loext:contextual-spacing="false" style:line-height-at-least="0.688cm" fo:text-align="start" style:justify-single-word="false" fo:keep-together="auto" fo:orphans="2" fo:widows="2" fo:padding="0cm" fo:border="none" fo:keep-with-next="auto" text:number-lines="true" text:line-number="0"/>
      <style:text-properties fo:font-variant="normal" fo:text-transform="none" fo:color="#000000" fo:letter-spacing="normal" fo:font-style="normal" fo:background-color="#ffffff" style:font-style-asian="normal"/>
    </style:style>
    <style:style style:name="P204" style:family="paragraph" style:parent-style-name="普通_28_网站_29_">
      <style:paragraph-properties fo:margin-top="0cm" fo:margin-bottom="0cm" loext:contextual-spacing="false" style:line-height-at-least="0.688cm" fo:text-align="center" style:justify-single-word="false" fo:keep-together="auto" fo:orphans="2" fo:widows="2" fo:padding="0cm" fo:border="none" fo:keep-with-next="auto" text:number-lines="true" text:line-number="0"/>
      <style:text-properties fo:font-variant="normal" fo:text-transform="none" fo:color="#000000" fo:letter-spacing="normal" fo:font-style="normal" fo:background-color="#ffffff" style:font-style-asian="normal"/>
    </style:style>
    <style:style style:name="P205" style:family="paragraph" style:parent-style-name="普通_28_网站_29_">
      <style:paragraph-properties fo:margin-top="0cm" fo:margin-bottom="0cm" loext:contextual-spacing="false" style:line-height-at-least="0.688cm" fo:text-align="start" style:justify-single-word="false" fo:keep-together="auto" fo:orphans="2" fo:widows="2" fo:padding="0cm" fo:border="none" fo:keep-with-next="auto" text:number-lines="true" text:line-number="0"/>
      <style:text-properties fo:font-variant="normal" fo:text-transform="none" fo:color="#000000" fo:letter-spacing="normal" fo:font-style="normal" fo:background-color="#ffffff" style:font-style-asian="normal" style:font-weight-complex="bold"/>
    </style:style>
    <style:style style:name="P206" style:family="paragraph" style:parent-style-name="普通_28_网站_29_">
      <style:paragraph-properties fo:margin-top="0cm" fo:margin-bottom="0cm" loext:contextual-spacing="false" style:line-height-at-least="0.688cm" fo:text-align="start" style:justify-single-word="false" fo:keep-together="auto" fo:orphans="2" fo:widows="2" fo:padding="0cm" fo:border="none" fo:keep-with-next="auto" text:number-lines="true" text:line-number="0"/>
      <style:text-properties fo:font-variant="normal" fo:text-transform="none" fo:color="#000000" fo:letter-spacing="normal" fo:font-style="normal" style:font-style-asian="normal"/>
    </style:style>
    <style:style style:name="P207" style:family="paragraph" style:parent-style-name="普通_28_网站_29_">
      <style:paragraph-properties fo:margin-top="0cm" fo:margin-bottom="0cm" loext:contextual-spacing="false" style:line-height-at-least="0.688cm" fo:text-align="start" style:justify-single-word="false" fo:keep-together="auto" fo:orphans="2" fo:widows="2" fo:padding="0cm" fo:border="none" fo:keep-with-next="auto" text:number-lines="true" text:line-number="0"/>
      <style:text-properties fo:font-variant="normal" fo:text-transform="none" fo:color="#000000" fo:letter-spacing="normal" fo:font-style="normal" fo:background-color="#ffff00" style:font-style-asian="normal"/>
    </style:style>
    <style:style style:name="P208" style:family="paragraph" style:parent-style-name="普通_28_网站_29_">
      <style:paragraph-properties fo:margin-top="0cm" fo:margin-bottom="0cm" loext:contextual-spacing="false" style:line-height-at-least="0.688cm" fo:text-align="start" style:justify-single-word="false" fo:keep-together="auto" fo:orphans="2" fo:widows="2" fo:padding="0cm" fo:border="none" fo:keep-with-next="auto" text:number-lines="true" text:line-number="0"/>
      <style:text-properties fo:font-variant="normal" fo:text-transform="none" fo:color="#ff0000" fo:letter-spacing="normal" fo:font-style="normal" fo:background-color="#ffffff" style:font-style-asian="normal"/>
    </style:style>
    <style:style style:name="P209" style:family="paragraph" style:parent-style-name="普通_28_网站_29_">
      <style:paragraph-properties fo:margin-top="0cm" fo:margin-bottom="0cm" loext:contextual-spacing="false" style:line-height-at-least="0.688cm" fo:text-align="start" style:justify-single-word="false" fo:keep-together="auto" fo:orphans="2" fo:widows="2" fo:padding="0cm" fo:border="none" fo:keep-with-next="auto" text:number-lines="true" text:line-number="0"/>
      <style:text-properties fo:font-variant="normal" fo:text-transform="none" style:use-window-font-color="true" fo:letter-spacing="normal" fo:font-style="normal" fo:background-color="#ffffff" style:font-style-asian="normal"/>
    </style:style>
    <style:style style:name="P210" style:family="paragraph" style:parent-style-name="普通_28_网站_29_">
      <style:paragraph-properties fo:margin-top="0cm" fo:margin-bottom="0cm" loext:contextual-spacing="false" fo:text-align="start" style:justify-single-word="false" fo:keep-together="auto" fo:orphans="2" fo:widows="2" fo:padding="0cm" fo:border="none" fo:keep-with-next="auto" text:number-lines="true" text:line-number="0"/>
    </style:style>
    <style:style style:name="P211" style:family="paragraph" style:parent-style-name="普通_28_网站_29_">
      <style:paragraph-properties fo:margin-top="0cm" fo:margin-bottom="0cm" loext:contextual-spacing="false" fo:text-align="center" style:justify-single-word="false" fo:keep-together="auto" fo:orphans="2" fo:widows="2" fo:padding="0cm" fo:border="none" fo:keep-with-next="auto" text:number-lines="true" text:line-number="0"/>
    </style:style>
    <style:style style:name="P212" style:family="paragraph" style:parent-style-name="普通_28_网站_29_">
      <style:paragraph-properties fo:margin-top="0cm" fo:margin-bottom="0cm" loext:contextual-spacing="false" style:line-height-at-least="0.688cm" fo:text-align="start" style:justify-single-word="false" fo:keep-together="auto" fo:orphans="2" fo:widows="2" fo:padding="0cm" fo:border="none" fo:keep-with-next="auto" text:number-lines="true" text:line-number="0"/>
    </style:style>
    <style:style style:name="P213" style:family="paragraph" style:parent-style-name="普通_28_网站_29_">
      <style:paragraph-properties fo:margin-top="0cm" fo:margin-bottom="0cm" loext:contextual-spacing="false" style:line-height-at-least="0.688cm" fo:text-align="start" style:justify-single-word="false" fo:keep-together="auto" fo:orphans="2" fo:widows="2" fo:padding="0cm" fo:border="none" fo:keep-with-next="auto" text:number-lines="true" text:line-number="0"/>
      <style:text-properties fo:font-variant="normal" fo:text-transform="none" fo:color="#000000" fo:letter-spacing="normal" fo:font-style="normal" fo:background-color="#f2f2f2" style:font-style-asian="normal"/>
    </style:style>
    <style:style style:name="P214" style:family="paragraph" style:parent-style-name="普通_28_网站_29_">
      <style:paragraph-properties fo:margin-top="0cm" fo:margin-bottom="0cm" loext:contextual-spacing="false" style:line-height-at-least="0.688cm" fo:text-align="start" style:justify-single-word="false" fo:keep-together="auto" fo:orphans="2" fo:widows="2" fo:padding="0cm" fo:border="none" fo:keep-with-next="auto" text:number-lines="true" text:line-number="0"/>
      <style:text-properties fo:font-variant="normal" fo:text-transform="none" fo:color="#ff0000" fo:letter-spacing="normal" fo:font-style="normal" fo:background-color="#f2f2f2" style:font-style-asian="normal"/>
    </style:style>
    <style:style style:name="P215" style:family="paragraph" style:parent-style-name="普通_28_网站_29_">
      <style:paragraph-properties fo:margin-top="0cm" fo:margin-bottom="0cm" loext:contextual-spacing="false" fo:text-align="center" style:justify-single-word="false" fo:keep-together="auto" fo:orphans="2" fo:widows="2" fo:padding="0cm" fo:border="none" fo:keep-with-next="auto" text:number-lines="true" text:line-number="0"/>
      <style:text-properties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letter-spacing="normal" fo:font-style="normal" fo:font-weight="normal" fo:background-color="#ffffff" loext:char-shading-value="0" style:font-style-asian="normal" style:font-weight-asian="normal" style:font-size-complex="9pt"/>
    </style:style>
    <style:style style:name="T3" style:family="text">
      <style:text-properties fo:color="#000000" fo:letter-spacing="normal" fo:font-style="normal" fo:font-weight="normal" fo:background-color="#f8f8f8" loext:char-shading-value="0" style:font-style-asian="normal" style:font-weight-asian="normal" style:font-size-complex="9pt"/>
    </style:style>
    <style:style style:name="T4" style:family="text">
      <style:text-properties fo:color="#000000"/>
    </style:style>
    <style:style style:name="T5" style:family="text">
      <style:text-properties fo:font-style="normal" style:font-style-asian="normal"/>
    </style:style>
    <style:style style:name="T6" style:family="text">
      <style:text-properties fo:letter-spacing="normal"/>
    </style:style>
    <style:style style:name="T7" style:family="text">
      <style:text-properties fo:letter-spacing="normal" fo:font-style="normal" style:font-style-asian="normal"/>
    </style:style>
    <style:style style:name="T8" style:family="text">
      <style:text-properties fo:background-color="#ffffff" loext:char-shading-value="0"/>
    </style:style>
    <style:style style:name="T9" style:family="text">
      <style:text-properties fo:background-color="#ffffff" loext:char-shading-value="0" style:font-weight-complex="bold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fo:letter-spacing="normal" fo:font-style="normal" fo:background-color="#ffffff" loext:char-shading-value="0" style:font-style-asian="normal"/>
    </style:style>
    <style:style style:name="T12" style:family="text">
      <style:text-properties fo:font-variant="normal" fo:text-transform="none" fo:color="#000000" fo:letter-spacing="normal" fo:font-style="normal" fo:background-color="#ffffff" loext:char-shading-value="0" style:font-style-asian="normal" style:font-weight-complex="bold"/>
    </style:style>
    <style:style style:name="T13" style:family="text">
      <style:text-properties fo:font-variant="normal" fo:text-transform="none" fo:color="#000000" fo:letter-spacing="normal" fo:font-style="normal" fo:background-color="#ffffff" loext:char-shading-value="0" style:font-name-asian="Times New Roman" style:font-style-asian="normal"/>
    </style:style>
    <style:style style:name="T14" style:family="text">
      <style:text-properties fo:font-variant="normal" fo:text-transform="none" fo:color="#000000" fo:letter-spacing="normal" fo:font-style="normal" style:font-style-asian="normal"/>
    </style:style>
    <style:style style:name="T15" style:family="text">
      <style:text-properties fo:font-variant="normal" fo:text-transform="none" fo:color="#000000" fo:letter-spacing="normal" fo:font-style="normal" style:font-style-asian="normal"/>
    </style:style>
    <style:style style:name="T16" style:family="text">
      <style:text-properties fo:font-variant="normal" fo:text-transform="none" fo:color="#000000" fo:letter-spacing="normal" fo:font-style="normal" style:font-style-asian="normal" style:font-weight-complex="bold"/>
    </style:style>
    <style:style style:name="T17" style:family="text">
      <style:text-properties fo:font-variant="normal" fo:text-transform="none" fo:color="#000000" fo:letter-spacing="normal" fo:font-style="normal" style:font-style-asian="normal" style:font-weight-complex="bold"/>
    </style:style>
    <style:style style:name="T18" style:family="text">
      <style:text-properties fo:font-variant="normal" fo:text-transform="none" fo:color="#000000" fo:letter-spacing="normal" fo:font-style="normal" fo:font-weight="normal" fo:background-color="#ffffff" loext:char-shading-value="0" style:font-style-asian="normal" style:font-weight-asian="normal" style:font-size-complex="9pt"/>
    </style:style>
    <style:style style:name="T19" style:family="text">
      <style:text-properties fo:font-variant="normal" fo:text-transform="none" fo:color="#000000" fo:letter-spacing="normal" fo:font-style="normal" fo:font-weight="normal" fo:background-color="#f8f8f8" loext:char-shading-value="0" style:font-style-asian="normal" style:font-weight-asian="normal" style:font-size-complex="9pt"/>
    </style:style>
    <style:style style:name="T20" style:family="text">
      <style:text-properties fo:font-variant="normal" fo:text-transform="none" fo:color="#000000" fo:letter-spacing="normal" fo:font-style="normal" fo:font-weight="normal" fo:background-color="#f8f8f8" loext:char-shading-value="0" style:font-name-asian="Times New Roman" style:font-style-asian="normal" style:font-weight-asian="normal" style:font-size-complex="9pt"/>
    </style:style>
    <style:style style:name="T21" style:family="text">
      <style:text-properties fo:font-variant="normal" fo:text-transform="none" fo:color="#000000" fo:letter-spacing="normal" fo:font-style="normal" fo:font-weight="bold" fo:background-color="#f8f8f8" loext:char-shading-value="0" style:font-style-asian="normal" style:font-weight-asian="bold" style:font-size-complex="9pt" style:font-weight-complex="bold"/>
    </style:style>
    <style:style style:name="T22" style:family="text">
      <style:text-properties fo:font-variant="normal" fo:text-transform="none" fo:color="#000000" fo:letter-spacing="normal" fo:font-style="normal" fo:font-weight="bold" fo:background-color="#f8f8f8" loext:char-shading-value="0" style:font-style-asian="normal" style:font-weight-asian="bold" style:font-size-complex="14pt" style:font-weight-complex="bold"/>
    </style:style>
    <style:style style:name="T23" style:family="text">
      <style:text-properties fo:font-variant="normal" fo:text-transform="none" fo:color="#000000" fo:letter-spacing="normal" fo:font-style="normal" fo:font-weight="bold" fo:background-color="#ffffff" loext:char-shading-value="0" style:font-style-asian="normal" style:font-weight-asian="bold" style:font-size-complex="9pt" style:font-weight-complex="bold"/>
    </style:style>
    <style:style style:name="T24" style:family="text">
      <style:text-properties fo:font-variant="normal" fo:text-transform="none" fo:color="#000000" fo:letter-spacing="normal" fo:font-style="normal" fo:font-weight="bold" fo:background-color="#ffffff" loext:char-shading-value="0" style:font-style-asian="normal" style:font-weight-asian="bold" style:font-size-complex="14pt" style:font-weight-complex="bold"/>
    </style:style>
    <style:style style:name="T25" style:family="text">
      <style:text-properties fo:font-variant="normal" fo:text-transform="none" fo:color="#000000" fo:letter-spacing="normal" fo:font-style="normal" fo:background-color="#f2f2f2" loext:char-shading-value="0" style:font-style-asian="normal"/>
    </style:style>
    <style:style style:name="T26" style:family="text">
      <style:text-properties fo:font-variant="normal" fo:text-transform="none" fo:color="#000000" fo:letter-spacing="normal"/>
    </style:style>
    <style:style style:name="T27" style:family="text">
      <style:text-properties fo:font-variant="normal" fo:text-transform="none" fo:color="#000000" fo:letter-spacing="normal" fo:language="en" fo:country="US" fo:font-style="normal" style:letter-kerning="true" fo:background-color="#ffffff" loext:char-shading-value="0" style:language-asian="zh" style:country-asian="CN" style:font-style-asian="normal" style:language-complex="ar" style:country-complex="SA"/>
    </style:style>
    <style:style style:name="T28" style:family="text">
      <style:text-properties fo:font-variant="normal" fo:text-transform="none" fo:color="#000000" fo:letter-spacing="normal" fo:language="en" fo:country="US" fo:font-style="normal" fo:font-weight="normal" fo:background-color="#f8f8f8" loext:char-shading-value="0" style:language-asian="zh" style:country-asian="CN" style:font-style-asian="normal" style:font-weight-asian="normal" style:font-size-complex="9pt"/>
    </style:style>
    <style:style style:name="T29" style:family="text">
      <style:text-properties fo:font-variant="normal" fo:text-transform="none" fo:color="#000000" fo:letter-spacing="normal" fo:language="en" fo:country="US" fo:font-style="normal" fo:font-weight="normal" fo:background-color="#ffffff" loext:char-shading-value="0" style:language-asian="zh" style:country-asian="CN" style:font-style-asian="normal" style:font-weight-asian="normal" style:font-size-complex="9pt"/>
    </style:style>
    <style:style style:name="T30" style:family="text">
      <style:text-properties fo:font-variant="normal" fo:text-transform="none" fo:color="#000000" fo:letter-spacing="normal" fo:language="en" fo:country="US" fo:font-style="normal" fo:font-weight="normal" fo:background-color="#ffffff" loext:char-shading-value="0" style:language-asian="zh" style:country-asian="CN" style:font-style-asian="normal" style:font-weight-asian="normal" style:font-size-complex="10.5pt"/>
    </style:style>
    <style:style style:name="T31" style:family="text">
      <style:text-properties fo:font-variant="normal" fo:text-transform="none" fo:color="#000000" fo:letter-spacing="normal" fo:language="en" fo:country="US" fo:font-style="normal" fo:font-weight="bold" style:letter-kerning="true" fo:background-color="#ffffff" loext:char-shading-value="0" style:language-asian="zh" style:country-asian="CN" style:font-style-asian="normal" style:font-weight-asian="bold" style:language-complex="ar" style:country-complex="SA" style:font-weight-complex="bold"/>
    </style:style>
    <style:style style:name="T32" style:family="text">
      <style:text-properties fo:font-variant="normal" fo:text-transform="none" fo:color="#000000" fo:letter-spacing="normal" fo:background-color="#ffffff" loext:char-shading-value="0"/>
    </style:style>
    <style:style style:name="T33" style:family="text">
      <style:text-properties fo:font-variant="normal" fo:text-transform="none" fo:color="#c0c0c0" fo:letter-spacing="normal" fo:language="en" fo:country="US" fo:font-style="normal" fo:font-weight="bold" style:letter-kerning="true" fo:background-color="#f8f8f8" loext:char-shading-value="0" style:language-asian="zh" style:country-asian="CN" style:font-style-asian="normal" style:font-weight-asian="bold" style:font-size-complex="6.5pt" style:language-complex="ar" style:country-complex="SA"/>
    </style:style>
    <style:style style:name="T34" style:family="text">
      <style:text-properties fo:font-variant="normal" fo:text-transform="none" fo:color="#c0c0c0" fo:letter-spacing="normal" fo:language="en" fo:country="US" fo:font-style="normal" fo:font-weight="normal" style:letter-kerning="true" fo:background-color="#f8f8f8" loext:char-shading-value="0" style:language-asian="zh" style:country-asian="CN" style:font-style-asian="normal" style:font-weight-asian="normal" style:font-size-complex="6.5pt" style:language-complex="ar" style:country-complex="SA"/>
    </style:style>
    <style:style style:name="T35" style:family="text">
      <style:text-properties fo:font-variant="normal" fo:text-transform="none" fo:color="#c0c0c0" fo:letter-spacing="normal" fo:language="en" fo:country="US" fo:font-style="normal" style:text-underline-style="none" fo:font-weight="normal" style:letter-kerning="true" fo:background-color="#f8f8f8" loext:char-shading-value="0" style:language-asian="zh" style:country-asian="CN" style:font-style-asian="normal" style:font-weight-asian="normal" style:font-size-complex="6.5pt" style:language-complex="ar" style:country-complex="SA"/>
    </style:style>
    <style:style style:name="T36" style:family="text">
      <style:text-properties fo:font-variant="normal" fo:text-transform="none" fo:color="#c0c0c0" fo:letter-spacing="normal" fo:font-style="normal" style:font-style-asian="normal"/>
    </style:style>
    <style:style style:name="T37" style:family="text">
      <style:text-properties fo:font-variant="normal" fo:text-transform="none" fo:color="#c0c0c0" fo:letter-spacing="normal" fo:font-style="normal" fo:font-weight="normal" style:font-style-asian="normal" style:font-weight-asian="normal" style:font-size-complex="6.5pt"/>
    </style:style>
    <style:style style:name="T38" style:family="text">
      <style:text-properties fo:font-variant="normal" fo:text-transform="none" fo:color="#808080" fo:letter-spacing="normal" fo:font-style="normal" style:text-underline-style="none" fo:font-weight="normal" fo:background-color="#f8f8f8" loext:char-shading-value="0" style:font-style-asian="normal" style:font-weight-asian="normal" style:font-size-complex="6.5pt"/>
    </style:style>
    <style:style style:name="T39" style:family="text">
      <style:text-properties fo:font-variant="normal" fo:text-transform="none" fo:color="#808080" fo:letter-spacing="normal" fo:font-style="normal" fo:font-weight="normal" fo:background-color="#f8f8f8" loext:char-shading-value="0" style:font-style-asian="normal" style:font-weight-asian="normal" style:font-size-complex="9pt"/>
    </style:style>
    <style:style style:name="T40" style:family="text">
      <style:text-properties fo:font-variant="normal" fo:text-transform="none" fo:color="#0000ff" fo:letter-spacing="normal" fo:font-style="normal" fo:font-weight="normal" fo:background-color="#ffffff" loext:char-shading-value="0" style:font-style-asian="normal" style:font-weight-asian="normal" style:font-size-complex="9pt"/>
    </style:style>
    <style:style style:name="T41" style:family="text">
      <style:text-properties fo:font-variant="normal" fo:text-transform="none" fo:color="#0000ff" fo:letter-spacing="normal" fo:font-style="normal" fo:font-weight="normal" fo:background-color="#f8f8f8" loext:char-shading-value="0" style:font-style-asian="normal" style:font-weight-asian="normal" style:font-size-complex="9pt"/>
    </style:style>
    <style:style style:name="T42" style:family="text">
      <style:text-properties fo:font-variant="normal" fo:text-transform="none" fo:color="#0000ff" fo:letter-spacing="normal" fo:font-style="normal" fo:font-weight="bold" fo:background-color="#f8f8f8" loext:char-shading-value="0" style:font-style-asian="normal" style:font-weight-asian="bold" style:font-size-complex="9pt" style:font-weight-complex="bold"/>
    </style:style>
    <style:style style:name="T43" style:family="text">
      <style:text-properties fo:font-variant="normal" fo:text-transform="none" fo:color="#0000ff" fo:letter-spacing="normal" fo:font-style="normal" fo:font-weight="bold" fo:background-color="#f8f8f8" loext:char-shading-value="0" style:font-style-asian="normal" style:font-weight-asian="bold" style:font-size-complex="12pt" style:font-weight-complex="bold"/>
    </style:style>
    <style:style style:name="T44" style:family="text">
      <style:text-properties fo:font-variant="normal" fo:text-transform="none" fo:color="#0000ff" fo:letter-spacing="normal" fo:font-style="normal" fo:background-color="#ffffff" loext:char-shading-value="0" style:font-style-asian="normal"/>
    </style:style>
    <style:style style:name="T45" style:family="text">
      <style:text-properties fo:font-variant="normal" fo:text-transform="none" fo:color="#0000ff" fo:letter-spacing="normal" fo:font-style="normal" fo:background-color="#ffffff" loext:char-shading-value="0" style:font-style-asian="normal" style:font-weight-complex="bold"/>
    </style:style>
    <style:style style:name="T46" style:family="text">
      <style:text-properties fo:font-variant="normal" fo:text-transform="none" fo:color="#0000ff" fo:letter-spacing="normal" fo:font-style="normal" style:font-style-asian="normal"/>
    </style:style>
    <style:style style:name="T47" style:family="text">
      <style:text-properties fo:font-variant="normal" fo:text-transform="none" fo:color="#0000ff" fo:letter-spacing="normal" fo:font-style="normal" style:font-style-asian="normal"/>
    </style:style>
    <style:style style:name="T48" style:family="text">
      <style:text-properties fo:font-variant="normal" fo:text-transform="none" fo:color="#0000ff" fo:letter-spacing="normal" fo:font-style="normal" style:font-style-asian="normal" style:font-weight-complex="bold"/>
    </style:style>
    <style:style style:name="T49" style:family="text">
      <style:text-properties fo:font-variant="normal" fo:text-transform="none" fo:color="#0000ff" fo:letter-spacing="normal" fo:font-style="normal" style:font-style-asian="normal" style:font-weight-complex="bold"/>
    </style:style>
    <style:style style:name="T50" style:family="text">
      <style:text-properties fo:font-variant="normal" fo:text-transform="none" fo:color="#0000ff" fo:letter-spacing="normal" fo:font-style="normal" fo:background-color="#f2f2f2" loext:char-shading-value="0" style:font-style-asian="normal"/>
    </style:style>
    <style:style style:name="T51" style:family="text">
      <style:text-properties fo:font-variant="normal" fo:text-transform="none" fo:color="#0000ff" fo:letter-spacing="normal" fo:language="en" fo:country="US" fo:font-style="normal" fo:font-weight="bold" fo:background-color="#ffffff" loext:char-shading-value="0" style:language-asian="zh" style:country-asian="CN" style:font-style-asian="normal" style:font-weight-asian="bold" style:font-size-complex="14pt" style:font-weight-complex="bold"/>
    </style:style>
    <style:style style:name="T52" style:family="text">
      <style:text-properties fo:font-variant="normal" fo:text-transform="none" fo:color="#ff0000" fo:letter-spacing="normal" fo:background-color="#ffffff" loext:char-shading-value="0"/>
    </style:style>
    <style:style style:name="T53" style:family="text">
      <style:text-properties fo:font-variant="normal" fo:text-transform="none" fo:color="#ff0000" fo:letter-spacing="normal" fo:font-style="normal" fo:font-weight="normal" fo:background-color="#f8f8f8" loext:char-shading-value="0" style:font-style-asian="normal" style:font-weight-asian="normal" style:font-size-complex="9pt"/>
    </style:style>
    <style:style style:name="T54" style:family="text">
      <style:text-properties fo:font-variant="normal" fo:text-transform="none" fo:color="#ff0000" fo:letter-spacing="normal" fo:font-style="normal" fo:font-weight="normal" fo:background-color="#ffffff" loext:char-shading-value="0" style:font-style-asian="normal" style:font-weight-asian="normal" style:font-size-complex="9pt"/>
    </style:style>
    <style:style style:name="T55" style:family="text">
      <style:text-properties fo:font-variant="normal" fo:text-transform="none" fo:color="#ff0000" fo:letter-spacing="normal" fo:font-style="normal" fo:background-color="#ffffff" loext:char-shading-value="0" style:font-style-asian="normal"/>
    </style:style>
    <style:style style:name="T56" style:family="text">
      <style:text-properties fo:font-variant="normal" fo:text-transform="none" fo:color="#ff0000" fo:letter-spacing="normal" fo:font-style="normal" fo:background-color="#ffffff" loext:char-shading-value="0" style:font-style-asian="normal" style:font-weight-complex="bold"/>
    </style:style>
    <style:style style:name="T57" style:family="text">
      <style:text-properties fo:font-variant="normal" fo:text-transform="none" fo:color="#ff0000" fo:letter-spacing="normal" fo:background-color="#f2f2f2" loext:char-shading-value="0"/>
    </style:style>
    <style:style style:name="T58" style:family="text">
      <style:text-properties fo:font-variant="normal" fo:text-transform="none" fo:color="#008000" fo:letter-spacing="normal" fo:font-style="normal" fo:font-weight="normal" fo:background-color="#ffffff" loext:char-shading-value="0" style:font-style-asian="normal" style:font-weight-asian="normal" style:font-size-complex="9pt"/>
    </style:style>
    <style:style style:name="T59" style:family="text">
      <style:text-properties fo:font-variant="normal" fo:text-transform="none" fo:color="#008000" fo:letter-spacing="normal" fo:font-style="normal" fo:font-weight="normal" fo:background-color="#f8f8f8" loext:char-shading-value="0" style:font-style-asian="normal" style:font-weight-asian="normal" style:font-size-complex="9pt"/>
    </style:style>
    <style:style style:name="T60" style:family="text">
      <style:text-properties fo:font-variant="normal" fo:text-transform="none" fo:color="#008000" fo:letter-spacing="normal" fo:font-style="normal" fo:font-weight="bold" fo:background-color="#ffffff" loext:char-shading-value="0" style:font-style-asian="normal" style:font-weight-asian="bold" style:font-size-complex="14pt" style:font-weight-complex="bold"/>
    </style:style>
    <style:style style:name="T61" style:family="text">
      <style:text-properties fo:font-variant="normal" fo:text-transform="none" fo:color="#008080" fo:letter-spacing="normal" fo:font-style="normal" fo:font-weight="bold" fo:background-color="#f8f8f8" loext:char-shading-value="0" style:font-style-asian="normal" style:font-weight-asian="bold" style:font-size-complex="9pt"/>
    </style:style>
    <style:style style:name="T62" style:family="text">
      <style:text-properties fo:font-variant="normal" fo:text-transform="none" fo:color="#008080" fo:letter-spacing="normal" fo:font-style="normal" fo:font-weight="bold" fo:background-color="#f8f8f8" loext:char-shading-value="0" style:font-style-asian="normal" style:font-weight-asian="bold" style:font-size-complex="14pt" style:font-weight-complex="bold"/>
    </style:style>
    <style:style style:name="T63" style:family="text">
      <style:text-properties fo:font-variant="normal" fo:text-transform="none" fo:color="#008080" fo:letter-spacing="normal" fo:font-style="normal" fo:font-weight="bold" fo:background-color="#ffffff" loext:char-shading-value="0" style:font-style-asian="normal" style:font-weight-asian="bold" style:font-size-complex="9pt"/>
    </style:style>
    <style:style style:name="T64" style:family="text">
      <style:text-properties fo:font-variant="normal" fo:text-transform="none" fo:color="#008080" fo:letter-spacing="normal" fo:font-style="normal" fo:font-weight="bold" fo:background-color="#ffffff" loext:char-shading-value="0" style:font-style-asian="normal" style:font-weight-asian="bold" style:font-size-complex="9pt" style:font-weight-complex="bold"/>
    </style:style>
    <style:style style:name="T65" style:family="text">
      <style:text-properties fo:font-variant="normal" fo:text-transform="none" fo:color="#008080" fo:letter-spacing="normal" fo:font-style="normal" fo:background-color="#ffffff" loext:char-shading-value="0" style:font-style-asian="normal"/>
    </style:style>
    <style:style style:name="T66" style:family="text">
      <style:text-properties fo:font-variant="normal" fo:text-transform="none" fo:color="#800000" fo:letter-spacing="normal" fo:font-style="normal" fo:font-weight="bold" fo:background-color="#f8f8f8" loext:char-shading-value="0" style:font-style-asian="normal" style:font-weight-asian="bold" style:font-size-complex="9pt"/>
    </style:style>
    <style:style style:name="T67" style:family="text">
      <style:text-properties fo:font-variant="normal" fo:text-transform="none" fo:color="#800000" fo:letter-spacing="normal" fo:font-style="normal" fo:font-weight="bold" fo:background-color="#ffffff" loext:char-shading-value="0" style:font-style-asian="normal" style:font-weight-asian="bold" style:font-size-complex="9pt"/>
    </style:style>
    <style:style style:name="T68" style:family="text">
      <style:text-properties fo:font-variant="normal" fo:text-transform="none" style:use-window-font-color="true" fo:letter-spacing="normal" fo:font-style="normal" fo:background-color="#ffffff" loext:char-shading-value="0" style:font-style-asian="normal"/>
    </style:style>
    <style:style style:name="T69" style:family="text">
      <style:text-properties style:font-name-asian="Times New Roman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name-asian="Times New Roman" style:font-weight-asian="bold" style:font-weight-complex="bold"/>
    </style:style>
    <style:style style:name="T73" style:family="text">
      <style:text-properties fo:color="#808080"/>
    </style:style>
    <style:style style:name="T74" style:family="text">
      <style:text-properties fo:color="#808080"/>
    </style:style>
    <style:style style:name="T75" style:family="text">
      <style:text-properties fo:color="#808080" style:font-weight-complex="bold"/>
    </style:style>
    <style:style style:name="T76" style:family="text">
      <style:text-properties fo:color="#0000ff"/>
    </style:style>
    <style:style style:name="T77" style:family="text">
      <style:text-properties fo:color="#0000ff" fo:letter-spacing="normal" fo:font-style="normal" fo:background-color="#ffffff" loext:char-shading-value="0" style:font-style-asian="normal" style:font-weight-complex="bold"/>
    </style:style>
    <style:style style:name="T78" style:family="text">
      <style:text-properties fo:color="#0000ff"/>
    </style:style>
    <style:style style:name="T79" style:family="text">
      <style:text-properties style:font-weight-complex="bold"/>
    </style:style>
    <style:style style:name="T80" style:family="text">
      <style:text-properties fo:font-size="14pt" fo:font-weight="bold" style:font-size-asian="14pt" style:font-weight-asian="bold" style:font-size-complex="14pt" style:font-weight-complex="bold"/>
    </style:style>
    <style:style style:name="T8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1z3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1z3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1z3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7" text:outline-level="2">三、Groovy介绍</text:h>
      <text:p text:style-name="P201"><text:span text:style-name="T11">Groovy是一种动态语言。这种语言比较有特点，它和Java一样，也运行于Java虚拟机中。恩？？对头，简单粗暴点儿看，你可以认为Groovy扩展了Java语言。比如，Groovy对自己的定义就是：</text:span><text:span text:style-name="Emphasis"><text:span text:style-name="T11">Groovy是在</text:span></text:span><text:span text:style-name="Emphasis"><text:span text:style-name="T13"> </text:span></text:span><text:span text:style-name="Emphasis"><text:span text:style-name="T11">java平台上的、</text:span></text:span><text:span text:style-name="Emphasis"><text:span text:style-name="T13"> </text:span></text:span><text:span text:style-name="Emphasis"><text:span text:style-name="T11">具有像Python，</text:span></text:span><text:span text:style-name="Emphasis"><text:span text:style-name="T13"> </text:span></text:span><text:span text:style-name="Emphasis"><text:span text:style-name="T11">Ruby 和</text:span></text:span><text:span text:style-name="Emphasis"><text:span text:style-name="T13"> </text:span></text:span><text:span text:style-name="Emphasis"><text:span text:style-name="T11">Smalltalk 语言特性的灵活动态语言，</text:span></text:span><text:span text:style-name="Emphasis"><text:span text:style-name="T13"> </text:span></text:span><text:span text:style-name="Emphasis"><text:span text:style-name="T11">Groovy保证了这些特性像</text:span></text:span><text:span text:style-name="Emphasis"><text:span text:style-name="T13"> </text:span></text:span><text:span text:style-name="Emphasis"><text:span text:style-name="T11">Java语法一样被</text:span></text:span><text:span text:style-name="Emphasis"><text:span text:style-name="T13"> </text:span></text:span><text:span text:style-name="Emphasis"><text:span text:style-name="T11">Java开发者使用。</text:span></text:span></text:p>
      <text:p text:style-name="P203">除了语言和Java相通外，Groovy有时候又像一种脚本语言。前文也提到过，当我执行Groovy脚本时，Groovy会先将其编译成Java类字节码，然后通过Jvm来执行这个Java类。图1展示了Java、Groovy和Jvm之间的关系。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210"><draw:frame draw:style-name="fr1" draw:name="图像1" text:anchor-type="as-char" svg:width="14.129cm" svg:height="8.202cm" draw:z-index="0"><draw:image xlink:href="http://img.blog.csdn.net/20150905192824392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1  Java、Groovy和JVM的关系</text:p>
          </table:table-cell>
        </table:table-row>
      </table:table>
      <text:p text:style-name="P2"/>
      <text:p text:style-name="P201"><text:span text:style-name="Emphasis"><text:span text:style-name="T11">实际上，由于Groovy Code在真正执行的时候已经变成了Java字节码，所以JVM根本不知道自己运行的是Groovy代码</text:span></text:span><text:span text:style-name="T11">。</text:span></text:p>
      <text:p text:style-name="P203">下面我们将介绍Groovy。由于此文的主要目的是Gradle，所以我们不会过多讨论Groovy中细枝末节的东西，而是把知识点集中在以后和Gradle打交道时一些常用的地方上。</text:p>
      <text:h text:style-name="P198" text:outline-level="3"><text:bookmark text:name="t4"/>3.1  Groovy开发环境</text:h>
      <text:p text:style-name="P201"><text:span text:style-name="T11">在学习本节的时候，最好部署一下Groovy开发环境。根据Groovy官网的介绍（</text:span><text:span text:style-name="Emphasis"><text:span text:style-name="T11">http://www.groovy-lang.org/download.html#gvm</text:span></text:span><text:span text:style-name="T11">），部署Groovy开发环境非常简单，在Ubuntu或者cygwin之类的地方：</text:span></text:p>
      <text:list xml:id="list3169015723008290287" text:style-name="WW8Num1">
        <text:list-item>
          <text:p text:style-name="P6">curl -s get.gvmtool.net | bash</text:p>
        </text:list-item>
        <text:list-item>
          <text:p text:style-name="P6">source"$HOME/.gvm/bin/gvm-init.sh"</text:p>
        </text:list-item>
        <text:list-item>
          <text:p text:style-name="P33">gvm install groovy</text:p>
        </text:list-item>
      </text:list>
      <text:p text:style-name="P203">执行完最后一步，Groovy就下载并安装了。图1是安装时候的示意图</text:p>
      <table:table table:name="表格2" table:style-name="表格2">
        <table:table-column table:style-name="表格2.A"/>
        <text:soft-page-break/>
        <table:table-row table:style-name="表格2.1">
          <table:table-cell table:style-name="表格2.A1" office:value-type="string">
            <text:p text:style-name="P210"><draw:frame draw:style-name="fr1" draw:name="图像2" text:anchor-type="as-char" svg:width="19.553cm" svg:height="10.001cm" draw:z-index="1"><draw:image xlink:href="http://img.blog.csdn.net/20150905192939249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1  Groovy安装示意图</text:p>
          </table:table-cell>
        </table:table-row>
      </table:table>
      <text:p text:style-name="P2"/>
      <text:p text:style-name="P203">然后，创建一个test.groovy文件，里边只有一行代码：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3390694123733577719" text:style-name="WW8Num2">
        <text:list-item>
          <text:p text:style-name="P59"><text:span text:style-name="T18">println </text:span><text:span text:style-name="T40">"hello groovy"</text:span><text:span text:style-name="T18">  </text:span></text:p>
        </text:list-item>
      </text:list>
      <text:p text:style-name="P193"/>
      <text:p text:style-name="P203">执行groovy test.groovy，输出结果如图2所示：</text:p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P210"><draw:frame draw:style-name="fr1" draw:name="图像3" text:anchor-type="as-char" svg:width="12.647cm" svg:height="1.586cm" draw:z-index="2"><draw:image xlink:href="http://img.blog.csdn.net/20150905192952248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2  执行groovy脚本</text:p>
          </table:table-cell>
        </table:table-row>
      </table:table>
      <text:p text:style-name="P2"/>
      <text:p text:style-name="P203">亲们，必须要完成上面的操作啊。做完后，有什么感觉和体会？</text:p>
      <text:p text:style-name="P201"><text:span text:style-name="Emphasis"><text:span text:style-name="T11">最大的感觉可能就是groovy和shell脚本，或者python好类似。</text:span></text:span></text:p>
      <text:p text:style-name="P201"><text:span text:style-name="T11">另外，除了可以直接使用JDK之外，Groovy还有一套GDK，网址是</text:span><text:span text:style-name="Strong_20_Emphasis"><text:span text:style-name="T52">http://www.groovy-lang.org/api.html</text:span></text:span><text:span text:style-name="T11">。</text:span></text:p>
      <text:p text:style-name="P213">说实话，看了这么多家API文档，还是Google的Android API文档做得好。其页面中右上角有一个搜索栏，在里边输入一些关键字，瞬间就能列出候选类，相关文档，方便得不得了啊.....</text:p>
      <text:h text:style-name="P198" text:outline-level="3"><text:bookmark text:name="t5"/>3.2  一些前提知识</text:h>
      <text:p text:style-name="P203">为了后面讲述方面，这里先介绍一些前提知识。初期接触可能有些别扭，看习惯就好了。</text:p>
      <text:p text:style-name="P58"><text:soft-page-break/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7620715800110528226" text:style-name="WW8Num13">
        <text:list-item>
          <text:p text:style-name="P60"><text:span text:style-name="T18">l Groovy注释标记和Java一样，支持</text:span><text:span text:style-name="T58">//或者/**/</text:span><text:span text:style-name="T18">  </text:span></text:p>
        </text:list-item>
        <text:list-item>
          <text:p text:style-name="P164">l Groovy语句可以不用分号结尾。Groovy为了尽量减少代码的输入，确实煞费苦心  </text:p>
        </text:list-item>
        <text:list-item>
          <text:p text:style-name="P96">l Groovy中支持动态类型，即定义变量的时候可以不指定其类型。Groovy中，变量定义可以使用关键字def。注意，虽然def不是必须的，但是为了代码清晰，建议还是使用def关键字  </text:p>
        </text:list-item>
        <text:list-item>
          <text:p text:style-name="P60"><text:span text:style-name="T19">   def variable1 = </text:span><text:span text:style-name="T53">1</text:span><text:span text:style-name="T19">   </text:span><text:span text:style-name="T59">//可以不使用分号结尾</text:span><text:span text:style-name="T19">  </text:span></text:p>
        </text:list-item>
        <text:list-item>
          <text:p text:style-name="P60"><text:span text:style-name="T18">   def varable2 = </text:span><text:span text:style-name="T40">"I ama person"</text:span><text:span text:style-name="T18">  </text:span></text:p>
        </text:list-item>
        <text:list-item>
          <text:p text:style-name="P60"><text:span text:style-name="T19">  def  </text:span><text:span text:style-name="T61">int</text:span><text:span text:style-name="T19"> x = </text:span><text:span text:style-name="T53">1</text:span><text:span text:style-name="T19">  </text:span><text:span text:style-name="T59">//变量定义时，也可以直接指定类型</text:span><text:span text:style-name="T19">  </text:span></text:p>
        </text:list-item>
        <text:list-item>
          <text:p text:style-name="P96">l   函数定义时，参数的类型也可以不指定。比如  </text:p>
        </text:list-item>
        <text:list-item>
          <text:p text:style-name="P60"><text:span text:style-name="T19">String testFunction(arg1</text:span><text:span text:style-name="T21">,</text:span><text:span text:style-name="T19">arg2){</text:span><text:span text:style-name="T59">//无需指定参数类型</text:span><text:span text:style-name="T19">  </text:span></text:p>
        </text:list-item>
        <text:list-item>
          <text:p text:style-name="P96">  ...  </text:p>
        </text:list-item>
        <text:list-item>
          <text:p text:style-name="P164">}  </text:p>
        </text:list-item>
        <text:list-item>
          <text:p text:style-name="P96">l 除了变量定义可以不指定类型外，Groovy中函数的返回值也可以是无类型的。比如：  </text:p>
        </text:list-item>
        <text:list-item>
          <text:p text:style-name="P60"><text:span text:style-name="T59">//无类型的函数定义，必须使用def关键字</text:span><text:span text:style-name="T19">  </text:span></text:p>
        </text:list-item>
        <text:list-item>
          <text:p text:style-name="P96">def  nonReturnTypeFunc(){  </text:p>
        </text:list-item>
        <text:list-item>
          <text:p text:style-name="P60"><text:span text:style-name="T19">    last_line   </text:span><text:span text:style-name="T59">//最后一行代码的执行结果就是本函数的返回值</text:span><text:span text:style-name="T19">  </text:span></text:p>
        </text:list-item>
        <text:list-item>
          <text:p text:style-name="P96">}  </text:p>
        </text:list-item>
        <text:list-item>
          <text:p text:style-name="P60"><text:span text:style-name="T59">//如果指定了函数返回类型，则可不必加def关键字来定义函数</text:span><text:span text:style-name="T19">  </text:span></text:p>
        </text:list-item>
        <text:list-item>
          <text:p text:style-name="P96">String getString(){  </text:p>
        </text:list-item>
        <text:list-item>
          <text:p text:style-name="P60"><text:span text:style-name="T19">   </text:span><text:span text:style-name="T61">return</text:span><text:span text:style-name="T41">"I am a string"</text:span><text:span text:style-name="T19">  </text:span></text:p>
        </text:list-item>
        <text:list-item>
          <text:p text:style-name="P96">}  </text:p>
        </text:list-item>
      </text:list>
      <text:p text:style-name="P193"/>
      <text:p text:style-name="P203">其实，所谓的无返回类型的函数，我估计内部都是按返回Object类型来处理的。毕竟，Groovy是基于Java的，而且最终会转成Java Code运行在JVM上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6181606694890150426" text:style-name="WW8Num24">
        <text:list-item>
          <text:p text:style-name="P61"><text:span text:style-name="T23">l 函数返回值：Groovy的函数里，可以不使用returnxxx来设置xxx为函数返回值。如果不使用</text:span><text:span text:style-name="T64">return</text:span><text:span text:style-name="T23">语句的话，则函数里最后一句代码的执行结果被设置成返回值。比如  </text:span></text:p>
        </text:list-item>
        <text:list-item>
          <text:p text:style-name="P61"><text:span text:style-name="T59">//下面这个函数的返回值是字符串"getSomething return value"</text:span><text:span text:style-name="T19">  </text:span></text:p>
        </text:list-item>
        <text:list-item>
          <text:p text:style-name="P97">def getSomething(){  </text:p>
        </text:list-item>
        <text:list-item>
          <text:p text:style-name="P61"><text:span text:style-name="T19">     </text:span><text:span text:style-name="T41">"getSomething return value"</text:span><text:span text:style-name="T19"> </text:span><text:span text:style-name="T59">//如果这是最后一行代码，则返回类型为String</text:span><text:span text:style-name="T19">  </text:span></text:p>
        </text:list-item>
        <text:list-item>
          <text:p text:style-name="P61"><text:span text:style-name="T18">      </text:span><text:span text:style-name="T54">1000</text:span><text:span text:style-name="T58">//如果这是最后一行代码，则返回类型为Integer</text:span><text:span text:style-name="T18">  </text:span></text:p>
        </text:list-item>
        <text:list-item>
          <text:p text:style-name="P165">}  </text:p>
        </text:list-item>
      </text:list>
      <text:p text:style-name="P194"/>
      <text:p text:style-name="P203">注意，如果函数定义时候指明了返回值类型的话，函数中则必须返回正确的数据类型，否则运行时报错。如果使用了动态类型的话，你就可以返回任何类型了。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5015111874791287925" text:style-name="WW8Num35">
        <text:list-item>
          <text:p text:style-name="P62"><text:soft-page-break/><text:span text:style-name="T18">l Groovy对</text:span><text:span text:style-name="T23">字符串</text:span><text:span text:style-name="T18">支持相当强大，充分吸收了一些脚本语言的优点：  </text:span></text:p>
        </text:list-item>
        <text:list-item>
          <text:p text:style-name="P62"><text:span text:style-name="T53">1</text:span><text:span text:style-name="T19"> </text:span><text:span text:style-name="T21"> 单引号</text:span><text:span text:style-name="T42">''</text:span><text:span text:style-name="T19">中的内容严格对应Java中的String，</text:span><text:span text:style-name="T21">不对$符号进行转义</text:span><text:span text:style-name="T19">  </text:span></text:p>
        </text:list-item>
        <text:list-item>
          <text:p text:style-name="P62"><text:span text:style-name="T18">   defsingleQuote=</text:span><text:span text:style-name="T40">'I am $ dolloar'</text:span><text:span text:style-name="T18">  </text:span><text:span text:style-name="T58">//输出就是I am $ dolloar</text:span><text:span text:style-name="T18">  </text:span></text:p>
        </text:list-item>
        <text:list-item>
          <text:p text:style-name="P62"/>
        </text:list-item>
        <text:list-item>
          <text:p text:style-name="P62"><text:span text:style-name="T53">2</text:span><text:span text:style-name="T19">  </text:span><text:span text:style-name="T21">双引号</text:span><text:span text:style-name="T42">""</text:span><text:span text:style-name="T19">的内容则和脚本语言的处理有点像，如果</text:span><text:span text:style-name="T21">字符中有$号的话，则它会$表达式先求值。  </text:span></text:p>
        </text:list-item>
        <text:list-item>
          <text:p text:style-name="P62"><text:span text:style-name="T18">   defdoubleQuoteWithoutDollar = </text:span><text:span text:style-name="T40">"I am one dollar"</text:span><text:span text:style-name="T18"> </text:span><text:span text:style-name="T58">//输出 I am one dollar</text:span><text:span text:style-name="T18">  </text:span></text:p>
        </text:list-item>
        <text:list-item>
          <text:p text:style-name="P62"><text:span text:style-name="T19">   def x = </text:span><text:span text:style-name="T53">1</text:span><text:span text:style-name="T19">  </text:span></text:p>
        </text:list-item>
        <text:list-item>
          <text:p text:style-name="P62"><text:span text:style-name="T18">   defdoubleQuoteWithDollar = </text:span><text:span text:style-name="T40">"I am $x dolloar"</text:span><text:span text:style-name="T18"> </text:span><text:span text:style-name="T58">//输出I am 1 dolloar</text:span><text:span text:style-name="T18">  </text:span></text:p>
        </text:list-item>
        <text:list-item>
          <text:p text:style-name="P62"><text:span text:style-name="T53">3</text:span><text:span text:style-name="T19"> </text:span><text:span text:style-name="T21">三个引号</text:span><text:span text:style-name="T42">'''xxx'''</text:span><text:span text:style-name="T21">中的字符串支持随意换行</text:span><text:span text:style-name="T19"> 比如  </text:span></text:p>
        </text:list-item>
        <text:list-item>
          <text:p text:style-name="P62"><text:span text:style-name="T18">   defmultieLines = </text:span><text:span text:style-name="T40">''</text:span><text:span text:style-name="T18">' begin  </text:span></text:p>
        </text:list-item>
        <text:list-item>
          <text:p text:style-name="P62"><text:span text:style-name="T19">     line  </text:span><text:span text:style-name="T53">1</text:span><text:span text:style-name="T19">  </text:span></text:p>
        </text:list-item>
        <text:list-item>
          <text:p text:style-name="P62"><text:span text:style-name="T18">     line  </text:span><text:span text:style-name="T54">2</text:span><text:span text:style-name="T18">  </text:span></text:p>
        </text:list-item>
        <text:list-item>
          <text:p text:style-name="P62"><text:span text:style-name="T19">     end </text:span><text:span text:style-name="T41">''</text:span><text:span text:style-name="T19">'  </text:span></text:p>
        </text:list-item>
        <text:list-item>
          <text:p text:style-name="P98">l 最后，除了每行代码不用加分号外，Groovy中函数调用的时候还可以不加括号。比如：  </text:p>
        </text:list-item>
        <text:list-item>
          <text:p text:style-name="P62"><text:span text:style-name="T19">println(</text:span><text:span text:style-name="T41">"test"</text:span><text:span text:style-name="T19">) ---&gt; println</text:span><text:span text:style-name="T41">"test"</text:span><text:span text:style-name="T19">  </text:span></text:p>
        </text:list-item>
        <text:list-item>
          <text:p text:style-name="P98">注意，虽然写代码的时候，对于函数调用可以不带括号，但是Groovy经常把属性和函数调用混淆。比如  </text:p>
        </text:list-item>
        <text:list-item>
          <text:p text:style-name="P166">def getSomething(){  </text:p>
        </text:list-item>
        <text:list-item>
          <text:p text:style-name="P62"><text:span text:style-name="T18">  </text:span><text:span text:style-name="T40">"hello"</text:span><text:span text:style-name="T18">  </text:span></text:p>
        </text:list-item>
        <text:list-item>
          <text:p text:style-name="P166">}  </text:p>
        </text:list-item>
      </text:list>
      <text:p text:style-name="P194"/>
      <text:p text:style-name="P206"><text:span text:style-name="T8">getSomething()  //如果不加括号的话，Groovy会误认为getSomething是一个变量。比如：</text:span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210"><draw:frame draw:style-name="fr1" draw:name="图像4" text:anchor-type="as-char" svg:width="29.316cm" svg:height="2.778cm" draw:z-index="3"><draw:image xlink:href="http://img.blog.csdn.net/20150905193011828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3  错误示意</text:p>
          </table:table-cell>
        </table:table-row>
      </table:table>
      <text:p text:style-name="P2"/>
      <text:p text:style-name="P203">所以，调用函数要不要带括号，我个人意见是如果这个函数是Groovy API或者Gradle API中比较常用的，比如println，就可以不带括号。否则还是带括号。Groovy自己也没有太好的办法解决这个问题，只能兵来将挡水来土掩了。</text:p>
      <text:p text:style-name="P203">好了，了解上面一些基础知识后，我们再介绍点深入的内容。</text:p>
      <text:h text:style-name="P198" text:outline-level="3"><text:bookmark text:name="t6"/>3.3  Groovy中的数据类型</text:h>
      <text:p text:style-name="P203">Groovy中的数据类型我们就介绍两种和Java不太一样的：</text:p>
      <text:list xml:id="list6982910343482345328" text:style-name="WW8Num46">
        <text:list-item>
          <text:p text:style-name="P7">一个是Java中的基本数据类型。</text:p>
        </text:list-item>
        <text:list-item>
          <text:p text:style-name="P7">另外一个是Groovy中的容器类。</text:p>
        </text:list-item>
        <text:list-item>
          <text:p text:style-name="P34">最后一个非常重要的是闭包。</text:p>
        </text:list-item>
      </text:list>
      <text:p text:style-name="P203"><text:soft-page-break/>放心，这里介绍的东西都很简单</text:p>
      <text:h text:style-name="P199" text:outline-level="4"><text:bookmark text:name="t7"/>3.3.1  基本数据类型</text:h>
      <text:p text:style-name="P203">作为动态语言，Groovy世界中的所有事物都是对象。所以，int，boolean这些Java中的基本数据类型，在Groovy代码中其实对应的是它们的包装数据类型。比如int对应为Integer，boolean对应为Boolean。比如下图中的代码执行结果：</text:p>
      <text:p text:style-name="P202"><text:span text:style-name="T11"><draw:frame draw:style-name="fr1" draw:name="图像5" text:anchor-type="as-char" svg:width="13.467cm" svg:height="2.99cm" draw:z-index="4"><draw:image xlink:href="http://img.blog.csdn.net/20150905193120964?watermark/2/text/aHR0cDovL2Jsb2cuY3Nkbi5uZXQv/font/5a6L5L2T/fontsize/400/fill/I0JBQkFCMA==/dissolve/70/gravity/Center" xlink:type="simple" xlink:show="embed" xlink:actuate="onLoad"/></draw:frame></text:span><text:span text:style-name="T13"> </text:span></text:p>
      <text:p text:style-name="P204">图4  int实际上是Integer</text:p>
      <text:h text:style-name="P199" text:outline-level="4"><text:bookmark text:name="t8"/>3.3.2  容器类</text:h>
      <text:p text:style-name="P203">Groovy中的容器类很简单，就三种：</text:p>
      <text:list xml:id="list3715647951457737248" text:style-name="WW8Num57">
        <text:list-item>
          <text:p text:style-name="P14"><text:span text:style-name="T65">l </text:span><text:span text:style-name="T11">List：链表，其底层对应Java中的List接口，一般用ArrayList作为真正的实现类。</text:span></text:p>
        </text:list-item>
        <text:list-item>
          <text:p text:style-name="P14"><text:span text:style-name="T65">l </text:span><text:span text:style-name="T11">Map：键-值表，其底层对应Java中的LinkedHashMap。</text:span></text:p>
        </text:list-item>
        <text:list-item>
          <text:p text:style-name="P40"><text:span text:style-name="T65">l </text:span><text:span text:style-name="T11">Range：范围，它其实是List的一种拓展。</text:span></text:p>
        </text:list-item>
      </text:list>
      <text:p text:style-name="P203">对容器而言，我们最重要的是了解它们的用法。下面是一些简单的例子：</text:p>
      <text:h text:style-name="P200" text:outline-level="5"><text:bookmark text:name="t9"/>1.  List类</text:h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3437204696571520808" text:style-name="WW8Num67">
        <text:list-item>
          <text:p text:style-name="P99">变量定义：List变量由[]定义，比如  </text:p>
        </text:list-item>
        <text:list-item>
          <text:p text:style-name="P63"><text:span text:style-name="T19">def aList = [</text:span><text:span text:style-name="T53">5</text:span><text:span text:style-name="T19">,</text:span><text:span text:style-name="T41">'string'</text:span><text:span text:style-name="T19">,</text:span><text:span text:style-name="T61">true</text:span><text:span text:style-name="T19">] </text:span><text:span text:style-name="T59">//List由[]定义，其元素可以是任何对象</text:span><text:span text:style-name="T19">  </text:span></text:p>
        </text:list-item>
        <text:list-item>
          <text:p text:style-name="P99">变量存取：可以直接通过索引存取，而且不用担心索引越界。如果索引超过当前链表长度，List会自动  </text:p>
        </text:list-item>
        <text:list-item>
          <text:p text:style-name="P167">往该索引添加元素  </text:p>
        </text:list-item>
        <text:list-item>
          <text:p text:style-name="P63"><text:span text:style-name="T63">assert</text:span><text:span text:style-name="T18"> aList[</text:span><text:span text:style-name="T54">1</text:span><text:span text:style-name="T18">] == </text:span><text:span text:style-name="T40">'string'</text:span><text:span text:style-name="T18">  </text:span></text:p>
        </text:list-item>
        <text:list-item>
          <text:p text:style-name="P63"><text:span text:style-name="T61">assert</text:span><text:span text:style-name="T19"> aList[</text:span><text:span text:style-name="T53">5</text:span><text:span text:style-name="T19">] == </text:span><text:span text:style-name="T61">null</text:span><text:span text:style-name="T19"> </text:span><text:span text:style-name="T59">//第6个元素为空</text:span><text:span text:style-name="T19">  </text:span></text:p>
        </text:list-item>
        <text:list-item>
          <text:p text:style-name="P63"><text:span text:style-name="T18">aList[</text:span><text:span text:style-name="T54">100</text:span><text:span text:style-name="T18">] = </text:span><text:span text:style-name="T54">100</text:span><text:span text:style-name="T18"> </text:span><text:span text:style-name="T58">//设置第101个元素的值为10</text:span><text:span text:style-name="T18">  </text:span></text:p>
        </text:list-item>
        <text:list-item>
          <text:p text:style-name="P63"><text:span text:style-name="T61">assert</text:span><text:span text:style-name="T19"> aList[</text:span><text:span text:style-name="T53">100</text:span><text:span text:style-name="T19">] == </text:span><text:span text:style-name="T53">100</text:span><text:span text:style-name="T19">  </text:span></text:p>
        </text:list-item>
        <text:list-item>
          <text:p text:style-name="P99">那么，aList到现在为止有多少个元素呢？  </text:p>
        </text:list-item>
        <text:list-item>
          <text:p text:style-name="P63"><text:span text:style-name="T19">println aList.size  ===&gt;结果是</text:span><text:span text:style-name="T53">101</text:span><text:span text:style-name="T19">  </text:span></text:p>
        </text:list-item>
      </text:list>
      <text:p text:style-name="P194"/>
      <text:h text:style-name="P200" text:outline-level="5"><text:bookmark text:name="t10"/>2.  Map类</text:h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7410346044384789161" text:style-name="WW8Num68">
        <text:list-item>
          <text:p text:style-name="P100">容器变量定义  </text:p>
        </text:list-item>
        <text:list-item>
          <text:p text:style-name="P168">变量定义：Map变量由[:]定义，比如  </text:p>
        </text:list-item>
        <text:list-item>
          <text:p text:style-name="P64"><text:span text:style-name="T18">def aMap = [</text:span><text:span text:style-name="T40">'key1'</text:span><text:span text:style-name="T18">:</text:span><text:span text:style-name="T40">'value1'</text:span><text:span text:style-name="T18">,</text:span><text:span text:style-name="T40">'key2'</text:span><text:span text:style-name="T18">:</text:span><text:span text:style-name="T63">true</text:span><text:span text:style-name="T18">]  </text:span></text:p>
        </text:list-item>
        <text:list-item>
          <text:p text:style-name="P64"><text:soft-page-break/><text:span text:style-name="T19">Map由[:]定义，注意其中的冒号。冒号左边是key，右边是Value。key必须是字符串，value可以是任何对象。另外，key可以用</text:span><text:span text:style-name="T41">''</text:span><text:span text:style-name="T19">或</text:span><text:span text:style-name="T41">""</text:span><text:span text:style-name="T19">包起来，也可以不用引号包起来。比如  </text:span></text:p>
        </text:list-item>
        <text:list-item>
          <text:p text:style-name="P64"><text:span text:style-name="T18">def aNewMap = [key1:</text:span><text:span text:style-name="T40">"value"</text:span><text:span text:style-name="T18">,key2:</text:span><text:span text:style-name="T63">true</text:span><text:span text:style-name="T18">]</text:span><text:span text:style-name="T58">//其中的key1和key2默认被</text:span><text:span text:style-name="T18">  </text:span></text:p>
        </text:list-item>
        <text:list-item>
          <text:p text:style-name="P64"><text:span text:style-name="T19">处理成字符串</text:span><text:span text:style-name="T41">"key1"</text:span><text:span text:style-name="T19">和</text:span><text:span text:style-name="T41">"key2"</text:span><text:span text:style-name="T19">  </text:span></text:p>
        </text:list-item>
        <text:list-item>
          <text:p text:style-name="P100">不过Key要是不使用引号包起来的话，也会带来一定混淆，比如  </text:p>
        </text:list-item>
        <text:list-item>
          <text:p text:style-name="P64"><text:span text:style-name="T19">def key1=</text:span><text:span text:style-name="T41">"wowo"</text:span><text:span text:style-name="T19">  </text:span></text:p>
        </text:list-item>
        <text:list-item>
          <text:p text:style-name="P64"><text:span text:style-name="T18">def aConfusedMap=[key1:</text:span><text:span text:style-name="T40">"who am i?"</text:span><text:span text:style-name="T18">]  </text:span></text:p>
        </text:list-item>
        <text:list-item>
          <text:p text:style-name="P64"><text:span text:style-name="T19">aConfuseMap中的key1到底是</text:span><text:span text:style-name="T41">"key1"</text:span><text:span text:style-name="T19">还是变量key1的值</text:span><text:span text:style-name="T20">“</text:span><text:span text:style-name="T19">wowo”？显然，答案是字符串</text:span><text:span text:style-name="T41">"key1"</text:span><text:span text:style-name="T19">。如果要是</text:span><text:span text:style-name="T41">"wowo"</text:span><text:span text:style-name="T19">的话，则aConfusedMap的定义必须设置成：  </text:span></text:p>
        </text:list-item>
        <text:list-item>
          <text:p text:style-name="P64"><text:span text:style-name="T18">def aConfusedMap=[(key1):</text:span><text:span text:style-name="T40">"who am i?"</text:span><text:span text:style-name="T18">]  </text:span></text:p>
        </text:list-item>
        <text:list-item>
          <text:p text:style-name="P168">Map中元素的存取更加方便，它支持多种方法：  </text:p>
        </text:list-item>
        <text:list-item>
          <text:p text:style-name="P100">println aMap.keyName    &lt;==这种表达方法好像key就是aMap的一个成员变量一样  </text:p>
        </text:list-item>
        <text:list-item>
          <text:p text:style-name="P64"><text:span text:style-name="T19">println aMap[</text:span><text:span text:style-name="T41">'keyName'</text:span><text:span text:style-name="T19">] &lt;==这种表达方法更传统一点  </text:span></text:p>
        </text:list-item>
        <text:list-item>
          <text:p text:style-name="P64"><text:span text:style-name="T18">aMap.anotherkey = </text:span><text:span text:style-name="T40">"i am map"</text:span><text:span text:style-name="T18">  &lt;==为map添加新元素  </text:span></text:p>
        </text:list-item>
      </text:list>
      <text:p text:style-name="P193"/>
      <text:h text:style-name="P200" text:outline-level="5"><text:bookmark text:name="t11"/>3.  Range类</text:h>
      <text:p text:style-name="P203">Range是Groovy对List的一种拓展，变量定义和大体的使用方法如下：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4262390575875316612" text:style-name="WW8Num69">
        <text:list-item>
          <text:p text:style-name="P65"><text:span text:style-name="T18">def aRange = </text:span><text:span text:style-name="T54">1</text:span><text:span text:style-name="T18">..</text:span><text:span text:style-name="T54">5</text:span><text:span text:style-name="T18"> &lt;==Range类型的变量 由begin值+两个点+end值表示  </text:span></text:p>
        </text:list-item>
        <text:list-item>
          <text:p text:style-name="P65"><text:span text:style-name="T19">                      左边这个aRange包含</text:span><text:span text:style-name="T53">1</text:span><text:span text:style-name="T19">,</text:span><text:span text:style-name="T53">2</text:span><text:span text:style-name="T19">,</text:span><text:span text:style-name="T53">3</text:span><text:span text:style-name="T19">,</text:span><text:span text:style-name="T53">4</text:span><text:span text:style-name="T19">,</text:span><text:span text:style-name="T53">5</text:span><text:span text:style-name="T19">这</text:span><text:span text:style-name="T53">5</text:span><text:span text:style-name="T19">个值  </text:span></text:p>
        </text:list-item>
        <text:list-item>
          <text:p text:style-name="P101">如果不想包含最后一个元素，则  </text:p>
        </text:list-item>
        <text:list-item>
          <text:p text:style-name="P65"><text:span text:style-name="T19">def aRangeWithoutEnd = </text:span><text:span text:style-name="T53">1</text:span><text:span text:style-name="T19">..&lt;</text:span><text:span text:style-name="T53">5</text:span><text:span text:style-name="T19">  &lt;==包含</text:span><text:span text:style-name="T53">1</text:span><text:span text:style-name="T19">,</text:span><text:span text:style-name="T53">2</text:span><text:span text:style-name="T19">,</text:span><text:span text:style-name="T53">3</text:span><text:span text:style-name="T19">,</text:span><text:span text:style-name="T53">4</text:span><text:span text:style-name="T19">这</text:span><text:span text:style-name="T53">4</text:span><text:span text:style-name="T19">个元素  </text:span></text:p>
        </text:list-item>
        <text:list-item>
          <text:p text:style-name="P101">println aRange.from  </text:p>
        </text:list-item>
        <text:list-item>
          <text:p text:style-name="P169">println aRange.to  </text:p>
        </text:list-item>
      </text:list>
      <text:p text:style-name="P194"/>
      <text:h text:style-name="P198" text:outline-level="3"><text:bookmark text:name="t12"/>3.3.4  Groovy API的一些秘笈</text:h>
      <text:p text:style-name="P203">前面讲这些东西，主要是让大家了解Groovy的语法。实际上在coding的时候，是离不开SDK的。由于Groovy是动态语言，所以要使用它的SDK也需要掌握一些小诀窍。</text:p>
      <text:p text:style-name="P207">Groovy的API文档位于http://www.groovy-lang.org/api.html</text:p>
      <text:p text:style-name="P203">以上文介绍的Range为例，我们该如何更好得使用它呢？</text:p>
      <text:p text:style-name="P206"><text:span text:style-name="T8">l 先定位到Range类。它位于groovy.lang包中：</text:span></text:p>
      <table:table table:name="表格5" table:style-name="表格5">
        <table:table-column table:style-name="表格5.A"/>
        <text:soft-page-break/>
        <table:table-row table:style-name="表格5.1">
          <table:table-cell table:style-name="表格5.A1" office:value-type="string">
            <text:p text:style-name="P210"><draw:frame draw:style-name="fr1" draw:name="图像6" text:anchor-type="as-char" svg:width="27.543cm" svg:height="17.833cm" draw:z-index="5"><draw:image xlink:href="http://img.blog.csdn.net/20150905193143290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5  Range类API文档</text:p>
          </table:table-cell>
        </table:table-row>
      </table:table>
      <text:p text:style-name="P2"/>
      <text:p text:style-name="P203">有了API文档，你就可以放心调用其中的函数了。不过，不过，不过：我们刚才代码中用到了Range.from/to属性值，但翻看Range API文档的时候，其实并没有这两个成员变量。图6是Range的方法</text:p>
      <table:table table:name="表格6" table:style-name="表格6">
        <table:table-column table:style-name="表格6.A"/>
        <text:soft-page-break/>
        <table:table-row table:style-name="表格6.1">
          <table:table-cell table:style-name="表格6.A1" office:value-type="string">
            <text:p text:style-name="P211"><draw:frame draw:style-name="fr1" draw:name="图像7" text:anchor-type="as-char" svg:width="26.3cm" svg:height="11.8cm" draw:z-index="6"><draw:image xlink:href="http://img.blog.csdn.net/20150905193206100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6  Range类的方法</text:p>
          </table:table-cell>
        </table:table-row>
      </table:table>
      <text:p text:style-name="P2"/>
      <text:p text:style-name="P201"><text:span text:style-name="T11">文档中并没有说明Range有from和to这两个属性，但是却有getFrom和getTo这两个函数。</text:span><text:span text:style-name="Emphasis"><text:span text:style-name="T11">What happened？</text:span></text:span><text:span text:style-name="T11">原来：</text:span></text:p>
      <text:p text:style-name="P203">根据Groovy的原则，如果一个类中有名为xxyyzz这样的属性（其实就是成员变量），Groovy会自动为它添加getXxyyzz和setXxyyzz两个函数，用于获取和设置xxyyzz属性值。</text:p>
      <text:p text:style-name="P213">注意，get和set后第一个字母是大写的</text:p>
      <text:p text:style-name="P201"><text:span text:style-name="T11">所以，</text:span><text:span text:style-name="T44">当你看到Range中有getFrom和getTo这两个函数时候，就得知道潜规则下，Range有from和to这两个属性。当然，由于它们不可以被外界设置，所以没有公开setFrom和setTo函数。</text:span></text:p>
      <text:h text:style-name="P198" text:outline-level="3"><text:bookmark text:name="t13"/>3.4  闭包</text:h>
      <text:h text:style-name="P199" text:outline-level="4"><text:bookmark text:name="t14"/>3.4.1  闭包的样子</text:h>
      <text:p text:style-name="P203">闭包，英文叫Closure，是Groovy中非常重要的一个数据类型或者说一种概念了。闭包的历史来源，种种好处我就不说了。我们直接看怎么使用它！</text:p>
      <text:p text:style-name="P203">闭包，是一种数据类型，它代表了一段可执行的代码。其外形如下：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2971793335469753671" text:style-name="WW8Num3">
        <text:list-item>
          <text:p text:style-name="P66"><text:span text:style-name="T18">def aClosure = {</text:span><text:span text:style-name="T58">//闭包是一段代码，所以需要用花括号括起来..</text:span><text:span text:style-name="T18">  </text:span></text:p>
        </text:list-item>
        <text:list-item>
          <text:p text:style-name="P66"><text:span text:style-name="T19">    Stringparam1, </text:span><text:span text:style-name="T61">int</text:span><text:span text:style-name="T19"> param2 -&gt;  </text:span><text:span text:style-name="T59">//这个箭头很关键。箭头前面是参数定义，箭头后面是代码</text:span><text:span text:style-name="T19">  </text:span></text:p>
        </text:list-item>
        <text:list-item>
          <text:p text:style-name="P66"><text:soft-page-break/><text:span text:style-name="T18">    println</text:span><text:span text:style-name="T40">"this is code"</text:span><text:span text:style-name="T18"> </text:span><text:span text:style-name="T58">//这是代码，最后一句是返回值，</text:span><text:span text:style-name="T18">  </text:span></text:p>
        </text:list-item>
        <text:list-item>
          <text:p text:style-name="P66"><text:span text:style-name="T19">   </text:span><text:span text:style-name="T59">//也可以使用return，和Groovy中普通函数一样</text:span><text:span text:style-name="T19">  </text:span></text:p>
        </text:list-item>
        <text:list-item>
          <text:p text:style-name="P102">}  </text:p>
        </text:list-item>
      </text:list>
      <text:p text:style-name="P193"/>
      <text:p text:style-name="P203">简而言之，Closure的定义格式是：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7220824474194052565" text:style-name="WW8Num4">
        <text:list-item>
          <text:p text:style-name="P67"><text:span text:style-name="T18">&lt;pre name=</text:span><text:span text:style-name="T40">"code"</text:span><text:span text:style-name="T18"> </text:span><text:span text:style-name="T63">class</text:span><text:span text:style-name="T18">=</text:span><text:span text:style-name="T40">"java"</text:span><text:span text:style-name="T18">&gt;</text:span></text:p>
        </text:list-item>
        <text:list-item>
          <text:p text:style-name="P67"/>
        </text:list-item>
        <text:list-item>
          <text:p text:style-name="P67"><text:span text:style-name="T24">def xxx = {paramters -&gt; code}  </text:span><text:span text:style-name="T60">//或者</text:span><text:span text:style-name="T24">  </text:span></text:p>
        </text:list-item>
        <text:list-item>
          <text:p text:style-name="P67"><text:span text:style-name="T22">def xxx = {无参数，纯code}  这种</text:span><text:span text:style-name="T62">case</text:span><text:span text:style-name="T22">不需要-&gt;符号</text:span></text:p>
        </text:list-item>
        <text:list-item>
          <text:p text:style-name="P192"/>
        </text:list-item>
        <text:list-item>
          <text:p text:style-name="P170">&lt;/pre&gt;&lt;br&gt;&lt;br&gt;  </text:p>
        </text:list-item>
      </text:list>
      <text:p text:style-name="P194"/>
      <text:p text:style-name="P203">说实话，从C/C++语言的角度看，闭包和函数指针很像。闭包定义好后，要调用它的方法就是：</text:p>
      <text:p text:style-name="P201"><text:span text:style-name="T12">闭包对象.</text:span><text:span text:style-name="T56">call(参数)</text:span><text:span text:style-name="T12">  或者更像函数指针调用的方法：</text:span></text:p>
      <text:p text:style-name="P201"><text:span text:style-name="T12">闭包对象</text:span><text:span text:style-name="T56">(参数)</text:span><text:span text:style-name="T12"> </text:span></text:p>
      <text:p text:style-name="P203">比如：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135873386805323090" text:style-name="WW8Num5">
        <text:list-item>
          <text:p text:style-name="P68"><text:span text:style-name="T18">aClosure.call(</text:span><text:span text:style-name="T40">"this is string"</text:span><text:span text:style-name="T18">,</text:span><text:span text:style-name="T54">100</text:span><text:span text:style-name="T18">)  或者  </text:span></text:p>
        </text:list-item>
        <text:list-item>
          <text:p text:style-name="P68"><text:span text:style-name="T19">aClosure(</text:span><text:span text:style-name="T41">"this is string"</text:span><text:span text:style-name="T19">, </text:span><text:span text:style-name="T53">100</text:span><text:span text:style-name="T19">)  </text:span></text:p>
        </text:list-item>
      </text:list>
      <text:p text:style-name="P194"/>
      <text:p text:style-name="P203">上面就是一个闭包的定义和使用。在闭包中，还需要注意一点：</text:p>
      <text:p text:style-name="P201"><text:span text:style-name="Emphasis"><text:span text:style-name="T12">如果闭包没定义参数的话，则隐含有一个参数，这个参数名字叫it，和this的作用类似。it代表闭包的参数</text:span></text:span><text:span text:style-name="Emphasis"><text:span text:style-name="T11">。</text:span></text:span>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886217081343649994" text:style-name="WW8Num6">
        <text:list-item>
          <text:p text:style-name="P103">比如：  </text:p>
        </text:list-item>
        <text:list-item>
          <text:p text:style-name="P69"><text:span text:style-name="T19">def greeting = { </text:span><text:span text:style-name="T41">"Hello, $it!"</text:span><text:span text:style-name="T19"> }  </text:span></text:p>
        </text:list-item>
        <text:list-item>
          <text:p text:style-name="P69"><text:span text:style-name="T63">assert</text:span><text:span text:style-name="T18"> greeting(</text:span><text:span text:style-name="T40">'Patrick'</text:span><text:span text:style-name="T18">) == </text:span><text:span text:style-name="T40">'Hello, Patrick!'</text:span><text:span text:style-name="T18">  </text:span></text:p>
        </text:list-item>
        <text:list-item>
          <text:p text:style-name="P171">等同于：  </text:p>
        </text:list-item>
        <text:list-item>
          <text:p text:style-name="P69"><text:span text:style-name="T18">def greeting = { it -&gt; </text:span><text:span text:style-name="T40">"Hello, $it!"</text:span><text:span text:style-name="T18">}  </text:span></text:p>
        </text:list-item>
        <text:list-item>
          <text:p text:style-name="P69"><text:span text:style-name="T61">assert</text:span><text:span text:style-name="T19"> greeting(</text:span><text:span text:style-name="T41">'Patrick'</text:span><text:span text:style-name="T19">) == </text:span><text:span text:style-name="T41">'Hello, Patrick!'</text:span><text:span text:style-name="T19">  </text:span></text:p>
        </text:list-item>
        <text:list-item>
          <text:p text:style-name="P103">但是，如果在闭包定义时，采用下面这种写法，则表示闭包没有参数！  </text:p>
        </text:list-item>
        <text:list-item>
          <text:p text:style-name="P69"><text:span text:style-name="T19">def noParamClosure = { -&gt; </text:span><text:span text:style-name="T61">true</text:span><text:span text:style-name="T19"> }  </text:span></text:p>
        </text:list-item>
        <text:list-item>
          <text:p text:style-name="P103">这个时候，我们就不能给noParamClosure传参数了！  </text:p>
        </text:list-item>
        <text:list-item>
          <text:p text:style-name="P69"><text:span text:style-name="T19">noParamClosure (</text:span><text:span text:style-name="T41">"test"</text:span><text:span text:style-name="T19">)  &lt;==报错喔！  </text:span></text:p>
        </text:list-item>
      </text:list>
      <text:p text:style-name="P194"><text:soft-page-break/></text:p>
      <text:h text:style-name="P199" text:outline-level="4"><text:bookmark text:name="t15"/>3.4.2  Closure使用中的注意点</text:h>
      <text:h text:style-name="P200" text:outline-level="5"><text:bookmark text:name="t16"/>1.  省略圆括号</text:h>
      <text:p text:style-name="P203">闭包在Groovy中大量使用，比如很多类都定义了一些函数，这些函数最后一个参数都是一个闭包。比如：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8038737424000758133" text:style-name="WW8Num7">
        <text:list-item>
          <text:p text:style-name="P70"><text:span text:style-name="T63">public</text:span><text:span text:style-name="T18"> </text:span><text:span text:style-name="T63">static</text:span><text:span text:style-name="T18"> &lt;T&gt; List&lt;T&gt;each(List&lt;T&gt; self, Closure closure)  </text:span></text:p>
        </text:list-item>
        <text:list-item>
          <text:p text:style-name="P172">上面这个函数表示针对List的每一个元素都会调用closure做一些处理。这里的closure，就有点回调函数的感觉。但是，在使用这个each函数的时候，我们传递一个怎样的Closure进去呢？比如：  </text:p>
        </text:list-item>
        <text:list-item>
          <text:p text:style-name="P70"><text:span text:style-name="T18">def iamList = [</text:span><text:span text:style-name="T54">1</text:span><text:span text:style-name="T18">,</text:span><text:span text:style-name="T54">2</text:span><text:span text:style-name="T18">,</text:span><text:span text:style-name="T54">3</text:span><text:span text:style-name="T18">,</text:span><text:span text:style-name="T54">4</text:span><text:span text:style-name="T18">,</text:span><text:span text:style-name="T54">5</text:span><text:span text:style-name="T18">]  </text:span><text:span text:style-name="T58">//定义一个List</text:span><text:span text:style-name="T18">  </text:span></text:p>
        </text:list-item>
        <text:list-item>
          <text:p text:style-name="P70"><text:span text:style-name="T19">iamList.each{ </text:span><text:span text:style-name="T59">//调用它的each，这段代码的格式看不懂了吧？each是个函数，圆括号去哪了？</text:span><text:span text:style-name="T19">  </text:span></text:p>
        </text:list-item>
        <text:list-item>
          <text:p text:style-name="P104">      println it  </text:p>
        </text:list-item>
        <text:list-item>
          <text:p text:style-name="P172">}  </text:p>
        </text:list-item>
        <text:list-item>
          <text:p text:style-name="P104">上面代码有两个知识点：  </text:p>
        </text:list-item>
        <text:list-item>
          <text:p text:style-name="P70"><text:span text:style-name="T19">l each函数调用的圆括号不见了！原来，Groovy中，</text:span><text:span text:style-name="T43">当函数的最后一个参数是闭包的话，可以省略圆括号</text:span><text:span text:style-name="T19">。比如  </text:span></text:p>
        </text:list-item>
        <text:list-item>
          <text:p text:style-name="P70"><text:span text:style-name="T18">def testClosure(</text:span><text:span text:style-name="T63">int</text:span><text:span text:style-name="T18"> a1,String b1, Closure closure){  </text:span></text:p>
        </text:list-item>
        <text:list-item>
          <text:p text:style-name="P70"><text:span text:style-name="T19">      </text:span><text:span text:style-name="T59">//dosomething</text:span><text:span text:style-name="T19">  </text:span></text:p>
        </text:list-item>
        <text:list-item>
          <text:p text:style-name="P70"><text:span text:style-name="T18">     closure() </text:span><text:span text:style-name="T58">//调用闭包</text:span><text:span text:style-name="T18">  </text:span></text:p>
        </text:list-item>
        <text:list-item>
          <text:p text:style-name="P172">}  </text:p>
        </text:list-item>
        <text:list-item>
          <text:p text:style-name="P104">那么调用的时候，就可以免括号！  </text:p>
        </text:list-item>
        <text:list-item>
          <text:p text:style-name="P70"><text:span text:style-name="T19">testClosure (</text:span><text:span text:style-name="T53">4</text:span><text:span text:style-name="T19">, </text:span><text:span text:style-name="T41">"test"</text:span><text:span text:style-name="T19">, {  </text:span></text:p>
        </text:list-item>
        <text:list-item>
          <text:p text:style-name="P70"><text:span text:style-name="T18">   println</text:span><text:span text:style-name="T40">"i am in closure"</text:span><text:span text:style-name="T18">  </text:span></text:p>
        </text:list-item>
        <text:list-item>
          <text:p text:style-name="P70"><text:span text:style-name="T19">} )  </text:span><text:span text:style-name="T59">//红色的括号可以不写..</text:span><text:span text:style-name="T19">  </text:span></text:p>
        </text:list-item>
      </text:list>
      <text:p text:style-name="P194"/>
      <text:p text:style-name="P203">注意，这个特点非常关键，因为以后在Gradle中经常会出现图7这样的代码：</text:p>
      <table:table table:name="表格7" table:style-name="表格7">
        <table:table-column table:style-name="表格7.A"/>
        <table:table-row table:style-name="表格7.1">
          <table:table-cell table:style-name="表格7.A1" office:value-type="string">
            <text:p text:style-name="P210"><draw:frame draw:style-name="fr1" draw:name="图像8" text:anchor-type="as-char" svg:width="9.102cm" svg:height="3.122cm" draw:z-index="7"><draw:image xlink:href="http://img.blog.csdn.net/20150905193225923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7  闭包调用</text:p>
          </table:table-cell>
        </table:table-row>
      </table:table>
      <text:p text:style-name="P2"/>
      <text:p text:style-name="P203"><text:soft-page-break/>经常碰见图7这样的没有圆括号的代码。省略圆括号虽然使得代码简洁，看起来更像脚本语言，但是它这经常会让我confuse（不知道其他人是否有同感），以doLast为例，完整的代码应该按下面这种写法：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772979327970984543" text:style-name="WW8Num8">
        <text:list-item>
          <text:p text:style-name="P105"> doLast({  </text:p>
        </text:list-item>
        <text:list-item>
          <text:p text:style-name="P141"><text:span text:style-name="T19">   println</text:span><text:span text:style-name="T41">'Hello world!'</text:span><text:span text:style-name="T19">  </text:span></text:p>
        </text:list-item>
        <text:list-item>
          <text:p text:style-name="P105">})  </text:p>
        </text:list-item>
      </text:list>
      <text:p text:style-name="P193"/>
      <text:p text:style-name="P201"><text:span text:style-name="T11">有了圆括号，你会知道</text:span><text:span text:style-name="T13"> </text:span><text:span text:style-name="T11">doLast只是把一个Closure对象传了进去。很明显，它不代表这段脚本解析到doLast的时候就会调用</text:span><text:span text:style-name="T55">println 'Hello world!'</text:span><text:span text:style-name="T11"> 。</text:span></text:p>
      <text:p text:style-name="P201"><text:span text:style-name="T11">但是把圆括号去掉后，就感觉好像</text:span><text:span text:style-name="T55">println 'Hello world!'</text:span><text:span text:style-name="T11">立即就会被调用一样！</text:span></text:p>
      <text:h text:style-name="P200" text:outline-level="5"><text:bookmark text:name="t17"/>2.  如何确定Closure的参数</text:h>
      <text:p text:style-name="P203">另外一个比较让人头疼的地方是，Closure的参数该怎么搞？还是刚才的each函数：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7836221084865368712" text:style-name="WW8Num9">
        <text:list-item>
          <text:p text:style-name="P71"><text:span text:style-name="T63">public</text:span><text:span text:style-name="T18"> </text:span><text:span text:style-name="T63">static</text:span><text:span text:style-name="T18"> &lt;T&gt; List&lt;T&gt; each(List&lt;T&gt;self, Closure closure)  </text:span></text:p>
        </text:list-item>
      </text:list>
      <text:p text:style-name="P193"/>
      <text:p text:style-name="P203">如何使用它呢？比如：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1474730670467117607" text:style-name="WW8Num10">
        <text:list-item>
          <text:p text:style-name="P72"><text:span text:style-name="T18">def iamList = [</text:span><text:span text:style-name="T54">1</text:span><text:span text:style-name="T18">,</text:span><text:span text:style-name="T54">2</text:span><text:span text:style-name="T18">,</text:span><text:span text:style-name="T54">3</text:span><text:span text:style-name="T18">,</text:span><text:span text:style-name="T54">4</text:span><text:span text:style-name="T18">,</text:span><text:span text:style-name="T54">5</text:span><text:span text:style-name="T18">]  </text:span><text:span text:style-name="T58">//定义一个List变量</text:span><text:span text:style-name="T18">  </text:span></text:p>
        </text:list-item>
        <text:list-item>
          <text:p text:style-name="P72"><text:span text:style-name="T19">iamList.each{ </text:span><text:span text:style-name="T59">//调用它的each函数，只要传入一个Closure就可以了。</text:span><text:span text:style-name="T19">  </text:span></text:p>
        </text:list-item>
        <text:list-item>
          <text:p text:style-name="P106">  println it  </text:p>
        </text:list-item>
        <text:list-item>
          <text:p text:style-name="P173">}  </text:p>
        </text:list-item>
      </text:list>
      <text:p text:style-name="P194"/>
      <text:p text:style-name="P203">看起来很轻松，其实：</text:p>
      <text:p text:style-name="P201"><text:span text:style-name="T65">l </text:span><text:span text:style-name="T11">对于each所需要的Closure，它的参数是什么？有多少个参数？返回值是什么？</text:span></text:p>
      <text:p text:style-name="P203">我们能写成下面这样吗？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6917066730822965440" text:style-name="WW8Num11">
        <text:list-item>
          <text:p text:style-name="P73"><text:span text:style-name="T18">iamList.each{String name,</text:span><text:span text:style-name="T63">int</text:span><text:span text:style-name="T18"> x -&gt;  </text:span></text:p>
        </text:list-item>
        <text:list-item>
          <text:p text:style-name="P73"><text:span text:style-name="T19">  </text:span><text:span text:style-name="T61">return</text:span><text:span text:style-name="T19"> x  </text:span></text:p>
        </text:list-item>
        <text:list-item>
          <text:p text:style-name="P73"><text:span text:style-name="T18">}  </text:span><text:span text:style-name="T58">//运行的时候肯定报错！</text:span><text:span text:style-name="T18">  </text:span></text:p>
        </text:list-item>
      </text:list>
      <text:p text:style-name="P2"><text:soft-page-break/><text:span text:style-name="T27"><text:line-break/>所以，Closure虽然很方便，但是它一定会和使用它的上下文有极强的关联。要不，作为类似回调这样的东西，我</text:span><text:span text:style-name="T31">如何知道调用者传递什么参数给Closure</text:span><text:span text:style-name="T27">呢？</text:span></text:p>
      <text:p text:style-name="P203">此问题如何破解？只能通过查询API文档才能了解上下文语义。比如下图8：</text:p>
      <table:table table:name="表格8" table:style-name="表格8">
        <table:table-column table:style-name="表格8.A"/>
        <table:table-row table:style-name="表格8.1">
          <table:table-cell table:style-name="表格8.A1" office:value-type="string">
            <text:p text:style-name="P210"><draw:frame draw:style-name="fr1" draw:name="图像9" text:anchor-type="as-char" svg:width="5.237cm" svg:height="3.519cm" draw:z-index="10"><draw:image xlink:href="http://img.blog.csdn.net/20150905193242319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/>
            <text:p text:style-name="P211"><draw:frame draw:style-name="fr1" draw:name="图像10" text:anchor-type="as-char" svg:width="5.29cm" svg:height="3.332cm" draw:z-index="11"><draw:image xlink:href="http://img.blog.csdn.net/20150905193459310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8  文档说明</text:p>
          </table:table-cell>
        </table:table-row>
      </table:table>
      <text:p text:style-name="P195"/>
      <text:p text:style-name="P5"/>
      <text:p text:style-name="P203">图8中：</text:p>
      <text:list xml:id="list6208686777374827450" text:style-name="WW8Num12">
        <text:list-item>
          <text:p text:style-name="P8">each函数说明中，将给指定的closure传递Set中的每一个item。所以，closure的参数只有一个。</text:p>
        </text:list-item>
        <text:list-item>
          <text:p text:style-name="P41"><text:span text:style-name="T11">findAll中，</text:span><text:span text:style-name="Strong_20_Emphasis"><text:span text:style-name="T52">绝对抓瞎</text:span></text:span><text:span text:style-name="T11">了。一个是没说明往Closure里传什么。另外没说明Closure的返回值是什么.....。</text:span></text:p>
        </text:list-item>
      </text:list>
      <text:p text:style-name="P203">对Map的findAll而言，Closure可以有两个参数。findAll会将Key和Value分别传进去。并且，Closure返回true，表示该元素是自己想要的。返回false表示该元素不是自己要找的。示意代码如图9所示：</text:p>
      <table:table table:name="表格9" table:style-name="表格9">
        <table:table-column table:style-name="表格9.A"/>
        <table:table-row table:style-name="表格9.1">
          <table:table-cell table:style-name="表格9.A1" office:value-type="string">
            <text:p text:style-name="P211"><draw:frame draw:style-name="fr1" draw:name="图像11" text:anchor-type="as-char" svg:width="9.102cm" svg:height="3.122cm" draw:z-index="12"><draw:image xlink:href="http://img.blog.csdn.net/20150905193642662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9  Closure调用示例</text:p>
          </table:table-cell>
        </table:table-row>
      </table:table>
      <text:p text:style-name="P2"/>
      <text:p text:style-name="P213"><text:soft-page-break/>Closure的使用有点坑，很大程度上依赖于你对API的熟悉程度，所以最初阶段，SDK查询是少不了的。</text:p>
      <text:h text:style-name="P198" text:outline-level="3"><text:bookmark text:name="t18"/>3.5  脚本类、文件I/O和XML操作</text:h>
      <text:p text:style-name="P203">最后，我们来看一下Groovy中比较高级的用法。</text:p>
      <text:h text:style-name="P199" text:outline-level="4"><text:bookmark text:name="t19"/>3.5.1  脚本类</text:h>
      <text:h text:style-name="P200" text:outline-level="5"><text:bookmark text:name="t20"/>1.  脚本中import其他类</text:h>
      <text:p text:style-name="P203">Groovy中可以像Java那样写package，然后写类。比如在文件夹com/cmbc/groovy/目录中放一个文件，叫Test.groovy，如图10所示：</text:p>
      <table:table table:name="表格10" table:style-name="表格10">
        <table:table-column table:style-name="表格10.A"/>
        <table:table-row table:style-name="表格10.1">
          <table:table-cell table:style-name="表格10.A1" office:value-type="string">
            <text:p text:style-name="P211"><draw:frame draw:style-name="fr1" draw:name="图像12" text:anchor-type="as-char" svg:width="8.414cm" svg:height="9.843cm" draw:z-index="8"><draw:image xlink:href="http://img.blog.csdn.net/20150905193711206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10  com/cmbc/groovy/Test.groovy文件</text:p>
          </table:table-cell>
        </table:table-row>
      </table:table>
      <text:p text:style-name="P2"/>
      <text:p text:style-name="P203">你看，图10中的Test.groovy和Java类就很相似了。当然，如果不声明public/private等访问权限的话，Groovy中类及其变量默认都是public的。</text:p>
      <text:p text:style-name="P203">现在，我们在测试的根目录下建立一个test.groovy文件。其代码如下所示：</text:p>
      <table:table table:name="表格11" table:style-name="表格11">
        <table:table-column table:style-name="表格11.A"/>
        <table:table-row table:style-name="表格11.1">
          <table:table-cell table:style-name="表格11.A1" office:value-type="string">
            <text:p text:style-name="P211"><draw:frame draw:style-name="fr1" draw:name="图像13" text:anchor-type="as-char" svg:width="11.8cm" svg:height="5.08cm" draw:z-index="9"><draw:image xlink:href="http://img.blog.csdn.net/20150905193733171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11  test.groovy访问com/cmbc/groovy包</text:p>
          </table:table-cell>
        </table:table-row>
      </table:table>
      <text:p text:style-name="P2"><text:soft-page-break/></text:p>
      <text:p text:style-name="P203">你看，test.groovy先import了com.cmbc.groovy.Test类，然后创建了一个Test类型的对象，接着调用它的print函数。</text:p>
      <text:p text:style-name="P203">这两个groovy文件的目录结构如图12所示：</text:p>
      <table:table table:name="表格12" table:style-name="表格12">
        <table:table-column table:style-name="表格12.A"/>
        <table:table-row table:style-name="表格12.1">
          <table:table-cell table:style-name="表格12.A1" office:value-type="string">
            <text:p text:style-name="P211"><draw:frame draw:style-name="fr1" draw:name="图像14" text:anchor-type="as-char" svg:width="10.874cm" svg:height="3.784cm" draw:z-index="13"><draw:image xlink:href="http://img.blog.csdn.net/20150905193800825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12  Test.groovy和test.groovy目录结构</text:p>
          </table:table-cell>
        </table:table-row>
      </table:table>
      <text:p text:style-name="P2"/>
      <text:p text:style-name="P203">在groovy中，系统自带会加载当前目录/子目录下的xxx.groovy文件。所以，当执行groovy test.groovy的时候，test.groovy import的Test类能被自动搜索并加载到。</text:p>
      <text:h text:style-name="P200" text:outline-level="5"><text:bookmark text:name="t21"/>2.  脚本到底是什么</text:h>
      <text:p text:style-name="P203">Java中，我们最熟悉的是类。但是我们在Java的一个源码文件中，不能不写class（interface或者其他....），而Groovy可以像写脚本一样，把要做的事情都写在xxx.groovy中，而且可以通过groovy xxx.groovy直接执行这个脚本。这到底是怎么搞的？</text:p>
      <text:p text:style-name="P203">既然是基于Java的，Groovy会先把xxx.groovy中的内容转换成一个Java类。比如：</text:p>
      <text:p text:style-name="P203">test.groovy的代码是：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3103709111803598822" text:style-name="WW8Num14">
        <text:list-item>
          <text:p text:style-name="P74"><text:span text:style-name="T18">println </text:span><text:span text:style-name="T40">'Groovy world!'</text:span><text:span text:style-name="T18">  </text:span></text:p>
        </text:list-item>
      </text:list>
      <text:p text:style-name="P193"/>
      <text:p text:style-name="P203">Groovy把它转换成这样的Java类：</text:p>
      <text:p text:style-name="P201"><text:span text:style-name="T25">执行</text:span><text:span text:style-name="T57"> </text:span><text:span text:style-name="Strong_20_Emphasis"><text:span text:style-name="T57">groovyc</text:span></text:span><text:span text:style-name="T25">-d classes test.groovy</text:span></text:p>
      <text:p text:style-name="P201"><text:span text:style-name="Strong_20_Emphasis"><text:span text:style-name="T57">groovyc</text:span></text:span><text:span text:style-name="T25">是groovy的编译命令，-dclasses用于将编译得到的class文件拷贝到classes文件夹下</text:span></text:p>
      <text:p text:style-name="P203">图13是test.groovy脚本转换得到的java class。用jd-gui反编译它的代码：</text:p>
      <table:table table:name="表格13" table:style-name="表格13">
        <table:table-column table:style-name="表格13.A"/>
        <text:soft-page-break/>
        <table:table-row table:style-name="表格13.1">
          <table:table-cell table:style-name="表格13.A1" office:value-type="string">
            <text:p text:style-name="P211"><draw:frame draw:style-name="fr1" draw:name="图像15" text:anchor-type="as-char" svg:width="30.85cm" svg:height="17.304cm" draw:z-index="14"><draw:image xlink:href="http://img.blog.csdn.net/20150905193818456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13 groovy脚本反编译得到的Java类源码</text:p>
          </table:table-cell>
        </table:table-row>
      </table:table>
      <text:p text:style-name="P2"/>
      <text:p text:style-name="P203">图13中：</text:p>
      <text:list xml:id="list11389194677614433" text:style-name="WW8Num15">
        <text:list-item>
          <text:p text:style-name="P9">test.groovy被转换成了一个test类，它从script派生。</text:p>
        </text:list-item>
        <text:list-item>
          <text:p text:style-name="P15"><text:span text:style-name="T55">每一个脚本都会生成一个static main函数</text:span><text:span text:style-name="T11">。这样，当我们groovytest.groovy的时候，其实就是用java去执行这个main函数</text:span></text:p>
        </text:list-item>
        <text:list-item>
          <text:p text:style-name="P15"><text:span text:style-name="Emphasis"><text:span text:style-name="T11">脚本中的所有代码都会放到run函数中</text:span></text:span><text:span text:style-name="T11">。比如，println 'Groovy world'，这句代码实际上是包含在run函数里的。</text:span></text:p>
        </text:list-item>
        <text:list-item>
          <text:p text:style-name="P35">如果脚本中定义了函数，则函数会被定义在test类中。</text:p>
        </text:list-item>
      </text:list>
      <text:p text:style-name="P201"><text:span text:style-name="Strong_20_Emphasis"><text:span text:style-name="T57">groovyc</text:span></text:span><text:span text:style-name="T25">是一个比较好的命令，读者要掌握它的用法。然后利用jd-gui来查看对应class的Java源码。</text:span></text:p>
      <text:h text:style-name="P200" text:outline-level="5"><text:bookmark text:name="t22"/><text:soft-page-break/>3.  脚本中的变量和作用域</text:h>
      <text:p text:style-name="P201"><text:span text:style-name="T11">前面说了，xxx.groovy只要不是和Java那样的class，那么它就是一个脚本。而且脚本的代码其实都会被放到run函数中去执行。那么，在Groovy的脚本中，很重要的一点就是脚本中定义的</text:span><text:span text:style-name="Emphasis"><text:span text:style-name="T11">变量和它的作用域</text:span></text:span><text:span text:style-name="T11">。举例：</text:span>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3455534739305915357" text:style-name="WW8Num16">
        <text:list-item>
          <text:p text:style-name="P75"><text:span text:style-name="T18">def x = </text:span><text:span text:style-name="T54">1</text:span><text:span text:style-name="T18"> &lt;==注意，这个x有def（或者指明类型，比如 </text:span><text:span text:style-name="T63">int</text:span><text:span text:style-name="T18"> x = </text:span><text:span text:style-name="T54">1</text:span><text:span text:style-name="T18">）  </text:span></text:p>
        </text:list-item>
        <text:list-item>
          <text:p text:style-name="P174">def printx(){  </text:p>
        </text:list-item>
        <text:list-item>
          <text:p text:style-name="P107">   println x  </text:p>
        </text:list-item>
        <text:list-item>
          <text:p text:style-name="P174">}  </text:p>
        </text:list-item>
      </text:list>
      <text:p text:style-name="P194"/>
      <text:p text:style-name="P203">printx() &lt;==报错，说x找不到</text:p>
      <text:p text:style-name="P203">为什么？继续来看反编译后的class文件。</text:p>
      <table:table table:name="表格14" table:style-name="表格14">
        <table:table-column table:style-name="表格14.A"/>
        <table:table-row table:style-name="表格14.1">
          <table:table-cell table:style-name="表格14.A1" office:value-type="string">
            <text:p text:style-name="P211"><draw:frame draw:style-name="fr1" draw:name="图像16" text:anchor-type="as-char" svg:width="21.034cm" svg:height="10.081cm" draw:z-index="15"><draw:image xlink:href="http://img.blog.csdn.net/20150905193919401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14  反编译后的test.class文件</text:p>
          </table:table-cell>
        </table:table-row>
      </table:table>
      <text:p text:style-name="P2"/>
      <text:p text:style-name="P203">图14中：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7206535592814655552" text:style-name="WW8Num17">
        <text:list-item>
          <text:p text:style-name="P108">l printx被定义成test类的成员函数  </text:p>
        </text:list-item>
        <text:list-item>
          <text:p text:style-name="P144"><text:soft-page-break/><text:span text:style-name="T19">l def x = </text:span><text:span text:style-name="T53">1</text:span><text:span text:style-name="T19">，这句话是在run中创建的。所以，x=</text:span><text:span text:style-name="T53">1</text:span><text:span text:style-name="T19">从代码上看好像是在整个脚本中定义的，但实际上printx访问不了它。printx是test成员函数，除非x也被定义成test的成员函数，否则printx不能访问它。  </text:span></text:p>
        </text:list-item>
        <text:list-item>
          <text:p text:style-name="P108">那么，如何使得printx能访问x呢？很简单，定义的时候不要加类型和def。即：  </text:p>
        </text:list-item>
        <text:list-item>
          <text:p text:style-name="P144"><text:span text:style-name="T19">x = </text:span><text:span text:style-name="T53">1</text:span><text:span text:style-name="T19"> &lt;==注意，去掉def或者类型  </text:span></text:p>
        </text:list-item>
        <text:list-item>
          <text:p text:style-name="P108">def printx(){  </text:p>
        </text:list-item>
        <text:list-item>
          <text:p text:style-name="P175">   println x  </text:p>
        </text:list-item>
        <text:list-item>
          <text:p text:style-name="P108">}  </text:p>
        </text:list-item>
      </text:list>
      <text:p text:style-name="P193"/>
      <text:p text:style-name="P203">printx() &lt;==OK</text:p>
      <text:p text:style-name="P203">这次Java源码又变成什么样了呢？</text:p>
      <table:table table:name="表格15" table:style-name="表格15">
        <table:table-column table:style-name="表格15.A"/>
        <table:table-row table:style-name="表格15.1">
          <table:table-cell table:style-name="表格15.A1" office:value-type="string">
            <text:p text:style-name="P211"><draw:frame draw:style-name="fr1" draw:name="图像17" text:anchor-type="as-char" svg:width="20.452cm" svg:height="13.494cm" draw:z-index="16"><draw:image xlink:href="http://img.blog.csdn.net/20150905193938259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15  进化版的test.groovy</text:p>
          </table:table-cell>
        </table:table-row>
      </table:table>
      <text:p text:style-name="P2"/>
      <text:p text:style-name="P203">图15中，x也没有被定义成test的成员函数，而是在run的执行过程中，将x作为一个属性添加到test实例对象中了。然后在printx中，先获取这个属性。</text:p>
      <text:p text:style-name="P213">注意，Groovy的文档说<text:span text:style-name="T69"> </text:span>x = 1这种定义将使得x变成test的成员变量，但从反编译情况看，这是不对得.....</text:p>
      <text:p text:style-name="P203"><text:soft-page-break/>虽然printx可以访问x变量了，但是假如有其他脚本却无法访问x变量。因为它不是test的成员变量。</text:p>
      <text:p text:style-name="P203">比如，我在测试目录下创建一个新的名为test1.groovy。这个test1将访问test.groovy中定义的printx函数：</text:p>
      <table:table table:name="表格16" table:style-name="表格16">
        <table:table-column table:style-name="表格16.A"/>
        <table:table-row table:style-name="表格16.1">
          <table:table-cell table:style-name="表格16.A1" office:value-type="string">
            <text:p text:style-name="P211"><draw:frame draw:style-name="fr1" draw:name="图像18" text:anchor-type="as-char" svg:width="12.674cm" svg:height="2.593cm" draw:z-index="17"><draw:image xlink:href="http://img.blog.csdn.net/20150905193959378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16  test1.groovy使用test.groovy中的函数</text:p>
          </table:table-cell>
        </table:table-row>
      </table:table>
      <text:p text:style-name="P2"/>
      <text:p text:style-name="P201"><text:span text:style-name="T11">这种方法使得我们可以将代码分成模块来编写，</text:span><text:span text:style-name="Emphasis"><text:span text:style-name="T11">比如将公共的功能放到test.groovy中，然后使用公共功能的代码放到test1.groovy中</text:span></text:span><text:span text:style-name="T11">。</text:span></text:p>
      <text:p text:style-name="P203">执行groovy test1.groovy，报错。说x找不到。这是因为x是在test的run函数动态加进去的。怎么办？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8897053944746390661" text:style-name="WW8Num18">
        <text:list-item>
          <text:p text:style-name="P76"><text:span text:style-name="T63">import</text:span><text:span text:style-name="T18"> groovy.transform.Field;   </text:span><text:span text:style-name="T58">//必须要先import</text:span><text:span text:style-name="T18">  </text:span></text:p>
        </text:list-item>
        <text:list-item>
          <text:p text:style-name="P76"><text:span text:style-name="T39">@Field</text:span><text:span text:style-name="T19"> x = </text:span><text:span text:style-name="T53">1</text:span><text:span text:style-name="T19">  &lt;==在x前面加上</text:span><text:span text:style-name="T39">@Field</text:span><text:span text:style-name="T19">标注，这样，x就彻彻底底是test的成员变量了。  </text:span></text:p>
        </text:list-item>
      </text:list>
      <text:p text:style-name="P194"/>
      <text:p text:style-name="P203">查看编译后的test.class文件，得到：</text:p>
      <table:table table:name="表格17" table:style-name="表格17">
        <table:table-column table:style-name="表格17.A"/>
        <table:table-row table:style-name="表格17.1">
          <table:table-cell table:style-name="表格17.A1" office:value-type="string">
            <text:p text:style-name="P210"><draw:frame draw:style-name="fr1" draw:name="图像19" text:anchor-type="as-char" svg:width="13.176cm" svg:height="6.747cm" draw:z-index="18"><draw:image xlink:href="http://img.blog.csdn.net/20150905194014968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0"/>
            <text:p text:style-name="P211">图17  x现在是test类的成员变量了</text:p>
          </table:table-cell>
        </table:table-row>
      </table:table>
      <text:p text:style-name="P2"/>
      <text:p text:style-name="P203">这个时候，test.groovy中的x就成了test类的成员函数了。如此，我们可以在script中定义那些需要输出给外部脚本或类使用的变量了！</text:p>
      <text:p text:style-name="P203"> </text:p>
      <text:h text:style-name="P199" text:outline-level="4"><text:bookmark text:name="t23"/>3.5.2  文件I/O操作</text:h>
      <text:p text:style-name="P203"><text:soft-page-break/>本节介绍下Groovy的文件I/O操作。直接来看例子吧，虽然比Java看起来简单，但要理解起来其实比较难。尤其是当你要自己查SDK并编写代码的时候。</text:p>
      <text:p text:style-name="P203">整体说来，Groovy的I/O操作是在原有Java I/O操作上进行了更为简单方便的封装，并且使用Closure来简化代码编写。主要封装了如下一些了类：</text:p>
      <table:table table:name="表格18" table:style-name="表格18">
        <table:table-column table:style-name="表格18.A"/>
        <table:table-row table:style-name="表格18.1">
          <table:table-cell table:style-name="表格18.A1" office:value-type="string">
            <text:p text:style-name="P211"><draw:frame draw:style-name="fr1" draw:name="图像20" text:anchor-type="as-char" svg:width="24.262cm" svg:height="5.689cm" draw:z-index="19"><draw:image xlink:href="http://img.blog.csdn.net/20150905194032351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18  Groovy File I/o常用类和SDK文档位置</text:p>
          </table:table-cell>
        </table:table-row>
      </table:table>
      <text:p text:style-name="P2"/>
      <text:h text:style-name="P200" text:outline-level="5"><text:bookmark text:name="t24"/>1.  读文件</text:h>
      <text:p text:style-name="P203">Groovy中，文件读操作简单到令人发指：</text:p>
      <text:p text:style-name="P203">def targetFile = new File(文件名) &lt;==File对象还是要创建的。</text:p>
      <text:p text:style-name="P203">然后打开http://docs.groovy-lang.org/latest/html/groovy-jdk/java/io/File.html</text:p>
      <text:p text:style-name="P203">看看Groovy定义的API：</text:p>
      <text:p text:style-name="P203"> </text:p>
      <text:p text:style-name="P203">1 读该文件中的每一行：eachLine的唯一参数是一个Closure。Closure的参数是文件每一行的内容</text:p>
      <text:p text:style-name="P203">  <text:span text:style-name="T69"> </text:span>其内部实现肯定是Groovy打开这个文件，然后读取文件的一行，然后调用Closure...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8526596982233262951" text:style-name="WW8Num19">
        <text:list-item>
          <text:p text:style-name="P109">targetFile.eachLine{   </text:p>
        </text:list-item>
        <text:list-item>
          <text:p text:style-name="P77"><text:span text:style-name="T19">  String</text:span><text:span text:style-name="T28"> </text:span><text:span text:style-name="T19">oneLine -&gt;  </text:span></text:p>
        </text:list-item>
        <text:list-item>
          <text:p text:style-name="P77"><text:span text:style-name="T18">   </text:span><text:span text:style-name="T2">P</text:span><text:span text:style-name="T18">rintln</text:span><text:span text:style-name="T29"> </text:span><text:span text:style-name="T18">oneLine      </text:span></text:p>
        </text:list-item>
        <text:list-item>
          <text:p text:style-name="P176">  &lt;==是不是令人发指？？！  </text:p>
        </text:list-item>
      </text:list>
      <text:p text:style-name="P194"/>
      <text:p text:style-name="P203">2 直接得到文件内容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7156913348457450460" text:style-name="WW8Num20">
        <text:list-item>
          <text:p text:style-name="P78"><text:span text:style-name="T18">targetFile.getBytes()  &lt;==文件内容一次性读出，返回类型为</text:span><text:span text:style-name="T63">byte</text:span><text:span text:style-name="T18">[]  </text:span></text:p>
        </text:list-item>
      </text:list>
      <text:p text:style-name="P193"/>
      <text:p text:style-name="P201"><text:soft-page-break/><text:span text:style-name="T11"> 注意前面提到的getter和setter函数，这里可以直接使用</text:span><text:span text:style-name="T55">targetFile.bytes</text:span><text:span text:style-name="T11">    //....</text:span></text:p>
      <text:p text:style-name="P203"> </text:p>
      <text:p text:style-name="P203">3 使用InputStream.InputStream的SDK在</text:p>
      <text:p text:style-name="P201"><text:span text:style-name="T11">  </text:span><text:span text:style-name="T55">http://docs.groovy-lang.org/latest/html/groovy-jdk/java/io/InputStream.html</text:span>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2386866607496773938" text:style-name="WW8Num21">
        <text:list-item>
          <text:p text:style-name="P110">def ism =  targetFile.newInputStream()  </text:p>
        </text:list-item>
        <text:list-item>
          <text:p text:style-name="P147"><text:span text:style-name="T59">//操作ism，最后记得关掉</text:span><text:span text:style-name="T19">  </text:span></text:p>
        </text:list-item>
        <text:list-item>
          <text:p text:style-name="P110">ism.close  </text:p>
        </text:list-item>
      </text:list>
      <text:p text:style-name="P193"/>
      <text:p text:style-name="P203"> </text:p>
      <text:p text:style-name="P203">4 使用闭包操作inputStream，以后在Gradle里会常看到这种搞法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6139357004916951607" text:style-name="WW8Num22">
        <text:list-item>
          <text:p text:style-name="P111"> targetFile.withInputStream{ ism -&gt;  </text:p>
        </text:list-item>
        <text:list-item>
          <text:p text:style-name="P177">   操作ism. 不用close。Groovy会自动替你close  </text:p>
        </text:list-item>
        <text:list-item>
          <text:p text:style-name="P111">}  </text:p>
        </text:list-item>
      </text:list>
      <text:p text:style-name="P193"/>
      <text:p text:style-name="P203">确实够简单，令人发指。我当年死活也没找到withInputStream是个啥意思。所以，请各位开发者牢记Groovy I/O操作相关类的SDK地址：</text:p>
      <text:list xml:id="list5249738115958368756" text:style-name="WW8Num23">
        <text:list-item>
          <text:p text:style-name="P16"><text:span text:style-name="T11">java.io.File: </text:span><text:span text:style-name="Strong_20_Emphasis"><text:span text:style-name="T32">http://docs.groovy-lang.org/latest/html/groovy-jdk/java/io/File.html</text:span></text:span></text:p>
        </text:list-item>
        <text:list-item>
          <text:p text:style-name="P16"><text:span text:style-name="T11">java.io.InputStream: </text:span><text:span text:style-name="Strong_20_Emphasis"><text:span text:style-name="T32">http://docs.groovy-lang.org/latest/html/groovy-jdk/java/io/InputStream.html      </text:span></text:span></text:p>
        </text:list-item>
        <text:list-item>
          <text:p text:style-name="P16"><text:span text:style-name="T11">java.io.OutputStream: </text:span><text:span text:style-name="Strong_20_Emphasis"><text:span text:style-name="T32">http://docs.groovy-lang.org/latest/html/groovy-jdk/java/io/OutputStream.html</text:span></text:span></text:p>
        </text:list-item>
        <text:list-item>
          <text:p text:style-name="P16"><text:span text:style-name="T11">java.io.Reader: </text:span><text:span text:style-name="Strong_20_Emphasis"><text:span text:style-name="T32">http://docs.groovy-lang.org/latest/html/groovy-jdk/java/io/Reader.html</text:span></text:span></text:p>
        </text:list-item>
        <text:list-item>
          <text:p text:style-name="P16"><text:span text:style-name="T11">java.io.Writer: </text:span><text:span text:style-name="Strong_20_Emphasis"><text:span text:style-name="T32">http://docs.groovy-lang.org/latest/html/groovy-jdk/java/io/Writer.html</text:span></text:span></text:p>
        </text:list-item>
        <text:list-item>
          <text:p text:style-name="P42"><text:span text:style-name="T11">java.nio.file.Path: </text:span><text:span text:style-name="Strong_20_Emphasis"><text:span text:style-name="T32">http://docs.groovy-lang.org/latest/html/groovy-jdk/java/nio/file/Path.html</text:span></text:span></text:p>
        </text:list-item>
      </text:list>
      <text:h text:style-name="P200" text:outline-level="5"><text:bookmark text:name="t25"/>2.  写文件</text:h>
      <text:p text:style-name="P203">和读文件差不多。不再啰嗦。这里给个例子，告诉大家如何copy文件。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3327299509721801185" text:style-name="WW8Num25">
        <text:list-item>
          <text:p text:style-name="P79"><text:span text:style-name="T18">def srcFile = </text:span><text:span text:style-name="T63">new</text:span><text:span text:style-name="T18"> File(源文件名)  </text:span></text:p>
        </text:list-item>
        <text:list-item>
          <text:p text:style-name="P79"><text:span text:style-name="T19">def targetFile = </text:span><text:span text:style-name="T61">new</text:span><text:span text:style-name="T19"> File(目标文件名)  </text:span></text:p>
        </text:list-item>
        <text:list-item>
          <text:p text:style-name="P112">targetFile.withOutputStream{ os-&gt;  </text:p>
        </text:list-item>
        <text:list-item>
          <text:p text:style-name="P178">  srcFile.withInputStream{ ins-&gt;  </text:p>
        </text:list-item>
        <text:list-item>
          <text:p text:style-name="P79"><text:soft-page-break/><text:span text:style-name="T18">      os &lt;&lt; ins   </text:span><text:span text:style-name="T58">//利用OutputStream的&lt;&lt;操作符重载，完成从inputstream到OutputStream</text:span><text:span text:style-name="T18">  </text:span></text:p>
        </text:list-item>
        <text:list-item>
          <text:p text:style-name="P79"><text:span text:style-name="T19">       </text:span><text:span text:style-name="T59">//的输出</text:span><text:span text:style-name="T19">  </text:span></text:p>
        </text:list-item>
        <text:list-item>
          <text:p text:style-name="P112">   }  </text:p>
        </text:list-item>
        <text:list-item>
          <text:p text:style-name="P178">}  </text:p>
        </text:list-item>
      </text:list>
      <text:p text:style-name="P194"/>
      <text:p text:style-name="P203">尼玛....关于OutputStream的&lt;&lt;操作符重载，查看SDK文档后可知：</text:p>
      <table:table table:name="表格19" table:style-name="表格19">
        <table:table-column table:style-name="表格19.A"/>
        <table:table-row table:style-name="表格19.1">
          <table:table-cell table:style-name="表格19.A1" office:value-type="string">
            <text:p text:style-name="P211"><draw:frame draw:style-name="fr1" draw:name="图像21" text:anchor-type="as-char" svg:width="25.347cm" svg:height="8.784cm" draw:z-index="20"><draw:image xlink:href="http://img.blog.csdn.net/20150905194055193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19  OutputStream的&lt;&lt;操作符重载</text:p>
          </table:table-cell>
        </table:table-row>
      </table:table>
      <text:p text:style-name="P2"/>
      <text:p text:style-name="P203">再一次向极致简单致敬。但是，SDK恐怕是离不开手了...</text:p>
      <text:p text:style-name="P203"> </text:p>
      <text:h text:style-name="P199" text:outline-level="4"><text:bookmark text:name="t26"/>3.5.3  XML操作</text:h>
      <text:p text:style-name="P203">除了I/O异常简单之外，Groovy中的XML操作也极致得很。Groovy中，XML的解析提供了和XPath类似的方法，名为GPath。这是一个类，提供相应API。关于XPath，请脑补https://en.wikipedia.org/wiki/XPath。</text:p>
      <text:p text:style-name="P203">GPath功能包括：给个例子好了，来自Groovy官方文档。</text:p>
      <text:p text:style-name="P58"><text:span text:style-name="T33">[html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5903975824144195739" text:style-name="WW8Num26">
        <text:list-item>
          <text:p text:style-name="P127">test.xml文件：  </text:p>
        </text:list-item>
        <text:list-item>
          <text:p text:style-name="P95"><text:span text:style-name="T66">&lt;response</text:span><text:span text:style-name="T19"> </text:span><text:span text:style-name="T53">version-api</text:span><text:span text:style-name="T19">=</text:span><text:span text:style-name="T41">"2.0"</text:span><text:span text:style-name="T66">&gt;</text:span><text:span text:style-name="T19">  </text:span></text:p>
        </text:list-item>
        <text:list-item>
          <text:p text:style-name="P95"><text:span text:style-name="T18">       </text:span><text:span text:style-name="T67">&lt;value&gt;</text:span><text:span text:style-name="T18">  </text:span></text:p>
        </text:list-item>
        <text:list-item>
          <text:p text:style-name="P95"><text:span text:style-name="T19">           </text:span><text:span text:style-name="T66">&lt;books&gt;</text:span><text:span text:style-name="T19">  </text:span></text:p>
        </text:list-item>
        <text:list-item>
          <text:p text:style-name="P95"><text:span text:style-name="T18">               </text:span><text:span text:style-name="T67">&lt;book</text:span><text:span text:style-name="T18"> </text:span><text:span text:style-name="T54">available</text:span><text:span text:style-name="T18">=</text:span><text:span text:style-name="T40">"20"</text:span><text:span text:style-name="T18"> </text:span><text:span text:style-name="T54">id</text:span><text:span text:style-name="T18">=</text:span><text:span text:style-name="T40">"1"</text:span><text:span text:style-name="T67">&gt;</text:span><text:span text:style-name="T18">  </text:span></text:p>
        </text:list-item>
        <text:list-item>
          <text:p text:style-name="P95"><text:span text:style-name="T19">                   </text:span><text:span text:style-name="T66">&lt;title&gt;</text:span><text:span text:style-name="T19">Don Xijote</text:span><text:span text:style-name="T66">&lt;/title&gt;</text:span><text:span text:style-name="T19">  </text:span></text:p>
        </text:list-item>
        <text:list-item>
          <text:p text:style-name="P95"><text:span text:style-name="T18">                   </text:span><text:span text:style-name="T67">&lt;author</text:span><text:span text:style-name="T18"> </text:span><text:span text:style-name="T54">id</text:span><text:span text:style-name="T18">=</text:span><text:span text:style-name="T40">"1"</text:span><text:span text:style-name="T67">&gt;</text:span><text:span text:style-name="T18">Manuel De Cervantes</text:span><text:span text:style-name="T67">&lt;/author&gt;</text:span><text:span text:style-name="T18">  </text:span></text:p>
        </text:list-item>
        <text:list-item>
          <text:p text:style-name="P95"><text:span text:style-name="T19">               </text:span><text:span text:style-name="T66">&lt;/book&gt;</text:span><text:span text:style-name="T19">  </text:span></text:p>
        </text:list-item>
        <text:list-item>
          <text:p text:style-name="P95"><text:soft-page-break/><text:span text:style-name="T18">               </text:span><text:span text:style-name="T67">&lt;book</text:span><text:span text:style-name="T18"> </text:span><text:span text:style-name="T54">available</text:span><text:span text:style-name="T18">=</text:span><text:span text:style-name="T40">"14"</text:span><text:span text:style-name="T18"> </text:span><text:span text:style-name="T54">id</text:span><text:span text:style-name="T18">=</text:span><text:span text:style-name="T40">"2"</text:span><text:span text:style-name="T67">&gt;</text:span><text:span text:style-name="T18">  </text:span></text:p>
        </text:list-item>
        <text:list-item>
          <text:p text:style-name="P95"><text:span text:style-name="T19">                   </text:span><text:span text:style-name="T66">&lt;title&gt;</text:span><text:span text:style-name="T19">Catcher in the Rye</text:span><text:span text:style-name="T66">&lt;/title&gt;</text:span><text:span text:style-name="T19">  </text:span></text:p>
        </text:list-item>
        <text:list-item>
          <text:p text:style-name="P95"><text:span text:style-name="T18">                  </text:span><text:span text:style-name="T67">&lt;author</text:span><text:span text:style-name="T18"> </text:span><text:span text:style-name="T54">id</text:span><text:span text:style-name="T18">=</text:span><text:span text:style-name="T40">"2"</text:span><text:span text:style-name="T67">&gt;</text:span><text:span text:style-name="T18">JD Salinger</text:span><text:span text:style-name="T67">&lt;/author&gt;</text:span><text:span text:style-name="T18">  </text:span></text:p>
        </text:list-item>
        <text:list-item>
          <text:p text:style-name="P95"><text:span text:style-name="T19">              </text:span><text:span text:style-name="T66">&lt;/book&gt;</text:span><text:span text:style-name="T19">  </text:span></text:p>
        </text:list-item>
        <text:list-item>
          <text:p text:style-name="P95"><text:span text:style-name="T18">              </text:span><text:span text:style-name="T67">&lt;book</text:span><text:span text:style-name="T18"> </text:span><text:span text:style-name="T54">available</text:span><text:span text:style-name="T18">=</text:span><text:span text:style-name="T40">"13"</text:span><text:span text:style-name="T18"> </text:span><text:span text:style-name="T54">id</text:span><text:span text:style-name="T18">=</text:span><text:span text:style-name="T40">"3"</text:span><text:span text:style-name="T67">&gt;</text:span><text:span text:style-name="T18">  </text:span></text:p>
        </text:list-item>
        <text:list-item>
          <text:p text:style-name="P95"><text:span text:style-name="T19">                  </text:span><text:span text:style-name="T66">&lt;title&gt;</text:span><text:span text:style-name="T19">Alice in Wonderland</text:span><text:span text:style-name="T66">&lt;/title&gt;</text:span><text:span text:style-name="T19">  </text:span></text:p>
        </text:list-item>
        <text:list-item>
          <text:p text:style-name="P95"><text:span text:style-name="T18">                  </text:span><text:span text:style-name="T67">&lt;author</text:span><text:span text:style-name="T18"> </text:span><text:span text:style-name="T54">id</text:span><text:span text:style-name="T18">=</text:span><text:span text:style-name="T40">"3"</text:span><text:span text:style-name="T67">&gt;</text:span><text:span text:style-name="T18">Lewis Carroll</text:span><text:span text:style-name="T67">&lt;/author&gt;</text:span><text:span text:style-name="T18">  </text:span></text:p>
        </text:list-item>
        <text:list-item>
          <text:p text:style-name="P95"><text:span text:style-name="T19">              </text:span><text:span text:style-name="T66">&lt;/book&gt;</text:span><text:span text:style-name="T19">  </text:span></text:p>
        </text:list-item>
        <text:list-item>
          <text:p text:style-name="P95"><text:span text:style-name="T18">              </text:span><text:span text:style-name="T67">&lt;book</text:span><text:span text:style-name="T18"> </text:span><text:span text:style-name="T54">available</text:span><text:span text:style-name="T18">=</text:span><text:span text:style-name="T40">"5"</text:span><text:span text:style-name="T18"> </text:span><text:span text:style-name="T54">id</text:span><text:span text:style-name="T18">=</text:span><text:span text:style-name="T40">"4"</text:span><text:span text:style-name="T67">&gt;</text:span><text:span text:style-name="T18">  </text:span></text:p>
        </text:list-item>
        <text:list-item>
          <text:p text:style-name="P95"><text:span text:style-name="T19">                  </text:span><text:span text:style-name="T66">&lt;title&gt;</text:span><text:span text:style-name="T19">Don Xijote</text:span><text:span text:style-name="T66">&lt;/title&gt;</text:span><text:span text:style-name="T19">  </text:span></text:p>
        </text:list-item>
        <text:list-item>
          <text:p text:style-name="P95"><text:span text:style-name="T18">                  </text:span><text:span text:style-name="T67">&lt;author</text:span><text:span text:style-name="T18"> </text:span><text:span text:style-name="T54">id</text:span><text:span text:style-name="T18">=</text:span><text:span text:style-name="T40">"4"</text:span><text:span text:style-name="T67">&gt;</text:span><text:span text:style-name="T18">Manuel De Cervantes</text:span><text:span text:style-name="T67">&lt;/author&gt;</text:span><text:span text:style-name="T18">  </text:span></text:p>
        </text:list-item>
        <text:list-item>
          <text:p text:style-name="P95"><text:span text:style-name="T19">              </text:span><text:span text:style-name="T66">&lt;/book&gt;</text:span><text:span text:style-name="T19">  </text:span></text:p>
        </text:list-item>
        <text:list-item>
          <text:p text:style-name="P95"><text:span text:style-name="T18">           </text:span><text:span text:style-name="T67">&lt;/books&gt;</text:span><text:span text:style-name="T18">  </text:span></text:p>
        </text:list-item>
        <text:list-item>
          <text:p text:style-name="P95"><text:span text:style-name="T19">      </text:span><text:span text:style-name="T66">&lt;/value&gt;</text:span><text:span text:style-name="T19">  </text:span></text:p>
        </text:list-item>
        <text:list-item>
          <text:p text:style-name="P95"><text:span text:style-name="T18">   </text:span><text:span text:style-name="T67">&lt;/response&gt;</text:span><text:span text:style-name="T18">  </text:span></text:p>
        </text:list-item>
      </text:list>
      <text:p text:style-name="P193"/>
      <text:p text:style-name="P201"><text:span text:style-name="T65">l </text:span><text:span text:style-name="T11">现在来看怎么玩转GPath：</text:span>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8856574368113893726" text:style-name="WW8Num27">
        <text:list-item>
          <text:p text:style-name="P80"><text:span text:style-name="T58">//第一步，创建XmlSlurper类</text:span><text:span text:style-name="T18">  </text:span></text:p>
        </text:list-item>
        <text:list-item>
          <text:p text:style-name="P80"><text:span text:style-name="T19">def xparser = </text:span><text:span text:style-name="T61">new</text:span><text:span text:style-name="T19"> XmlSlurper()  </text:span></text:p>
        </text:list-item>
        <text:list-item>
          <text:p text:style-name="P80"><text:span text:style-name="T18">def targetFile = </text:span><text:span text:style-name="T63">new</text:span><text:span text:style-name="T18"> File(</text:span><text:span text:style-name="T40">"test.xml"</text:span><text:span text:style-name="T18">)  </text:span></text:p>
        </text:list-item>
        <text:list-item>
          <text:p text:style-name="P80"><text:span text:style-name="T59">//轰轰的GPath出场</text:span><text:span text:style-name="T19">  </text:span></text:p>
        </text:list-item>
        <text:list-item>
          <text:p text:style-name="P113">GPathResult gpathResult =xparser.parse(targetFile)  </text:p>
        </text:list-item>
        <text:list-item>
          <text:p text:style-name="P179">   </text:p>
        </text:list-item>
        <text:list-item>
          <text:p text:style-name="P80"><text:span text:style-name="T58">//开始玩test.xml。现在我要访问id=4的book元素。</text:span><text:span text:style-name="T18">  </text:span></text:p>
        </text:list-item>
        <text:list-item>
          <text:p text:style-name="P80"><text:span text:style-name="T59">//下面这种搞法，gpathResult代表根元素response。通过e1.e2.e3这种</text:span><text:span text:style-name="T19">  </text:span></text:p>
        </text:list-item>
        <text:list-item>
          <text:p text:style-name="P80"><text:span text:style-name="T58">//格式就能访问到各级子元素....</text:span><text:span text:style-name="T18">  </text:span></text:p>
        </text:list-item>
        <text:list-item>
          <text:p text:style-name="P80"><text:span text:style-name="T19">def book4 = gpathResult.value.books.book[</text:span><text:span text:style-name="T53">3</text:span><text:span text:style-name="T19">]  </text:span></text:p>
        </text:list-item>
        <text:list-item>
          <text:p text:style-name="P80"><text:span text:style-name="T58">//得到book4的author元素</text:span><text:span text:style-name="T18">  </text:span></text:p>
        </text:list-item>
        <text:list-item>
          <text:p text:style-name="P179">def author = book4.author  </text:p>
        </text:list-item>
        <text:list-item>
          <text:p text:style-name="P80"><text:span text:style-name="T58">//再来获取元素的属性和textvalue</text:span><text:span text:style-name="T18">  </text:span></text:p>
        </text:list-item>
        <text:list-item>
          <text:p text:style-name="P80"><text:span text:style-name="T61">assert</text:span><text:span text:style-name="T19"> author.text() == </text:span><text:span text:style-name="T41">' Manuel De Cervantes '</text:span><text:span text:style-name="T19">  </text:span></text:p>
        </text:list-item>
        <text:list-item>
          <text:p text:style-name="P113">获取属性更直观  </text:p>
        </text:list-item>
        <text:list-item>
          <text:p text:style-name="P80"><text:span text:style-name="T19">author.</text:span><text:span text:style-name="T39">@id</text:span><text:span text:style-name="T19"> == </text:span><text:span text:style-name="T41">'4'</text:span><text:span text:style-name="T19"> 或者 author[</text:span><text:span text:style-name="T41">'@id'</text:span><text:span text:style-name="T19">] == </text:span><text:span text:style-name="T41">'4'</text:span><text:span text:style-name="T19">  </text:span></text:p>
        </text:list-item>
        <text:list-item>
          <text:p text:style-name="P113">属性一般是字符串，可通过toInteger转换成整数  </text:p>
        </text:list-item>
        <text:list-item>
          <text:p text:style-name="P80"><text:span text:style-name="T19">author.</text:span><text:span text:style-name="T39">@id</text:span><text:span text:style-name="T19">.toInteger() == </text:span><text:span text:style-name="T53">4</text:span><text:span text:style-name="T19">  </text:span></text:p>
        </text:list-item>
        <text:list-item>
          <text:p text:style-name="P113">好了。GPath就说到这。再看个例子。我在使用Gradle的时候有个需求，就是获取AndroidManifest.xml版本号（versionName）。有了GPath，一行代码搞定，请看：  </text:p>
        </text:list-item>
        <text:list-item>
          <text:p text:style-name="P80"><text:span text:style-name="T19">def androidManifest = newXmlSlurper().parse(</text:span><text:span text:style-name="T41">"AndroidManifest.xml"</text:span><text:span text:style-name="T19">)  </text:span></text:p>
        </text:list-item>
        <text:list-item>
          <text:p text:style-name="P80"><text:span text:style-name="T18">println androidManifest[</text:span><text:span text:style-name="T40">'@android:versionName'</text:span><text:span text:style-name="T18">]  </text:span></text:p>
        </text:list-item>
        <text:list-item>
          <text:p text:style-name="P179">或者  </text:p>
        </text:list-item>
        <text:list-item>
          <text:p text:style-name="P80"><text:soft-page-break/><text:span text:style-name="T18">println androidManifest.@</text:span><text:span text:style-name="T40">'android:versionName'</text:span><text:span text:style-name="T18">  </text:span></text:p>
        </text:list-item>
      </text:list>
      <text:p text:style-name="P193"/>
      <text:h text:style-name="P198" text:outline-level="3"><text:bookmark text:name="t27"/>3.6  更多</text:h>
      <text:p text:style-name="P203">作为一门语言，Groovy是复杂的，是需要深入学习和钻研的。一本厚书甚至都无法描述Groovy的方方面面。</text:p>
      <text:p text:style-name="P203">Anyway，从使用角度看，尤其是又限定在Gradle这个领域内，能用到的都是Groovy中一些简单的知识。</text:p>
      <text:h text:style-name="P196" text:outline-level="2"><text:bookmark text:name="t28"/>四、Gradle介绍</text:h>
      <text:p text:style-name="P203">现在正式进入Gradle。Gradle是一个工具，同时它也是一个编程框架。前面也提到过，使用这个工具可以完成app的编译打包等工作。当然你也可以用它干其他的事情。</text:p>
      <text:p text:style-name="P213">Gradle是什么？学习它到什么地步就可以了？</text:p>
      <text:p text:style-name="P213">----------------------------------------------------------------------------------------------------------</text:p>
      <text:p text:style-name="P214">=====&gt;看待问题的时候，所站的角度非常重要。</text:p>
      <text:p text:style-name="P214">--&gt;当你把Gradle当工具看的时候，我们只想着如何用好它。会写、写好配置脚本就OK</text:p>
      <text:p text:style-name="P214">--&gt;当你把它当做编程框架看的时候，你可能需要学习很多更深入的内容。</text:p>
      <text:p text:style-name="P214">另外，今天我们把它当工具看，明天因为需求发生变化，我们可能又得把它当编程框架看。</text:p>
      <text:p text:style-name="P214">----------------------------------------------------------------------------------------------------------</text:p>
      <text:h text:style-name="P198" text:outline-level="3"><text:bookmark text:name="t29"/>4.1  Gradle开发环境部署</text:h>
      <text:p text:style-name="P203">Gradle的官网：http://gradle.org/</text:p>
      <text:p text:style-name="P201"><text:span text:style-name="T11">文档位置：</text:span><text:span text:style-name="T55">https://docs.gradle.org/current/release-notes</text:span><text:span text:style-name="T11">。其中的</text:span><text:span text:style-name="Emphasis"><text:span text:style-name="T52">UserGuide</text:span></text:span><text:span text:style-name="T11">和</text:span><text:span text:style-name="Emphasis"><text:span text:style-name="T52">DSL Reference</text:span></text:span><text:span text:style-name="T11">很关键。User Guide就是介绍Gradle的一本书，而DSLReference是Gradle API的说明。</text:span></text:p>
      <text:p text:style-name="P201"><text:span text:style-name="T11">以Ubuntu为例，下载Gradle：</text:span><text:span text:style-name="Emphasis"><text:span text:style-name="T11">http://gradle.org/gradle-download/</text:span></text:span><text:span text:style-name="T11">  选择Completedistribution和Binary only distribution都行。然后解压到指定目录。</text:span></text:p>
      <text:p text:style-name="P203">最后，设置~/.bashrc，把Gradle加到PATH里，如图20所示：</text:p>
      <table:table table:name="表格20" table:style-name="表格20">
        <table:table-column table:style-name="表格20.A"/>
        <table:table-row table:style-name="表格20.1">
          <table:table-cell table:style-name="表格20.A1" office:value-type="string">
            <text:p text:style-name="P211"><draw:frame draw:style-name="fr1" draw:name="图像22" text:anchor-type="as-char" svg:width="21.14cm" svg:height="1.533cm" draw:z-index="21"><draw:image xlink:href="http://img.blog.csdn.net/20150905194121511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20  配置Gradle到bashrc</text:p>
          </table:table-cell>
        </table:table-row>
      </table:table>
      <text:p text:style-name="P2"/>
      <text:p text:style-name="P203">执行source ~/.bashrc，初始化环境。</text:p>
      <text:p text:style-name="P203">执行gradle --version，如果成功运行就OK了。</text:p>
      <text:p text:style-name="P203">注意，为什么说Gradle是一个编程框架？来看它提供的API文档：</text:p>
      <text:p text:style-name="P201"><text:span text:style-name="Emphasis"><text:span text:style-name="T11">https://docs.gradle.org/current/javadoc/org/gradle/api/Project.html</text:span></text:span></text:p>
      <table:table table:name="表格21" table:style-name="表格21">
        <table:table-column table:style-name="表格21.A"/>
        <text:soft-page-break/>
        <table:table-row table:style-name="表格21.1">
          <table:table-cell table:style-name="表格21.A1" office:value-type="string">
            <text:p text:style-name="P211"><draw:frame draw:style-name="fr1" draw:name="图像23" text:anchor-type="as-char" svg:width="28.522cm" svg:height="13.282cm" draw:z-index="22"><draw:image xlink:href="http://img.blog.csdn.net/20150905194136650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21  Project接口说明</text:p>
          </table:table-cell>
        </table:table-row>
      </table:table>
      <text:p text:style-name="P2"/>
      <text:p text:style-name="P203">原来，我们编写所谓的编译脚本，其实就是玩Gradle的API....所以它从更底层意义上看，是一个编程框架！</text:p>
      <text:p text:style-name="P203">既然是编程框架，我在讲解Gradle的时候，尽量会从API的角度来介绍。有些读者肯定会不耐烦，为嘛这么费事？</text:p>
      <text:p text:style-name="P203">从我个人的经历来看：因为我从网上学习到的资料来看，几乎全是从脚本的角度来介绍Gradle，结果学习一通下来，只记住参数怎么配置，却不知道它们都是函数调用，都是严格对应相关API的。</text:p>
      <text:p text:style-name="P203">而从API角度来看待Gradle的话，有了SDK文档，你就可以编程。编程是靠记住一行行代码来实现的吗？不是，是在你掌握大体流程，然后根据SDK+API来完成的！</text:p>
      <text:p text:style-name="P201"><text:span text:style-name="T11">其实，Gradle自己的User Guide也明确说了</text:span><text:span text:style-name="T65">：</text:span></text:p>
      <text:p text:style-name="P203">Buildscripts are code</text:p>
      <text:h text:style-name="P198" text:outline-level="3"><text:bookmark text:name="t30"/>4.2  基本组件</text:h>
      <text:p text:style-name="P203">Gradle是一个框架，它定义一套自己的游戏规则。我们要玩转Gradle，必须要遵守它设计的规则。下面我们来讲讲Gradle的基本组件：</text:p>
      <text:p text:style-name="P201"><text:span text:style-name="T12">Gradle中，每一个待编译的工程都叫一个Project。每一个Project在构建的时候都包含一系列的Task。比</text:span><text:span text:style-name="T11">如一个Android APK的编译可能包含：</text:span><text:span text:style-name="Emphasis"><text:span text:style-name="T11">Java源码编译</text:span></text:span><text:soft-page-break/><text:span text:style-name="Emphasis"><text:span text:style-name="T11">Task、资源编译Task、JNI编译Task、lint检查Task、打包生成APK的Task、签名Task等</text:span></text:span><text:span text:style-name="T11">。</text:span></text:p>
      <text:p text:style-name="P203">一个Project到底包含多少个Task，其实是由编译脚本指定的插件决定。插件是什么呢？插件就是用来定义Task，并具体执行这些Task的东西。</text:p>
      <text:p text:style-name="P201"><text:span text:style-name="T11">刚才说了，Gradle是一个框架，作为框架，它负责定义流程和规则。而具体的编译工作则是通过插件的方式来完成的。比如</text:span><text:span text:style-name="Emphasis"><text:span text:style-name="T11">编译Java有Java插件，编译Groovy有Groovy插件，编译Android APP有Android APP插件，编译Android Library有Android Library插件</text:span></text:span></text:p>
      <text:p text:style-name="P203">好了。到现在为止，你知道Gradle中每一个待编译的工程都是一个Project，一个具体的编译过程是由一个一个的Task来定义和执行的。</text:p>
      <text:h text:style-name="P199" text:outline-level="4"><text:bookmark text:name="t31"/>4.2.1  一个重要的例子</text:h>
      <text:p text:style-name="P203">下面我们来看一个实际的例子。这个例子非常有代表意义。图22是一个名为posdevice的目录。这个目录里包含3个Android Library工程，2个Android APP工程。</text:p>
      <table:table table:name="表格22" table:style-name="表格22">
        <table:table-column table:style-name="表格22.A"/>
        <table:table-row table:style-name="表格22.1">
          <table:table-cell table:style-name="表格22.A1" office:value-type="string">
            <text:p text:style-name="P211"><draw:frame draw:style-name="fr1" draw:name="图像24" text:anchor-type="as-char" svg:width="15.108cm" svg:height="6.72cm" draw:z-index="23"><draw:image xlink:href="http://img.blog.csdn.net/20150905194157628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22 重要例子</text:p>
          </table:table-cell>
        </table:table-row>
      </table:table>
      <text:p text:style-name="P2"/>
      <text:p text:style-name="P203">在图22的例子中：</text:p>
      <text:list xml:id="list640650057380404404" text:style-name="WW8Num28">
        <text:list-item>
          <text:p text:style-name="P17"><text:span text:style-name="T65">l </text:span><text:span text:style-name="T11">CPosDeviceSdk、CPosSystemSdk、CPosSystemSdkxxxImpl是Android Library。其中，CPosSystemSdkxxxImpl依赖CPosSystemSdk</text:span></text:p>
        </text:list-item>
        <text:list-item>
          <text:p text:style-name="P43"><text:span text:style-name="T65">l </text:span><text:span text:style-name="T11">CPosDeviceServerApk和CPosSdkDemo是Android APP。这些App和SDK有依赖关系。CPosDeviceServerApk依赖CPosDeviceSdk，而CPosSdkDemo依赖所有的Sdk Library。</text:span></text:p>
        </text:list-item>
      </text:list>
      <text:p text:style-name="P208">请回答问题，在上面这个例子中，有多少个Project？</text:p>
      <text:p text:style-name="P208">请回答问题，在上面这个例子中，有多少个Project？</text:p>
      <text:p text:style-name="P208">请回答问题，在上面这个例子中，有多少个Project？</text:p>
      <text:p text:style-name="P201"><text:span text:style-name="T25">答案是</text:span><text:span text:style-name="T50">：每一个Library和每一个App都是单独的Project</text:span><text:span text:style-name="T25">。根据Gradle的要求，每一个Project在其根目录下都需要有一个build.gradle。build.gradle文件就是该Project的编译脚本，类似于Makefile。</text:span></text:p>
      <text:p text:style-name="P203">看起来好像很简单，但是请注意：posdevice虽然包含5个独立的Project，但是要独立编译他们的话，得：</text:p>
      <text:p text:style-name="P201"><text:soft-page-break/><text:span text:style-name="T65">l </text:span><text:span text:style-name="T11">cd  某个Project的目录。比如</text:span><text:span text:style-name="T13"> </text:span><text:span text:style-name="T11">cd CPosDeviceSdk</text:span></text:p>
      <text:p text:style-name="P201"><text:span text:style-name="T65">l </text:span><text:span text:style-name="T11">然后执行</text:span><text:span text:style-name="T13"> </text:span><text:span text:style-name="T11">gradle  xxxx（xxx是任务的名字。对Android来说，assemble这个Task会生成最终的产物，所以gradle</text:span><text:span text:style-name="T30"> </text:span><text:span text:style-name="T11">assemble）</text:span></text:p>
      <text:p text:style-name="P203">这很麻烦啊，有10个独立Project，就得重复执行10次这样的命令。更有甚者，所谓的独立Project其实有依赖关系的。比如我们这个例子。</text:p>
      <text:p text:style-name="P203">那么，我想在posdevice目录下，直接执行gradle assemble，是否能把这5个Project的东西都编译出来呢？</text:p>
      <text:p text:style-name="P201"><text:span text:style-name="T11">答案自然是可以。在Gradle中，这叫</text:span><text:span text:style-name="Emphasis"><text:span text:style-name="T11">Multi-Projects Build</text:span></text:span><text:span text:style-name="T11">。把posdevice改造成支持Gradle的Multi-Projects Build很容易，需要：</text:span></text:p>
      <text:list xml:id="list5539120124865987282" text:style-name="WW8Num29">
        <text:list-item>
          <text:p text:style-name="P18"><text:span text:style-name="T65">l </text:span><text:span text:style-name="T11">在posdevice下也添加一个</text:span><text:span text:style-name="T55">build.gradle</text:span><text:span text:style-name="T11">。这个build.gradle一般干得活是：配置其他子Project的。比如为子Project添加一些属性。这个build.gradle有没有都无所属。</text:span></text:p>
        </text:list-item>
        <text:list-item>
          <text:p text:style-name="P44"><text:span text:style-name="T65">l </text:span><text:span text:style-name="T11">在posdevice下添加一个名为</text:span><text:span text:style-name="T55">settings.gradle</text:span><text:span text:style-name="T11">。这个文件很重要，名字必须是settings.gradle。它里边用来告诉Gradle，这个multiprojects包含多少个子Project。</text:span></text:p>
        </text:list-item>
      </text:list>
      <text:p text:style-name="P203">来看settings.gradle的内容，最关键的内容就是告诉Gradle这个multiprojects包含哪些子projects:</text:p>
      <text:p text:style-name="P203">[settings.gradle]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3591904347319632094" text:style-name="WW8Num30">
        <text:list-item>
          <text:p text:style-name="P81"><text:span text:style-name="T58">//通过include函数，将子Project的名字（其文件夹名）包含进来</text:span><text:span text:style-name="T18">  </text:span></text:p>
        </text:list-item>
        <text:list-item>
          <text:p text:style-name="P81"><text:span text:style-name="T19">include  </text:span><text:span text:style-name="T41">'CPosSystemSdk'</text:span><text:span text:style-name="T19"> ,</text:span><text:span text:style-name="T41">'CPosDeviceSdk'</text:span><text:span text:style-name="T19"> ,  </text:span></text:p>
        </text:list-item>
        <text:list-item>
          <text:p text:style-name="P81"><text:span text:style-name="T18">       </text:span><text:span text:style-name="T40">'CPosSdkDemo'</text:span><text:span text:style-name="T18">,</text:span><text:span text:style-name="T40">'CPosDeviceServerApk'</text:span><text:span text:style-name="T18">,</text:span><text:span text:style-name="T40">'CPosSystemSdkWizarPosImpl'</text:span><text:span text:style-name="T18">  </text:span></text:p>
        </text:list-item>
      </text:list>
      <text:p text:style-name="P193"/>
      <text:p text:style-name="P203"> </text:p>
      <text:p text:style-name="P213">强烈建议：</text:p>
      <text:p text:style-name="P213">如果你确实只有一个Project需要编译，我也建议你在目录下添加一个settings.gradle。我们团队内部的所有单个Project都已经改成支持Multiple-Project Build了。改得方法就是添加settings.gradle，然后include对应的project名字。</text:p>
      <text:p text:style-name="P203">另外，settings.gradle除了可以include外，还可以设置一些函数。这些函数会在gradle构建整个工程任务的时候执行，所以，可以在settings做一些初始化的工作。比如：我的settings.gradle的内容：</text:p>
      <text:p text:style-name="P201"><text:span text:style-name="T11">//定义一个名为initMinshengGradleEnvironment</text:span><text:span text:style-name="T68">的函数。该函数内部完成一些初始化操作</text:span></text:p>
      <text:p text:style-name="P209">//比如创建特定的目录，设置特定的参数等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7250902250446426264" text:style-name="WW8Num31">
        <text:list-item>
          <text:p text:style-name="P114">def initMinshengGradleEnvironment(){  </text:p>
        </text:list-item>
        <text:list-item>
          <text:p text:style-name="P82"><text:span text:style-name="T19">    println</text:span><text:span text:style-name="T41">"initialize Minsheng Gradle Environment ....."</text:span><text:span text:style-name="T19">  </text:span></text:p>
        </text:list-item>
        <text:list-item>
          <text:p text:style-name="P82"><text:span text:style-name="T18">    ......</text:span><text:span text:style-name="T58">//干一些special的私活....</text:span><text:span text:style-name="T18">  </text:span></text:p>
        </text:list-item>
        <text:list-item>
          <text:p text:style-name="P82"><text:span text:style-name="T19">    println</text:span><text:span text:style-name="T41">"initialize Minsheng Gradle Environment completes..."</text:span><text:span text:style-name="T19">  </text:span></text:p>
        </text:list-item>
        <text:list-item>
          <text:p text:style-name="P114">}  </text:p>
        </text:list-item>
        <text:list-item>
          <text:p text:style-name="P82"><text:soft-page-break/><text:span text:style-name="T59">//settings.gradle加载的时候，会执行initMinshengGradleEnvironment</text:span><text:span text:style-name="T19">  </text:span></text:p>
        </text:list-item>
        <text:list-item>
          <text:p text:style-name="P114">initMinshengGradleEnvironment()  </text:p>
        </text:list-item>
        <text:list-item>
          <text:p text:style-name="P82"><text:span text:style-name="T59">//include也是一个函数：</text:span><text:span text:style-name="T19">  </text:span></text:p>
        </text:list-item>
        <text:list-item>
          <text:p text:style-name="P82"><text:span text:style-name="T18">include </text:span><text:span text:style-name="T40">'CPosSystemSdk'</text:span><text:span text:style-name="T18"> , </text:span><text:span text:style-name="T40">'CPosDeviceSdk'</text:span><text:span text:style-name="T18"> ,  </text:span></text:p>
        </text:list-item>
        <text:list-item>
          <text:p text:style-name="P82"><text:span text:style-name="T19">      </text:span><text:span text:style-name="T41">'CPosSdkDemo'</text:span><text:span text:style-name="T19">,</text:span><text:span text:style-name="T41">'CPosDeviceServerApk'</text:span><text:span text:style-name="T19">,</text:span><text:span text:style-name="T41">'CPosSystemSdkWizarPosImpl'</text:span><text:span text:style-name="T19">  </text:span></text:p>
        </text:list-item>
      </text:list>
      <text:p text:style-name="P194"/>
      <text:h text:style-name="P199" text:outline-level="4"><text:bookmark text:name="t32"/>4.2.2  gradle命令介绍</text:h>
      <text:h text:style-name="P200" text:outline-level="5"><text:bookmark text:name="t33"/>1.  gradle projects查看工程信息</text:h>
      <text:p text:style-name="P203">到目前为止，我们了解了Gradle什么呢？</text:p>
      <text:p text:style-name="P201"><text:span text:style-name="T65">l </text:span><text:span text:style-name="T11">每一个Project都必须设置一个build.gradle文件。至于其内容，我们留到后面再说。</text:span></text:p>
      <text:p text:style-name="P201"><text:span text:style-name="T65">l </text:span><text:span text:style-name="T11">对于multi-projects build，需要在根目录下也放一个build.gradle，和一个settings.gradle。</text:span></text:p>
      <text:p text:style-name="P201"><text:span text:style-name="T65">l </text:span><text:span text:style-name="T11">一个Project是由若干tasks来组成的，当gradlexxx的时候，实际上是要求gradle执行xxx任务。这个任务就能完成具体的工作。</text:span></text:p>
      <text:p text:style-name="P201"><text:span text:style-name="T65">l </text:span><text:span text:style-name="T11">当然，具体的工作和不同的插件有关系。编译Java要使用Java插件，编译Android APP需要使用Android APP插件。这些我们都留待后续讨论</text:span></text:p>
      <text:p text:style-name="P201"><text:span text:style-name="T11">gradle提供一些方便命令来查看和Project，Task相关的信息。比如在posdevice中，我想看这个multi projects到底</text:span><text:span text:style-name="T12">包含多少个子Project：</text:span></text:p>
      <text:p text:style-name="P206"><text:span text:style-name="T9">执行gradle projects，</text:span><text:span text:style-name="T8">得到图23：</text:span></text:p>
      <table:table table:name="表格23" table:style-name="表格23">
        <table:table-column table:style-name="表格23.A"/>
        <table:table-row table:style-name="表格23.1">
          <table:table-cell table:style-name="表格23.A1" office:value-type="string">
            <text:p text:style-name="P210"><draw:frame draw:style-name="fr1" draw:name="图像25" text:anchor-type="as-char" svg:width="17.277cm" svg:height="6.033cm" draw:z-index="24"><draw:image xlink:href="http://img.blog.csdn.net/20150905194216394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/>
            <text:p text:style-name="P211">图23  gradle projects</text:p>
          </table:table-cell>
        </table:table-row>
      </table:table>
      <text:p text:style-name="P2"/>
      <text:p text:style-name="P203">你看，multi projects的情况下，posdevice这个目录对应的build.gradle叫Root</text:p>
      <text:p text:style-name="P203"> Project，它包含5个子Project。</text:p>
      <text:p text:style-name="P203">如果你修改settings.gradle，使得include只有一个参数，则gradle projects的子project也会变少，比如图24：</text:p>
      <table:table table:name="表格24" table:style-name="表格24">
        <table:table-column table:style-name="表格24.A"/>
        <text:soft-page-break/>
        <table:table-row table:style-name="表格24.1">
          <table:table-cell table:style-name="表格24.A1" office:value-type="string">
            <text:p text:style-name="P211"><draw:frame draw:style-name="fr1" draw:name="图像26" text:anchor-type="as-char" svg:width="17.674cm" svg:height="4.392cm" draw:z-index="25"><draw:image xlink:href="http://img.blog.csdn.net/20150905194231875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24  修改settings.gradle，使得只包含CPosSystemSdk工程</text:p>
          </table:table-cell>
        </table:table-row>
      </table:table>
      <text:p text:style-name="P2"/>
      <text:h text:style-name="P200" text:outline-level="5"><text:bookmark text:name="t34"/>2.  gradle tasks查看任务信息</text:h>
      <text:p text:style-name="P201"><text:span text:style-name="T11">查看了Project信息，这个还比较简单，直接看settings.gradle也知道。那么Project包含哪些Task信息，怎么看呢？图23,24中最后的输出也告诉你了，想看某个Project包含哪些Task信息，只要</text:span><text:span text:style-name="T45">执行：</text:span></text:p>
      <text:p text:style-name="P201"><text:span text:style-name="Emphasis"><text:span text:style-name="T77">G</text:span></text:span><text:span text:style-name="Emphasis"><text:span text:style-name="T45">radle</text:span></text:span><text:span text:style-name="Emphasis"><text:span text:style-name="T51"> </text:span></text:span><text:span text:style-name="Emphasis"><text:span text:style-name="T45">project-path:tasks</text:span></text:span><text:span text:style-name="T11"> 就行。注意，</text:span><text:span text:style-name="Emphasis"><text:span text:style-name="T11">project-path</text:span></text:span><text:span text:style-name="T11">是目录名，后面必须跟冒号。</text:span></text:p>
      <text:p text:style-name="P203">对于Multi-project，在根目录中，需要指定你想看哪个poject的任务。不过你要是已经cd到某个Project的目录了，则不需指定Project-path。</text:p>
      <text:p text:style-name="P203">来看图25：</text:p>
      <table:table table:name="表格25" table:style-name="表格25">
        <table:table-column table:style-name="表格25.A"/>
        <text:soft-page-break/>
        <table:table-row table:style-name="表格25.1">
          <table:table-cell table:style-name="表格25.A1" office:value-type="string">
            <text:p text:style-name="P211"><draw:frame draw:style-name="fr1" draw:name="图像27" text:anchor-type="as-char" svg:width="23.204cm" svg:height="18.098cm" draw:z-index="26"><draw:image xlink:href="http://img.blog.csdn.net/20150905194251964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25  gradle CPosSystemSdk:tasks</text:p>
          </table:table-cell>
        </table:table-row>
      </table:table>
      <text:p text:style-name="P2"/>
      <text:p text:style-name="P201"><text:span text:style-name="T11">图25是gradle</text:span><text:span text:style-name="T30"> </text:span><text:span text:style-name="T11">CPosSystemSdk:tasks的结果。</text:span></text:p>
      <text:list xml:id="list61430131645526754" text:style-name="WW8Num32">
        <text:list-item>
          <text:p text:style-name="P10">cd CPossystemSdk</text:p>
        </text:list-item>
        <text:list-item>
          <text:p text:style-name="P36">gradle tasks 得到同样的结果</text:p>
        </text:list-item>
      </text:list>
      <text:p text:style-name="P203">CPosSystemSdk是一个Android Library工程，Android Library对应的插件定义了好多Task。每种插件定义的Task都不尽相同，这就是所谓的Domain Specific，需要我们对相关领域有比较多的了解。</text:p>
      <text:p text:style-name="P203">这些都是后话，我们以后会详细介绍。</text:p>
      <text:h text:style-name="P200" text:outline-level="5"><text:bookmark text:name="t35"/><text:soft-page-break/>3.  gradle task-name执行任务</text:h>
      <text:p text:style-name="P203">图25中列出了好多任务，这时候就可以通过<text:span text:style-name="T69"> </text:span>gradle 任务名来执行某个任务。这和make xxx很像。比如：</text:p>
      <text:list xml:id="list8284526913421582392" text:style-name="WW8Num33">
        <text:list-item>
          <text:p text:style-name="P19"><text:span text:style-name="T65">l </text:span><text:span text:style-name="T11">gradle clean是执行清理任务，和make clean类似。</text:span></text:p>
        </text:list-item>
        <text:list-item>
          <text:p text:style-name="P45"><text:span text:style-name="T65">l </text:span><text:span text:style-name="T11">gradle properites用来查看所有属性信息。</text:span></text:p>
        </text:list-item>
      </text:list>
      <text:p text:style-name="P201"><text:span text:style-name="T55">gradle tasks</text:span><text:span text:style-name="T11">会列出每个任务的描述，通过描述，我们大概能知道这些任务是干什么的.....。然后gradletask-name执行它就好。</text:span></text:p>
      <text:p text:style-name="P201"><text:span text:style-name="T11">这里要强调一点：</text:span><text:span text:style-name="T12">Task和Task之间往往是有关系的，</text:span><text:span text:style-name="Emphasis"><text:span text:style-name="T12">这就是所谓的依赖关系。比如，assemble task就依赖其他task先执行，assemble才能完成最终的输出</text:span></text:span><text:span text:style-name="T56">。</text:span></text:p>
      <text:p text:style-name="P203">依赖关系对我们使用gradle有什么意义呢？</text:p>
      <text:p text:style-name="P203">如果知道Task之间的依赖关系，那么开发者就可以添加一些定制化的Task。比如我为assemble添加一个SpecialTest任务，并指定assemble依赖于SpecialTest。当assemble执行的时候，就会先处理完它依赖的task。自然，SpecialTest就会得到执行了...</text:p>
      <text:p text:style-name="P203">大家先了解这么多，等后面介绍如何写gradle脚本的时候，这就是调用几个函数的事情，Nothing Special!</text:p>
      <text:p text:style-name="P203"> </text:p>
      <text:h text:style-name="P198" text:outline-level="3"><text:bookmark text:name="t36"/>4.3  Gradle工作流程</text:h>
      <text:p text:style-name="P203">Gradle的工作流程其实蛮简单，用一个图26来表达：</text:p>
      <table:table table:name="表格26" table:style-name="表格26">
        <table:table-column table:style-name="表格26.A"/>
        <table:table-row table:style-name="表格26.1">
          <table:table-cell table:style-name="表格26.A1" office:value-type="string">
            <text:p text:style-name="P211"><draw:frame draw:style-name="fr1" draw:name="图像28" text:anchor-type="as-char" svg:width="24.95cm" svg:height="5.847cm" draw:z-index="27"><draw:image xlink:href="http://img.blog.csdn.net/20150905194317170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26  Gradle工作流程</text:p>
          </table:table-cell>
        </table:table-row>
      </table:table>
      <text:p text:style-name="P2"/>
      <text:p text:style-name="P203">图26告诉我们，Gradle工作包含三个阶段：</text:p>
      <text:list xml:id="list6426953786619751252" text:style-name="WW8Num34">
        <text:list-item>
          <text:p text:style-name="P20"><text:span text:style-name="T65">l </text:span><text:span text:style-name="T44">首先是初始化阶段。对我们前面的multi-project build而言，</text:span><text:span text:style-name="T45">就是执行settings.gradle</text:span></text:p>
        </text:list-item>
        <text:list-item>
          <text:p text:style-name="P12">l Initiliazation phase的下一个阶段是Configration阶段。</text:p>
        </text:list-item>
        <text:list-item>
          <text:p text:style-name="P20"><text:span text:style-name="T44">l Configration阶段的目标是</text:span><text:span text:style-name="T45">解析每个project中的build.gradle</text:span><text:span text:style-name="T44">。比如multi-project build例子中，解析每个子目录中的build.gradle。在这两个阶段之间，我们可以加一些定制化的Hook。这当然是通过API来添加的。</text:span></text:p>
        </text:list-item>
        <text:list-item>
          <text:p text:style-name="P20"><text:span text:style-name="T44">l Configuration阶段完了后，整个build的project以及内部的Task关系就确定了。恩？前面说过，一个Project包含很多Task，每个Task之间有依赖关系。</text:span><text:span text:style-name="T45">Configuration会建立一个有向图来描述Task之间的依赖关系</text:span><text:span text:style-name="T44">。所以，我们可以添加一个HOOK，即当Task关系图建立好后，执行一些操作。</text:span></text:p>
        </text:list-item>
        <text:list-item>
          <text:p text:style-name="P38"><text:soft-page-break/>l 最后一个阶段就是执行任务了。当然，任务执行完后，我们还可以加Hook。</text:p>
        </text:list-item>
      </text:list>
      <text:p text:style-name="P203">下面展示一下我按图26为posdevice项目添加的Hook，它的执行结果：</text:p>
      <table:table table:name="表格27" table:style-name="表格27">
        <table:table-column table:style-name="表格27.A"/>
        <table:table-row table:style-name="表格27.1">
          <table:table-cell table:style-name="表格27.A1" office:value-type="string">
            <text:p text:style-name="P211"><draw:frame draw:style-name="fr1" draw:name="图像29" text:anchor-type="as-char" svg:width="18.706cm" svg:height="8.149cm" draw:z-index="28"><draw:image xlink:href="http://img.blog.csdn.net/20150905194338602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26  加了Hook后的执行结果</text:p>
          </table:table-cell>
        </table:table-row>
      </table:table>
      <text:p text:style-name="P2"/>
      <text:p text:style-name="P203">我在：</text:p>
      <text:list xml:id="list8665946080525911859" text:style-name="WW8Num36">
        <text:list-item>
          <text:p text:style-name="P21"><text:span text:style-name="T65">l </text:span><text:span text:style-name="T11">settings.gradle加了一个输出。</text:span></text:p>
        </text:list-item>
        <text:list-item>
          <text:p text:style-name="P21"><text:span text:style-name="T65">l </text:span><text:span text:style-name="T11">在posdevice的build.gradle加了图25中的beforeProject函数。</text:span></text:p>
        </text:list-item>
        <text:list-item>
          <text:p text:style-name="P46"><text:span text:style-name="T65">l </text:span><text:span text:style-name="T11">在CPosSystemSdk加了taskGraph whenReady函数和buidFinished函数。</text:span></text:p>
        </text:list-item>
      </text:list>
      <text:p text:style-name="P203">好了，Hook的代码怎么写，估计你很好奇，而且肯定会埋汰，搞毛这么就还没告诉我怎么写Gradle。马上了！</text:p>
      <text:p text:style-name="P203">最后，关于Gradle的工作流程，你只要记住：</text:p>
      <text:list xml:id="list2176897695256842701" text:style-name="WW8Num37">
        <text:list-item>
          <text:p text:style-name="P22"><text:span text:style-name="T65">l </text:span><text:span text:style-name="T11">Gradle有一个初始化流程，这个时候settings.gradle会执行。</text:span></text:p>
        </text:list-item>
        <text:list-item>
          <text:p text:style-name="P22"><text:span text:style-name="T65">l </text:span><text:span text:style-name="T11">在配置阶段，每个Project都会被解析，其内部的任务也会被添加到一个有向图里，用于解决执行过程中的依赖关系。</text:span></text:p>
        </text:list-item>
        <text:list-item>
          <text:p text:style-name="P47"><text:span text:style-name="T65">l </text:span><text:span text:style-name="T11">然后才是执行阶段。你在gradle xxx中指定什么任务，gradle就会将这个xxx任务链上的所有任务全部按依赖顺序执行一遍！</text:span></text:p>
        </text:list-item>
      </text:list>
      <text:p text:style-name="P203">下面来告诉你怎么写代码！</text:p>
      <text:h text:style-name="P198" text:outline-level="3"><text:bookmark text:name="t37"/>4.4  Gradle编程模型及API实例详解</text:h>
      <text:p text:style-name="P203">希望你在进入此节之前，一定花时间把前面内容看一遍！！！</text:p>
      <text:p text:style-name="P201"><text:span text:style-name="Emphasis"><text:span text:style-name="T11">https://docs.gradle.org/current/dsl/</text:span></text:span><text:span text:style-name="T11">  &lt;==这个文档很重要</text:span></text:p>
      <text:p text:style-name="P201"><text:span text:style-name="T11">Gradle基于Groovy，Groovy又基于Java。所以，Gradle执行的时候和Groovy一样，</text:span><text:span text:style-name="T45">会把脚本转换成Java对象</text:span><text:span text:style-name="T11">。Gradle主要有三种对象，这三种对象和三种不同的脚本文件对应，在gradle执行的时候，会将脚本转换成对应的对端：</text:span></text:p>
      <text:list xml:id="list5806421729100687269" text:style-name="WW8Num38">
        <text:list-item>
          <text:p text:style-name="P23"><text:span text:style-name="T65">l </text:span><text:span text:style-name="T12">Gradle对象：当我们执行gradle xxx或者什么的时候，gradle会从默认的配置脚本中构造出一个Gradle对象。在整个执行过程中，只有这么一个对象。Gradle对象的数据类型就是Gradle。</text:span><text:span text:style-name="T11">我们一般很少去定制这个默认的配置脚本。</text:span></text:p>
        </text:list-item>
        <text:list-item>
          <text:p text:style-name="P23"><text:soft-page-break/><text:span text:style-name="T65">l </text:span><text:span text:style-name="T12">Project对象：每一个build.gradle会转换成一个Project对象</text:span><text:span text:style-name="T11">。</text:span></text:p>
        </text:list-item>
        <text:list-item>
          <text:p text:style-name="P48"><text:span text:style-name="T65">l </text:span><text:span text:style-name="T12">Settings对象：显然，每一个settings.gradle都会转换成一个Settings对象</text:span><text:span text:style-name="T11">。</text:span></text:p>
        </text:list-item>
      </text:list>
      <text:p text:style-name="P213">注意，对于其他gradle文件，除非定义了class，否则会转换成一个实现了Script接口的对象。这一点和3.5节中Groovy的脚本类相似</text:p>
      <text:p text:style-name="P203">当我们执行gradle的时候，gradle首先是按顺序解析各个gradle文件。这里边就有所所谓的生命周期的问题，即先解析谁，后解析谁。图27是Gradle文档中对生命周期的介绍：结合上一节的内容，相信大家都能看明白了。现在只需要看红框里的内容：</text:p>
      <table:table table:name="表格28" table:style-name="表格28">
        <table:table-column table:style-name="表格28.A"/>
        <table:table-row table:style-name="表格28.1">
          <table:table-cell table:style-name="表格28.A1" office:value-type="string">
            <text:p text:style-name="P211"><draw:frame draw:style-name="fr1" draw:name="图像30" text:anchor-type="as-char" svg:width="25.876cm" svg:height="6.932cm" draw:z-index="29"><draw:image xlink:href="http://img.blog.csdn.net/20150905194405209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27  Gradle对LifeCycle的介绍</text:p>
          </table:table-cell>
        </table:table-row>
      </table:table>
      <text:p text:style-name="P2"/>
      <text:h text:style-name="P199" text:outline-level="4"><text:bookmark text:name="t38"/>4.4.1  Gradle对象</text:h>
      <text:p text:style-name="P203">我们先来看Gradle对象，它有哪些属性呢？如图28所示：</text:p>
      <table:table table:name="表格29" table:style-name="表格29">
        <table:table-column table:style-name="表格29.A"/>
        <text:soft-page-break/>
        <table:table-row table:style-name="表格29.1">
          <table:table-cell table:style-name="表格29.A1" office:value-type="string">
            <text:p text:style-name="P211"><draw:frame draw:style-name="fr1" draw:name="图像31" text:anchor-type="as-char" svg:width="19.473cm" svg:height="15.716cm" draw:z-index="30"><draw:image xlink:href="http://img.blog.csdn.net/20150905194421970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28  Gradle的属性</text:p>
          </table:table-cell>
        </table:table-row>
      </table:table>
      <text:p text:style-name="P2"/>
      <text:p text:style-name="P203">我在posdevice build.gradle中和settings.gradle中分别加了如下输出：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3965124984561390992" text:style-name="WW8Num39">
        <text:list-item>
          <text:p text:style-name="P83"><text:span text:style-name="T58">//在settings.gradle中，则输出"In settings,gradle id is"</text:span><text:span text:style-name="T18">  </text:span></text:p>
        </text:list-item>
        <text:list-item>
          <text:p text:style-name="P83"><text:span text:style-name="T19">println </text:span><text:span text:style-name="T41">"In posdevice, gradle id is "</text:span><text:span text:style-name="T19"> +gradle.hashCode()  </text:span></text:p>
        </text:list-item>
        <text:list-item>
          <text:p text:style-name="P83"><text:span text:style-name="T18">println </text:span><text:span text:style-name="T40">"Home Dir:"</text:span><text:span text:style-name="T18"> + gradle.gradleHomeDir  </text:span></text:p>
        </text:list-item>
        <text:list-item>
          <text:p text:style-name="P83"><text:span text:style-name="T19">println </text:span><text:span text:style-name="T41">"User Home Dir:"</text:span><text:span text:style-name="T19"> + gradle.gradleUserHomeDir  </text:span></text:p>
        </text:list-item>
        <text:list-item>
          <text:p text:style-name="P83"><text:span text:style-name="T18">println </text:span><text:span text:style-name="T40">"Parent: "</text:span><text:span text:style-name="T18"> + gradle.parent  </text:span></text:p>
        </text:list-item>
      </text:list>
      <text:p text:style-name="P193"/>
      <text:p text:style-name="P203">得到结果如图29所示：</text:p>
      <table:table table:name="表格30" table:style-name="表格30">
        <table:table-column table:style-name="表格30.A"/>
        <text:soft-page-break/>
        <table:table-row table:style-name="表格30.1">
          <table:table-cell table:style-name="表格30.A1" office:value-type="string">
            <text:p text:style-name="P211"><draw:frame draw:style-name="fr1" draw:name="图像32" text:anchor-type="as-char" svg:width="17.092cm" svg:height="8.123cm" draw:z-index="31"><draw:image xlink:href="http://img.blog.csdn.net/20150905194440047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29  gradle示例</text:p>
          </table:table-cell>
        </table:table-row>
      </table:table>
      <text:p text:style-name="P2"/>
      <text:list xml:id="list3246749270099327990" text:style-name="WW8Num40">
        <text:list-item>
          <text:p text:style-name="P24"><text:span text:style-name="T65">l </text:span><text:span text:style-name="T11">你看，在settings.gradle和posdevice build.gradle中，我们得到的gradle实例对象的hashCode是一样的（都是791279786）。</text:span></text:p>
        </text:list-item>
        <text:list-item>
          <text:p text:style-name="P24"><text:span text:style-name="T65">l </text:span><text:span text:style-name="T11">HomeDir是我在哪个目录存储的gradle可执行程序。</text:span></text:p>
        </text:list-item>
        <text:list-item>
          <text:p text:style-name="P49"><text:span text:style-name="T65">l </text:span><text:span text:style-name="T11">User Home Dir：是gradle自己设置的目录，里边存储了一些配置文件，以及编译过程中的缓存文件，生成的类文件，编译中依赖的插件等等。</text:span></text:p>
        </text:list-item>
      </text:list>
      <text:p text:style-name="P203">Gradle的函数接口在文档中也有。</text:p>
      <text:h text:style-name="P199" text:outline-level="4"><text:bookmark text:name="t39"/>4.4.2  Project对象</text:h>
      <text:p text:style-name="P201"><text:span text:style-name="T11">每一个build.gradle文件都会转换成一个Project对象。在Gradle术语中，Project对象对应的是</text:span><text:span text:style-name="Emphasis"><text:span text:style-name="T11">BuildScript</text:span></text:span><text:span text:style-name="T11">。</text:span></text:p>
      <text:p text:style-name="P201"><text:span text:style-name="T11">Project包含若干Tasks。另外，</text:span><text:span text:style-name="T12">由于Project对应具体的工程，所以需要为Project加载所需要的插件，比如为Java工程加载Java插件</text:span><text:span text:style-name="T11">。其实，一个Project包含多少Task往往是插件决定的。</text:span></text:p>
      <text:p text:style-name="P203">所以，在Project中，我们要：</text:p>
      <text:list xml:id="list4958331458313572474" text:style-name="WW8Num41">
        <text:list-item>
          <text:p text:style-name="P25"><text:span text:style-name="T65">l </text:span><text:span text:style-name="T68">加载插件。</text:span></text:p>
        </text:list-item>
        <text:list-item>
          <text:p text:style-name="P25"><text:span text:style-name="T65">l </text:span><text:span text:style-name="T68">不同插件有不同的行话，即不同的配置。我们要在Project中配置好，这样插件就知道从哪里读取源文件等</text:span></text:p>
        </text:list-item>
        <text:list-item>
          <text:p text:style-name="P50"><text:span text:style-name="T65">l </text:span><text:span text:style-name="T68">设置属性。</text:span></text:p>
        </text:list-item>
      </text:list>
      <text:h text:style-name="P200" text:outline-level="5"><text:bookmark text:name="t40"/>1.  加载插件</text:h>
      <text:p text:style-name="P201"><text:span text:style-name="T11">Project的API位于</text:span><text:span text:style-name="Emphasis"><text:span text:style-name="T11">https://docs.gradle.org/current/javadoc/org/gradle/api/Project.html</text:span></text:span><text:span text:style-name="T11">。加载插件是调用它的apply函数.apply其实是Project实现的PluginAware接口定义的：</text:span></text:p>
      <table:table table:name="表格31" table:style-name="表格31">
        <table:table-column table:style-name="表格31.A"/>
        <text:soft-page-break/>
        <table:table-row table:style-name="表格31.1">
          <table:table-cell table:style-name="表格31.A1" office:value-type="string">
            <text:p text:style-name="P211"><draw:frame draw:style-name="fr1" draw:name="图像33" text:anchor-type="as-char" svg:width="25.321cm" svg:height="6.271cm" draw:z-index="32"><draw:image xlink:href="http://img.blog.csdn.net/20150905194503216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30  apply函数</text:p>
          </table:table-cell>
        </table:table-row>
      </table:table>
      <text:p text:style-name="P2"/>
      <text:p text:style-name="P203">来看代码：</text:p>
      <text:p text:style-name="P203">[apply函数的用法]</text:p>
      <text:p text:style-name="P203">apply是一个函数，此处调用的是图30中最后一个apply函数。注意，Groovy支持</text:p>
      <text:p text:style-name="P205">函数调用的时候通过 <text:span text:style-name="T69"> </text:span>参数名1:参数值2，参数名2：参数值2 的方式来传递参数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2392876943265772101" text:style-name="WW8Num42">
        <text:list-item>
          <text:p text:style-name="P84"><text:span text:style-name="T18">apply plugin: </text:span><text:span text:style-name="T40">'com.android.library'</text:span><text:span text:style-name="T18">    &lt;==如果是编译Library，则加载此插件  </text:span></text:p>
        </text:list-item>
        <text:list-item>
          <text:p text:style-name="P84"><text:span text:style-name="T19">apply plugin: </text:span><text:span text:style-name="T41">'com.android.application'</text:span><text:span text:style-name="T19">  &lt;==如果是编译Android APP，则加载此插件  </text:span></text:p>
        </text:list-item>
      </text:list>
      <text:p text:style-name="P194"/>
      <text:p text:style-name="P201"><text:span text:style-name="T11">除了加载二进制的插件（上面的插件其实都是下载了对应的jar包，这也是通常意义上我们所理解的插件），</text:span><text:span text:style-name="T12">还可以加载一个gradle文件</text:span><text:span text:style-name="T11">。为什么要加载gradle文件呢？</text:span></text:p>
      <text:p text:style-name="P201"><text:span text:style-name="T11">其实这和代码的模块划分有关。一般而言，我会把</text:span><text:span text:style-name="T12">一些通用的函数放到一个名叫utils.gradle文件里。然后在其他工程的build.gradle来加载这个utils.gradle</text:span><text:span text:style-name="T11">。这样，通过一些处理，我就可以调用utils.gradle中定义的函数了。</text:span></text:p>
      <text:p text:style-name="P203">加载utils.gradle插件的代码如下：</text:p>
      <text:p text:style-name="P203">utils.gradle是我封装的一个gradle脚本，里边定义了一些方便函数，比如读取AndroidManifest.xml中</text:p>
      <text:p text:style-name="P203">的versionName，或者是copy jar包/APK包到指定的目录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3778725647139308627" text:style-name="WW8Num43">
        <text:list-item>
          <text:p text:style-name="P85"><text:span text:style-name="T18">apply from: rootProject.getRootDir().getAbsolutePath() + </text:span><text:span text:style-name="T40">"/utils.gradle"</text:span><text:span text:style-name="T18">  </text:span></text:p>
        </text:list-item>
      </text:list>
      <text:p text:style-name="P193"/>
      <text:p text:style-name="P203">也是使用apply的最后一个函数。那么，apply最后一个函数到底支持哪些参数呢？还是得看图31中的API说明：</text:p>
      <table:table table:name="表格32" table:style-name="表格32">
        <table:table-column table:style-name="表格32.A"/>
        <text:soft-page-break/>
        <table:table-row table:style-name="表格32.1">
          <table:table-cell table:style-name="表格32.A1" office:value-type="string">
            <text:p text:style-name="P210"><text:span text:style-name="T70"><draw:frame draw:style-name="fr1" draw:name="图像34" text:anchor-type="as-char" svg:width="29.475cm" svg:height="9.604cm" draw:z-index="33"><draw:image xlink:href="http://img.blog.csdn.net/20150905194525120?watermark/2/text/aHR0cDovL2Jsb2cuY3Nkbi5uZXQv/font/5a6L5L2T/fontsize/400/fill/I0JBQkFCMA==/dissolve/70/gravity/Center" xlink:type="simple" xlink:show="embed" xlink:actuate="onLoad"/></draw:frame></text:span><text:span text:style-name="T72"> </text:span></text:p>
            <text:p text:style-name="P215"/>
            <text:p text:style-name="P215">图31  apply API说明</text:p>
          </table:table-cell>
        </table:table-row>
      </table:table>
      <text:p text:style-name="P2"/>
      <text:p text:style-name="P203">我这里不遗余力的列出API图片，就是希望大家在写脚本的时候，碰到不会的，一定要去查看API文档！</text:p>
      <text:h text:style-name="P200" text:outline-level="5"><text:bookmark text:name="t41"/>2.  设置属性</text:h>
      <text:p text:style-name="P201"><text:span text:style-name="T11">如果是单个脚本，则不需要考虑属性的跨脚本传播，但是Gradle往往包含不止一个build.gradle文件，比如我设置的utils.gradle，settings.gradle。如何</text:span><text:span text:style-name="T45">在多个脚本中设置属性</text:span><text:span text:style-name="T11">呢？</text:span></text:p>
      <text:p text:style-name="P201"><text:span text:style-name="T11">Gradle</text:span><text:span text:style-name="T12">提供了一种名为extra property的方法。</text:span><text:span text:style-name="Emphasis"><text:span text:style-name="T12">extra property</text:span></text:span><text:span text:style-name="T12">是额外属性的意思，在第一次定义该属性的时候需要通过ext前缀来标示它是一个额外的属性。定义好之后，后面的存取就不需要ext前缀了</text:span><text:span text:style-name="T11">。</text:span><text:span text:style-name="T12">ext属性支持Project和Gradle对象</text:span><text:span text:style-name="T11">。即Project和Gradle对象都可以设置ext属性</text:span></text:p>
      <text:p text:style-name="P203">举个例子：</text:p>
      <text:p text:style-name="P203">我在settings.gradle中想为Gradle对象设置一些外置属性，所以在initMinshengGradleEnvironment函数中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2553262393704560752" text:style-name="WW8Num44">
        <text:list-item>
          <text:p text:style-name="P115">def initMinshengGradleEnvironment(){  </text:p>
        </text:list-item>
        <text:list-item>
          <text:p text:style-name="P86"><text:span text:style-name="T19">    </text:span><text:span text:style-name="T59">//属性值从local.properites中读取</text:span><text:span text:style-name="T19">  </text:span></text:p>
        </text:list-item>
        <text:list-item>
          <text:p text:style-name="P86"><text:span text:style-name="T18">    Properties</text:span><text:span text:style-name="T29"> </text:span><text:span text:style-name="T18">properties = </text:span><text:span text:style-name="T63">new</text:span><text:span text:style-name="T18"> Properties()  </text:span></text:p>
        </text:list-item>
        <text:list-item>
          <text:p text:style-name="P86"><text:span text:style-name="T19">    FilepropertyFile = </text:span><text:span text:style-name="T61">new</text:span><text:span text:style-name="T19"> File(rootDir.getAbsolutePath() +</text:span><text:span text:style-name="T41">"/local.properties"</text:span><text:span text:style-name="T19">)  </text:span></text:p>
        </text:list-item>
        <text:list-item>
          <text:p text:style-name="P115">   properties.load(propertyFile.newDataInputStream())  </text:p>
        </text:list-item>
        <text:list-item>
          <text:p text:style-name="P86"><text:soft-page-break/><text:span text:style-name="T19">    </text:span><text:span text:style-name="T59">//gradle就是gradle对象。它默认是Settings和Project的成员变量。可直接获取</text:span><text:span text:style-name="T19">  </text:span></text:p>
        </text:list-item>
        <text:list-item>
          <text:p text:style-name="P86"><text:span text:style-name="T18">   </text:span><text:span text:style-name="T58">//ext前缀，表明操作的是外置属性。api是一个新的属性名。前面说过，只在</text:span><text:span text:style-name="T18">  </text:span></text:p>
        </text:list-item>
        <text:list-item>
          <text:p text:style-name="P86"><text:span text:style-name="T19">   </text:span><text:span text:style-name="T59">//第一次定义或者设置它的时候需要ext前缀</text:span><text:span text:style-name="T19">  </text:span></text:p>
        </text:list-item>
        <text:list-item>
          <text:p text:style-name="P86"><text:span text:style-name="T18">    gradle.ext.api =properties.getProperty(</text:span><text:span text:style-name="T40">'sdk.api'</text:span><text:span text:style-name="T18">)  </text:span></text:p>
        </text:list-item>
        <text:list-item>
          <text:p text:style-name="P180">     </text:p>
        </text:list-item>
        <text:list-item>
          <text:p text:style-name="P86"><text:span text:style-name="T18">    println gradle.api  </text:span><text:span text:style-name="T58">//再次存取api的时候，就不需要ext前缀了</text:span><text:span text:style-name="T18">  </text:span></text:p>
        </text:list-item>
        <text:list-item>
          <text:p text:style-name="P180">    ......  </text:p>
        </text:list-item>
        <text:list-item>
          <text:p text:style-name="P115">    }  </text:p>
        </text:list-item>
      </text:list>
      <text:p text:style-name="P193"/>
      <text:p text:style-name="P203">再来一个例子强化一下：</text:p>
      <text:p text:style-name="P201"><text:span text:style-name="T11">我</text:span><text:span text:style-name="T44">在utils.gradle中定义了一些函数，然后想在其他build.gradle中调用这些函数</text:span><text:span text:style-name="T11">。那该怎么做呢？</text:span></text:p>
      <text:p text:style-name="P203">[utils.gradle]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8825094740405970198" text:style-name="WW8Num45">
        <text:list-item>
          <text:p text:style-name="P87"><text:span text:style-name="T58">//utils.gradle中定义了一个获取AndroidManifests.xmlversionName的函数</text:span><text:span text:style-name="T18">  </text:span></text:p>
        </text:list-item>
        <text:list-item>
          <text:p text:style-name="P181">def  getVersionNameAdvanced(){  </text:p>
        </text:list-item>
        <text:list-item>
          <text:p text:style-name="P116">  下面这行代码中的project是谁？  </text:p>
        </text:list-item>
        <text:list-item>
          <text:p text:style-name="P87"><text:span text:style-name="T19">   defxmlFile = project.file(</text:span><text:span text:style-name="T41">"AndroidManifest.xml"</text:span><text:span text:style-name="T19">)  </text:span></text:p>
        </text:list-item>
        <text:list-item>
          <text:p text:style-name="P87"><text:span text:style-name="T18">   </text:span><text:span text:style-name="T2">D</text:span><text:span text:style-name="T18">ef</text:span><text:span text:style-name="T29"> </text:span><text:span text:style-name="T18">rootManifest = </text:span><text:span text:style-name="T63">new</text:span><text:span text:style-name="T18"> XmlSlurper().parse(xmlFile)  </text:span></text:p>
        </text:list-item>
        <text:list-item>
          <text:p text:style-name="P87"><text:span text:style-name="T19">   </text:span><text:span text:style-name="T3">R</text:span><text:span text:style-name="T19">eturn</text:span><text:span text:style-name="T28"> </text:span><text:span text:style-name="T19">rootManifest[</text:span><text:span text:style-name="T41">'@android:versionName'</text:span><text:span text:style-name="T19">]    </text:span></text:p>
        </text:list-item>
        <text:list-item>
          <text:p text:style-name="P116">}  </text:p>
        </text:list-item>
        <text:list-item>
          <text:p text:style-name="P87"><text:span text:style-name="T59">//现在，想把这个API输出到各个Project。由于这个utils.gradle会被每一个Project Apply，所以</text:span><text:span text:style-name="T19">  </text:span></text:p>
        </text:list-item>
        <text:list-item>
          <text:p text:style-name="P87"><text:span text:style-name="T58">//我可以把getVersionNameAdvanced定义成一个closure，然后赋值到一个外部属性</text:span><text:span text:style-name="T18">  </text:span></text:p>
        </text:list-item>
        <text:list-item>
          <text:p text:style-name="P181">  下面的ext是谁的ext？  </text:p>
        </text:list-item>
        <text:list-item>
          <text:p text:style-name="P87"><text:span text:style-name="T18">ext{ </text:span><text:span text:style-name="T58">//此段花括号中代码是闭包</text:span><text:span text:style-name="T18">  </text:span></text:p>
        </text:list-item>
        <text:list-item>
          <text:p text:style-name="P87"><text:span text:style-name="T19">    </text:span><text:span text:style-name="T59">//除了ext.xxx=value这种定义方法外，还可以使用ext{}这种书写方法。</text:span><text:span text:style-name="T19">  </text:span></text:p>
        </text:list-item>
        <text:list-item>
          <text:p text:style-name="P87"><text:span text:style-name="T18">    </text:span><text:span text:style-name="T58">//ext{}不是ext(Closure)对应的函数调用。但是ext{}中的{}确实是闭包。</text:span><text:span text:style-name="T18">  </text:span></text:p>
        </text:list-item>
        <text:list-item>
          <text:p text:style-name="P87"><text:span text:style-name="T19">    getVersionNameAdvanced = </text:span><text:span text:style-name="T61">this</text:span><text:span text:style-name="T19">.&amp;getVersionNameAdvanced  </text:span></text:p>
        </text:list-item>
        <text:list-item>
          <text:p text:style-name="P116"> }  </text:p>
        </text:list-item>
      </text:list>
      <text:p text:style-name="P193"/>
      <text:p text:style-name="P203">上面代码中有两个问题：</text:p>
      <text:list xml:id="list2219018854078910459" text:style-name="WW8Num47">
        <text:list-item>
          <text:p text:style-name="P13">  project是谁？</text:p>
        </text:list-item>
        <text:list-item>
          <text:p text:style-name="P39">  ext是谁的ext？</text:p>
        </text:list-item>
      </text:list>
      <text:p text:style-name="P203">上面两个问题比较关键，我也是花了很长时间才搞清楚。这两个问题归结到一起，其实就是：</text:p>
      <text:p text:style-name="P203">加载utils.gradle的Project对象和utils.gradle本身所代表的Script对象到底有什么关系？</text:p>
      <text:p text:style-name="P201"><text:soft-page-break/><text:span text:style-name="T11">我们在Groovy中也讲过怎么在一个Script中import另外一个Script中定义的类或者函数（见</text:span><text:span text:style-name="Emphasis"><text:span text:style-name="T11">3.5 脚本类、文件I/O和XML操作一节</text:span></text:span><text:span text:style-name="T11">）。在Gradle中，这一块的处理比Groovy要复杂，具体怎么搞我还没完全弄清楚，但是Project和utils.gradle对于的Script的对象的关系是：</text:span></text:p>
      <text:list xml:id="list1411811766762214556" text:style-name="WW8Num48">
        <text:list-item>
          <text:p text:style-name="P26"><text:span text:style-name="T65">l </text:span><text:span text:style-name="T11">当一个Project apply一个gradle文件的时候，这个gradle文件会转换成一个Script对象。这个，相信大家都已经知道了。</text:span></text:p>
        </text:list-item>
        <text:list-item>
          <text:p text:style-name="P26"><text:span text:style-name="T65">l </text:span><text:span text:style-name="T11">Script中有一个delegate对象，这个delegate默认是加载（即调用apply）它的Project对象。但是，在apply函数中，有一个from参数，还有一个to参数（参考</text:span><text:span text:style-name="Emphasis"><text:span text:style-name="T11">图31</text:span></text:span><text:span text:style-name="T11">）。通过to参数，你可以把delegate对象指定为别的东西。</text:span></text:p>
        </text:list-item>
        <text:list-item>
          <text:p text:style-name="P51"><text:span text:style-name="T65">l </text:span><text:span text:style-name="T11">delegate对象是什么意思？当你在Script中操作一些不是Script自己定义的变量，或者函数时候，gradle会到Script的delegate对象去找，看看有没有定义这些变量或函数。</text:span></text:p>
        </text:list-item>
      </text:list>
      <text:p text:style-name="P203">现在你知道问题1,2和答案了：</text:p>
      <text:list xml:id="list7407216916236528233" text:style-name="WW8Num49">
        <text:list-item>
          <text:p text:style-name="P11">问题1：project就是加载utils.gradle的project。由于posdevice有5个project，所以utils.gradle会分别加载到5个project中。所以，getVersionNameAdvanced才不用区分到底是哪个project。反正一个project有一个utils.gradle对应的Script。</text:p>
        </text:list-item>
        <text:list-item>
          <text:p text:style-name="P37">问题2：ext：自然就是Project对应的ext了。此处为Project添加了一些closure。那么，在Project中就可以调用getVersionNameAdvanced函数了</text:p>
        </text:list-item>
      </text:list>
      <text:p text:style-name="P203">比如：我在posdevice每个build.gradle中都有如下的代码：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7994865589491193654" text:style-name="WW8Num50">
        <text:list-item>
          <text:p text:style-name="P88"><text:span text:style-name="T18">tasks.getByName(</text:span><text:span text:style-name="T40">"assemble"</text:span><text:span text:style-name="T18">){  </text:span></text:p>
        </text:list-item>
        <text:list-item>
          <text:p text:style-name="P182">   it.doLast{  </text:p>
        </text:list-item>
        <text:list-item>
          <text:p text:style-name="P88"><text:span text:style-name="T18">       println </text:span><text:span text:style-name="T40">"$project.name: After assemble, jar libs are copied tolocal repository"</text:span><text:span text:style-name="T18">  </text:span></text:p>
        </text:list-item>
        <text:list-item>
          <text:p text:style-name="P88"><text:span text:style-name="T19">        copyOutput(</text:span><text:span text:style-name="T61">true</text:span><text:span text:style-name="T19">)  </text:span><text:span text:style-name="T59">//copyOutput是utils.gradle输出的closure</text:span><text:span text:style-name="T19">  </text:span></text:p>
        </text:list-item>
        <text:list-item>
          <text:p text:style-name="P117">     }  </text:p>
        </text:list-item>
        <text:list-item>
          <text:p text:style-name="P182">}  </text:p>
        </text:list-item>
      </text:list>
      <text:p text:style-name="P194"/>
      <text:p text:style-name="P203">通过这种方式，我将一些常用的函数放到utils.gradle中，然后为加载它的Project设置ext属性。最后，Project中就可以调用这种赋值函数了！</text:p>
      <text:p text:style-name="P213">注意：此处我研究的还不是很深，而且我个人感觉：</text:p>
      <text:p text:style-name="P213">1  在Java和Groovy中：我们会把常用的函数放到一个辅助类和公共类中，然后在别的地方import并调用它们。</text:p>
      <text:p text:style-name="P213">2  但是在Gradle，更正规的方法是在xxx.gradle中定义插件。然后通过添加Task的方式来完成工作。gradle的user guide有详细介绍如何实现自己的插件。</text:p>
      <text:h text:style-name="P200" text:outline-level="5"><text:bookmark text:name="t42"/>3.  Task介绍</text:h>
      <text:p text:style-name="P201"><text:span text:style-name="T11">Task是Gradle中的一种数据类型，它代表了一些要执行或者要干的工作。</text:span><text:span text:style-name="T44">不同的插件可以添加不同的Task。每一个Task都需要和一个Project关联。</text:span></text:p>
      <text:p text:style-name="P201"><text:soft-page-break/><text:span text:style-name="T11">Task的API文档位于</text:span><text:span text:style-name="Emphasis"><text:span text:style-name="T11">https://docs.gradle.org/current/dsl/org.gradle.api.Task.html</text:span></text:span><text:span text:style-name="T11">。关于Task，我这里简单介绍下build.gradle中怎么写它，以及Task中一些常见的类型</text:span></text:p>
      <text:p text:style-name="P203">关于Task。来看下面的例子：</text:p>
      <text:p text:style-name="P203">[build.gradle]</text:p>
      <text:p text:style-name="P203">/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2077693419262903292" text:style-name="WW8Num51">
        <text:list-item>
          <text:p text:style-name="P118">/Task是和Project关联的，所以，我们要利用Project的task函数来创建一个Task  </text:p>
        </text:list-item>
        <text:list-item>
          <text:p text:style-name="P183">task myTask  &lt;==myTask是新建Task的名字  </text:p>
        </text:list-item>
        <text:list-item>
          <text:p text:style-name="P118">task myTask { configure closure }  </text:p>
        </text:list-item>
        <text:list-item>
          <text:p text:style-name="P183">task myType &lt;&lt; { task action } &lt;==注意，&lt;&lt;符号是doLast的缩写  </text:p>
        </text:list-item>
        <text:list-item>
          <text:p text:style-name="P118">task myTask(type: SomeType)  </text:p>
        </text:list-item>
        <text:list-item>
          <text:p text:style-name="P183">task myTask(type: SomeType) { configure closure }  </text:p>
        </text:list-item>
      </text:list>
      <text:p text:style-name="P4"/>
      <text:p text:style-name="P203">上述代码中都用了Project的一个函数，名为task，注意：</text:p>
      <text:list xml:id="list2763590831012042896" text:style-name="WW8Num52">
        <text:list-item>
          <text:p text:style-name="P27"><text:span text:style-name="T65">l </text:span><text:span text:style-name="T12">一个Task包含若干Action。所以，Task有doFirst和doLast两个函数，用于添加需要最先执行的Action和需要和需要最后执行的Action。Action就是一个闭包。</text:span></text:p>
        </text:list-item>
        <text:list-item>
          <text:p text:style-name="P27"><text:span text:style-name="T65">l </text:span><text:span text:style-name="T12">Task创建的时候可以指定Type，通过</text:span><text:span text:style-name="Emphasis"><text:span text:style-name="T45">type:名字</text:span></text:span><text:span text:style-name="T12">表达</text:span><text:span text:style-name="T11">。这是什么意思呢？其实就是告诉Gradle，</text:span><text:span text:style-name="T45">这个新建的Task对象会从哪个基类Task派生</text:span><text:span text:style-name="T11">。比如，Gradle本身提供了一些通用的Task，最常见的有Copy 任务。Copy是Gradle中的一个类。当我们：</text:span><text:span text:style-name="Emphasis"><text:span text:style-name="T11">task myTask(type:Copy)</text:span></text:span><text:span text:style-name="T11">的时候，创建的Task就是一个Copy Task。</text:span></text:p>
        </text:list-item>
        <text:list-item>
          <text:p text:style-name="P27"><text:span text:style-name="T65">l </text:span><text:span text:style-name="T11">当我们使用</text:span><text:span text:style-name="T13"> </text:span><text:span text:style-name="T11">task</text:span><text:span text:style-name="T30"> </text:span><text:span text:style-name="T11">myTask{ xxx}的时候。花括号是一个closure。这会导致gradle在创建这个Task之后，返回给用户之前，会先执行closure的内容。</text:span></text:p>
        </text:list-item>
        <text:list-item>
          <text:p text:style-name="P52"><text:span text:style-name="T65">l </text:span><text:span text:style-name="T11">当我们使用taskmyTask &lt;&lt; {xxx}的时候，我们创建了一个Task对象，同时把closure做为一个action加到这个Task的action队列中，并且告诉它</text:span><text:span text:style-name="T13">“</text:span><text:span text:style-name="T11">最后才执行这个closure”（</text:span><text:span text:style-name="Emphasis"><text:span text:style-name="T11">注意，</text:span></text:span><text:span text:style-name="Emphasis"><text:span text:style-name="T44">&lt;&lt;符号是doLast的代表</text:span></text:span><text:span text:style-name="T11">）。</text:span></text:p>
        </text:list-item>
      </text:list>
      <text:p text:style-name="P203">图32是Project中关于task函数说明：</text:p>
      <table:table table:name="表格33" table:style-name="表格33">
        <table:table-column table:style-name="表格33.A"/>
        <table:table-row table:style-name="表格33.1">
          <table:table-cell table:style-name="表格33.A1" office:value-type="string">
            <text:p text:style-name="P210"><draw:frame draw:style-name="fr1" draw:name="图像35" text:anchor-type="as-char" svg:width="26.829cm" svg:height="5.345cm" draw:z-index="34"><draw:image xlink:href="http://img.blog.csdn.net/20150905194548323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/>
            <text:p text:style-name="P211">图32  Project中task函数</text:p>
          </table:table-cell>
        </table:table-row>
      </table:table>
      <text:p text:style-name="P2"/>
      <text:p text:style-name="P203"><text:soft-page-break/>陆陆续续讲了这么些内容，我自己感觉都有点烦了。是得，Gradle用一整本书来讲都嫌不够呢。</text:p>
      <text:p text:style-name="P203">anyway，到目前为止，我介绍的都是一些比较基础的东西，还不是特别多。但是后续例子该涉及到的知识点都有了。下面我们直接上例子。这里有两个例子：</text:p>
      <text:list xml:id="list3925041761516259275" text:style-name="WW8Num53">
        <text:list-item>
          <text:p text:style-name="P28"><text:span text:style-name="T65">l </text:span><text:span text:style-name="T11">posdevice的例子</text:span></text:p>
        </text:list-item>
        <text:list-item>
          <text:p text:style-name="P53"><text:span text:style-name="T65">l </text:span><text:span text:style-name="T11">另外一个是单个project的例子</text:span></text:p>
        </text:list-item>
      </text:list>
      <text:h text:style-name="P199" text:outline-level="4"><text:bookmark text:name="t43"/>4.4.3  posdevice实例</text:h>
      <text:p text:style-name="P201"><text:span text:style-name="T11">现在正是开始通过例子来介绍怎么玩gradle。这里要特别强调一点，根据Gradle的哲学。gradle文件中包含一些所谓的Script Block（</text:span><text:span text:style-name="Emphasis"><text:span text:style-name="T11">姑且这么称它</text:span></text:span><text:span text:style-name="T11">）。ScriptBlock作用是让我们来配置相关的信息。不同的SB有不同的需要配置的东西。这也是我最早说的行话。比如，源码对应的SB，就需要我们配置源码在哪个文件夹里。关于SB，我们后面将见识到！</text:span></text:p>
      <text:p text:style-name="P203">posdevice是一个multi project。下面包含5个Project。对于这种Project，请大家回想下我们该创建哪些文件？</text:p>
      <text:list xml:id="list3944653464618673037" text:style-name="WW8Num54">
        <text:list-item>
          <text:p text:style-name="P29"><text:span text:style-name="T65">l </text:span><text:span text:style-name="T11">settings.gradle是必不可少的</text:span></text:p>
        </text:list-item>
        <text:list-item>
          <text:p text:style-name="P29"><text:span text:style-name="T65">l </text:span><text:span text:style-name="T11">根目录下的build.gradle。这个我们没讲过，因为posdevice的根目录本身不包含代码，而是包含其他5个子project。</text:span></text:p>
        </text:list-item>
        <text:list-item>
          <text:p text:style-name="P29"><text:span text:style-name="T65">l </text:span><text:span text:style-name="T11">每个project目录下包含对于的build.gradle</text:span></text:p>
        </text:list-item>
        <text:list-item>
          <text:p text:style-name="P54"><text:span text:style-name="T65">l </text:span><text:span text:style-name="T11">另外，我把常用的函数封装到一个名为utils.gradle的脚本里了。</text:span></text:p>
        </text:list-item>
      </text:list>
      <text:p text:style-name="P203">马上一个一个来看它们。</text:p>
      <text:h text:style-name="P200" text:outline-level="5"><text:bookmark text:name="t44"/>1.  utils.gradle</text:h>
      <text:p text:style-name="P203">utils.gradle是我自己加的，为我们团队特意加了一些常见函数。主要代码如下：</text:p>
      <text:p text:style-name="P203">[utils.gradle]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212438453886371560" text:style-name="WW8Num55">
        <text:list-item>
          <text:p text:style-name="P89"><text:span text:style-name="T63">import</text:span><text:span text:style-name="T18"> groovy.util.XmlSlurper  </text:span><text:span text:style-name="T58">//解析XML时候要引入这个groovy的package</text:span><text:span text:style-name="T18">  </text:span></text:p>
        </text:list-item>
        <text:list-item>
          <text:p text:style-name="P184">   </text:p>
        </text:list-item>
        <text:list-item>
          <text:p text:style-name="P119">def copyFile(String srcFile,dstFile){  </text:p>
        </text:list-item>
        <text:list-item>
          <text:p text:style-name="P89"><text:span text:style-name="T19">     ......</text:span><text:span text:style-name="T59">//拷贝文件函数，用于将最后的生成物拷贝到指定的目录</text:span><text:span text:style-name="T19">  </text:span></text:p>
        </text:list-item>
        <text:list-item>
          <text:p text:style-name="P119">}  </text:p>
        </text:list-item>
        <text:list-item>
          <text:p text:style-name="P184">def rmFile(String targetFile){  </text:p>
        </text:list-item>
        <text:list-item>
          <text:p text:style-name="P89"><text:span text:style-name="T18">    .....</text:span><text:span text:style-name="T58">//删除指定目录中的文件</text:span><text:span text:style-name="T18">  </text:span></text:p>
        </text:list-item>
        <text:list-item>
          <text:p text:style-name="P184">}  </text:p>
        </text:list-item>
        <text:list-item>
          <text:p text:style-name="P119">   </text:p>
        </text:list-item>
        <text:list-item>
          <text:p text:style-name="P89"><text:span text:style-name="T19">def cleanOutput(</text:span><text:span text:style-name="T61">boolean</text:span><text:span text:style-name="T19"> bJar = </text:span><text:span text:style-name="T61">true</text:span><text:span text:style-name="T19">){  </text:span></text:p>
        </text:list-item>
        <text:list-item>
          <text:p text:style-name="P89"><text:span text:style-name="T18">    ....</text:span><text:span text:style-name="T58">//clean的时候清理</text:span><text:span text:style-name="T18">  </text:span></text:p>
        </text:list-item>
        <text:list-item>
          <text:p text:style-name="P184">}  </text:p>
        </text:list-item>
        <text:list-item>
          <text:p text:style-name="P119">   </text:p>
        </text:list-item>
        <text:list-item>
          <text:p text:style-name="P89"><text:span text:style-name="T19">def copyOutput(</text:span><text:span text:style-name="T61">boolean</text:span><text:span text:style-name="T19"> bJar = </text:span><text:span text:style-name="T61">true</text:span><text:span text:style-name="T19">){  </text:span></text:p>
        </text:list-item>
        <text:list-item>
          <text:p text:style-name="P89"><text:soft-page-break/><text:span text:style-name="T18">    ....</text:span><text:span text:style-name="T58">//copyOutput内部会调用copyFile完成一次build的产出物拷贝</text:span><text:span text:style-name="T18">  </text:span></text:p>
        </text:list-item>
        <text:list-item>
          <text:p text:style-name="P184">}  </text:p>
        </text:list-item>
        <text:list-item>
          <text:p text:style-name="P119">   </text:p>
        </text:list-item>
        <text:list-item>
          <text:p text:style-name="P89"><text:span text:style-name="T19">def getVersionNameAdvanced(){</text:span><text:span text:style-name="T59">//老朋友</text:span><text:span text:style-name="T19">  </text:span></text:p>
        </text:list-item>
        <text:list-item>
          <text:p text:style-name="P89"><text:span text:style-name="T18">   defxmlFile = project.file(</text:span><text:span text:style-name="T40">"AndroidManifest.xml"</text:span><text:span text:style-name="T18">)  </text:span></text:p>
        </text:list-item>
        <text:list-item>
          <text:p text:style-name="P89"><text:span text:style-name="T19">   defrootManifest = </text:span><text:span text:style-name="T61">new</text:span><text:span text:style-name="T19"> XmlSlurper().parse(xmlFile)  </text:span></text:p>
        </text:list-item>
        <text:list-item>
          <text:p text:style-name="P89"><text:span text:style-name="T18">   returnrootManifest[</text:span><text:span text:style-name="T40">'@android:versionName'</text:span><text:span text:style-name="T18">]    </text:span></text:p>
        </text:list-item>
        <text:list-item>
          <text:p text:style-name="P184">}  </text:p>
        </text:list-item>
        <text:list-item>
          <text:p text:style-name="P119">   </text:p>
        </text:list-item>
        <text:list-item>
          <text:p text:style-name="P89"><text:span text:style-name="T59">//对于android library编译，我会disable所有的debug编译任务</text:span><text:span text:style-name="T19">  </text:span></text:p>
        </text:list-item>
        <text:list-item>
          <text:p text:style-name="P119">def disableDebugBuild(){  </text:p>
        </text:list-item>
        <text:list-item>
          <text:p text:style-name="P89"><text:span text:style-name="T19">  </text:span><text:span text:style-name="T59">//project.tasks包含了所有的tasks，下面的findAll是寻找那些名字中带debug的Task。</text:span><text:span text:style-name="T19">  </text:span></text:p>
        </text:list-item>
        <text:list-item>
          <text:p text:style-name="P89"><text:span text:style-name="T18">  </text:span><text:span text:style-name="T58">//返回值保存到targetTasks容器中</text:span><text:span text:style-name="T18">  </text:span></text:p>
        </text:list-item>
        <text:list-item>
          <text:p text:style-name="P184">  def targetTasks = project.tasks.findAll{task -&gt;  </text:p>
        </text:list-item>
        <text:list-item>
          <text:p text:style-name="P89"><text:span text:style-name="T18">     task.name.contains(</text:span><text:span text:style-name="T40">"Debug"</text:span><text:span text:style-name="T18">)  </text:span></text:p>
        </text:list-item>
        <text:list-item>
          <text:p text:style-name="P184">  }  </text:p>
        </text:list-item>
        <text:list-item>
          <text:p text:style-name="P89"><text:span text:style-name="T18">  </text:span><text:span text:style-name="T58">//对满足条件的task，设置它为disable。如此这般，这个Task就不会被执行</text:span><text:span text:style-name="T18">  </text:span></text:p>
        </text:list-item>
        <text:list-item>
          <text:p text:style-name="P184"> targetTasks.each{  </text:p>
        </text:list-item>
        <text:list-item>
          <text:p text:style-name="P89"><text:span text:style-name="T18">     println</text:span><text:span text:style-name="T40">"disable debug task  :${it.name}"</text:span><text:span text:style-name="T18">  </text:span></text:p>
        </text:list-item>
        <text:list-item>
          <text:p text:style-name="P89"><text:span text:style-name="T19">    it.setEnabled </text:span><text:span text:style-name="T61">false</text:span><text:span text:style-name="T19">  </text:span></text:p>
        </text:list-item>
        <text:list-item>
          <text:p text:style-name="P119">  }  </text:p>
        </text:list-item>
        <text:list-item>
          <text:p text:style-name="P184">}  </text:p>
        </text:list-item>
        <text:list-item>
          <text:p text:style-name="P89"><text:span text:style-name="T58">//将函数设置为extra属性中去，这样，加载utils.gradle的Project就能调用此文件中定义的函数了</text:span><text:span text:style-name="T18">  </text:span></text:p>
        </text:list-item>
        <text:list-item>
          <text:p text:style-name="P184">ext{  </text:p>
        </text:list-item>
        <text:list-item>
          <text:p text:style-name="P89"><text:span text:style-name="T18">    copyFile= </text:span><text:span text:style-name="T63">this</text:span><text:span text:style-name="T18">.&amp;copyFile  </text:span></text:p>
        </text:list-item>
        <text:list-item>
          <text:p text:style-name="P89"><text:span text:style-name="T19">    rmFile =</text:span><text:span text:style-name="T61">this</text:span><text:span text:style-name="T19">.&amp;rmFile  </text:span></text:p>
        </text:list-item>
        <text:list-item>
          <text:p text:style-name="P89"><text:span text:style-name="T18">   cleanOutput = </text:span><text:span text:style-name="T63">this</text:span><text:span text:style-name="T18">.&amp;cleanOutput  </text:span></text:p>
        </text:list-item>
        <text:list-item>
          <text:p text:style-name="P89"><text:span text:style-name="T19">   copyOutput = </text:span><text:span text:style-name="T61">this</text:span><text:span text:style-name="T19">.&amp;copyOutput  </text:span></text:p>
        </text:list-item>
        <text:list-item>
          <text:p text:style-name="P89"><text:span text:style-name="T18">   getVersionNameAdvanced = </text:span><text:span text:style-name="T63">this</text:span><text:span text:style-name="T18">.&amp;getVersionNameAdvanced  </text:span></text:p>
        </text:list-item>
        <text:list-item>
          <text:p text:style-name="P89"><text:span text:style-name="T19">   disableDebugBuild = </text:span><text:span text:style-name="T61">this</text:span><text:span text:style-name="T19">.&amp;disableDebugBuild  </text:span></text:p>
        </text:list-item>
        <text:list-item>
          <text:p text:style-name="P119">}  </text:p>
        </text:list-item>
      </text:list>
      <text:p text:style-name="P193"/>
      <text:p text:style-name="P203">图33展示了被disable的Debug任务的部分信息：</text:p>
      <table:table table:name="表格34" table:style-name="表格34">
        <table:table-column table:style-name="表格34.A"/>
        <text:soft-page-break/>
        <table:table-row table:style-name="表格34.1">
          <table:table-cell table:style-name="表格34.A1" office:value-type="string">
            <text:p text:style-name="P211"><draw:frame draw:style-name="fr1" draw:name="图像36" text:anchor-type="as-char" svg:width="16.589cm" svg:height="15.505cm" draw:z-index="35"><draw:image xlink:href="http://img.blog.csdn.net/20150905194607997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33  disable的Debug Task信息</text:p>
          </table:table-cell>
        </table:table-row>
      </table:table>
      <text:p text:style-name="P2"/>
      <text:h text:style-name="P200" text:outline-level="5"><text:bookmark text:name="t45"/>2.  settings.gradle</text:h>
      <text:p text:style-name="P203">这个文件中我们该干什么？调用include把需要包含的子Project加进来。代码如下：</text:p>
      <text:p text:style-name="P203">[settings.gradle]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4975824241347124850" text:style-name="WW8Num56">
        <text:list-item>
          <text:p text:style-name="P90"><text:span text:style-name="T58">/*我们团队内部建立的编译环境初始化函数</text:span><text:span text:style-name="T18"> </text:span></text:p>
        </text:list-item>
        <text:list-item>
          <text:p text:style-name="P90"><text:span text:style-name="T59">  这个函数的目的是</text:span><text:span text:style-name="T19"> </text:span></text:p>
        </text:list-item>
        <text:list-item>
          <text:p text:style-name="P90"><text:span text:style-name="T58">  1  解析一个名为local.properties的文件，读取AndroidSDK和NDK的路径</text:span><text:span text:style-name="T18"> </text:span></text:p>
        </text:list-item>
        <text:list-item>
          <text:p text:style-name="P90"><text:soft-page-break/><text:span text:style-name="T59">  2  获取最终产出物目录的路径。这样，编译完的apk或者jar包将拷贝到这个最终产出物目录中</text:span><text:span text:style-name="T19"> </text:span></text:p>
        </text:list-item>
        <text:list-item>
          <text:p text:style-name="P90"><text:span text:style-name="T58">  3 获取Android SDK指定编译的版本</text:span><text:span text:style-name="T18"> </text:span></text:p>
        </text:list-item>
        <text:list-item>
          <text:p text:style-name="P90"><text:span text:style-name="T59">*/</text:span><text:span text:style-name="T19">  </text:span></text:p>
        </text:list-item>
        <text:list-item>
          <text:p text:style-name="P120">def initMinshengGradleEnvironment(){  </text:p>
        </text:list-item>
        <text:list-item>
          <text:p text:style-name="P90"><text:span text:style-name="T19">    println</text:span><text:span text:style-name="T41">"initialize Minsheng Gradle Environment ....."</text:span><text:span text:style-name="T19">  </text:span></text:p>
        </text:list-item>
        <text:list-item>
          <text:p text:style-name="P90"><text:span text:style-name="T18">   Properties properties = </text:span><text:span text:style-name="T63">new</text:span><text:span text:style-name="T18"> Properties()  </text:span></text:p>
        </text:list-item>
        <text:list-item>
          <text:p text:style-name="P90"><text:span text:style-name="T19">   </text:span><text:span text:style-name="T59">//local.properites也放在posdevice目录下</text:span><text:span text:style-name="T19">  </text:span></text:p>
        </text:list-item>
        <text:list-item>
          <text:p text:style-name="P90"><text:span text:style-name="T18">    FilepropertyFile = </text:span><text:span text:style-name="T63">new</text:span><text:span text:style-name="T18"> File(rootDir.getAbsolutePath()+ </text:span><text:span text:style-name="T40">"/local.properties"</text:span><text:span text:style-name="T18">)  </text:span></text:p>
        </text:list-item>
        <text:list-item>
          <text:p text:style-name="P185">   properties.load(propertyFile.newDataInputStream())  </text:p>
        </text:list-item>
        <text:list-item>
          <text:p text:style-name="P90"><text:span text:style-name="T18">    </text:span><text:span text:style-name="T58">/*</text:span><text:span text:style-name="T18"> </text:span></text:p>
        </text:list-item>
        <text:list-item>
          <text:p text:style-name="P90"><text:span text:style-name="T59">      根据Project、Gradle生命周期的介绍，settings对象的创建位于具体Project创建之前</text:span><text:span text:style-name="T19"> </text:span></text:p>
        </text:list-item>
        <text:list-item>
          <text:p text:style-name="P90"><text:span text:style-name="T58">      而Gradle底对象已经创建好了。所以，我们把local.properties的信息读出来后，通过</text:span><text:span text:style-name="T18"> </text:span></text:p>
        </text:list-item>
        <text:list-item>
          <text:p text:style-name="P90"><text:span text:style-name="T59">     extra属性的方式设置到gradle对象中</text:span><text:span text:style-name="T19"> </text:span></text:p>
        </text:list-item>
        <text:list-item>
          <text:p text:style-name="P90"><text:span text:style-name="T58">      而具体Project在执行的时候，就可以直接从gradle对象中得到这些属性了！</text:span><text:span text:style-name="T18"> </text:span></text:p>
        </text:list-item>
        <text:list-item>
          <text:p text:style-name="P90"><text:span text:style-name="T59">    */</text:span><text:span text:style-name="T19">  </text:span></text:p>
        </text:list-item>
        <text:list-item>
          <text:p text:style-name="P90"><text:span text:style-name="T18">    gradle.ext.api =properties.getProperty(</text:span><text:span text:style-name="T40">'sdk.api'</text:span><text:span text:style-name="T18">)  </text:span></text:p>
        </text:list-item>
        <text:list-item>
          <text:p text:style-name="P90"><text:span text:style-name="T19">    gradle.ext.sdkDir =properties.getProperty(</text:span><text:span text:style-name="T41">'sdk.dir'</text:span><text:span text:style-name="T19">)  </text:span></text:p>
        </text:list-item>
        <text:list-item>
          <text:p text:style-name="P90"><text:span text:style-name="T18">     gradle.ext.ndkDir =properties.getProperty(</text:span><text:span text:style-name="T40">'ndk.dir'</text:span><text:span text:style-name="T18">)  </text:span></text:p>
        </text:list-item>
        <text:list-item>
          <text:p text:style-name="P90"><text:span text:style-name="T19">     gradle.ext.localDir =properties.getProperty(</text:span><text:span text:style-name="T41">'local.dir'</text:span><text:span text:style-name="T19">)  </text:span></text:p>
        </text:list-item>
        <text:list-item>
          <text:p text:style-name="P90"><text:span text:style-name="T18">    </text:span><text:span text:style-name="T58">//指定debugkeystore文件的位置，debug版apk签名的时候会用到</text:span><text:span text:style-name="T18">  </text:span></text:p>
        </text:list-item>
        <text:list-item>
          <text:p text:style-name="P90"><text:span text:style-name="T19">    gradle.ext.debugKeystore= properties.getProperty(</text:span><text:span text:style-name="T41">'debug.keystore'</text:span><text:span text:style-name="T19">)  </text:span></text:p>
        </text:list-item>
        <text:list-item>
          <text:p text:style-name="P120">     ......  </text:p>
        </text:list-item>
        <text:list-item>
          <text:p text:style-name="P90"><text:span text:style-name="T19">    println</text:span><text:span text:style-name="T41">"initialize Minsheng Gradle Environment completes..."</text:span><text:span text:style-name="T19">  </text:span></text:p>
        </text:list-item>
        <text:list-item>
          <text:p text:style-name="P120">}  </text:p>
        </text:list-item>
        <text:list-item>
          <text:p text:style-name="P90"><text:span text:style-name="T59">//初始化</text:span><text:span text:style-name="T19">  </text:span></text:p>
        </text:list-item>
        <text:list-item>
          <text:p text:style-name="P120">initMinshengGradleEnvironment()  </text:p>
        </text:list-item>
        <text:list-item>
          <text:p text:style-name="P90"><text:span text:style-name="T59">//添加子Project信息</text:span><text:span text:style-name="T19">  </text:span></text:p>
        </text:list-item>
        <text:list-item>
          <text:p text:style-name="P90"><text:span text:style-name="T18">include </text:span><text:span text:style-name="T40">'CPosSystemSdk'</text:span><text:span text:style-name="T18"> , </text:span><text:span text:style-name="T40">'CPosDeviceSdk'</text:span><text:span text:style-name="T18"> ,</text:span><text:span text:style-name="T40">'CPosSdkDemo'</text:span><text:span text:style-name="T18">,</text:span><text:span text:style-name="T40">'CPosDeviceServerApk'</text:span><text:span text:style-name="T18">, </text:span><text:span text:style-name="T40">'CPosSystemSdkWizarPosImpl'</text:span><text:span text:style-name="T18">  </text:span></text:p>
        </text:list-item>
      </text:list>
      <text:p text:style-name="P193"/>
      <text:p text:style-name="P203">注意，对于Android来说，local.properties文件是必须的，它的内容如下：</text:p>
      <text:p text:style-name="P203">[local.properties]</text:p>
      <text:p text:style-name="P58"><text:span text:style-name="T33">[plain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8551615867013812168" text:style-name="WW8Num58">
        <text:list-item>
          <text:p text:style-name="P121">local.dir=/home/innost/workspace/minsheng-flat-dir/  </text:p>
        </text:list-item>
        <text:list-item>
          <text:p text:style-name="P186">//注意，根据Android Gradle的规范，只有下面两个属性是必须的，其余都是我自己加的  </text:p>
        </text:list-item>
        <text:list-item>
          <text:p text:style-name="P121">sdk.dir=/home/innost/workspace/android-aosp-sdk/  </text:p>
        </text:list-item>
        <text:list-item>
          <text:p text:style-name="P186">ndk.dir=/home/innost/workspace/android-aosp-ndk/  </text:p>
        </text:list-item>
        <text:list-item>
          <text:p text:style-name="P121"><text:soft-page-break/>debug.keystore=/home/innost/workspace/tools/mykeystore.jks  </text:p>
        </text:list-item>
        <text:list-item>
          <text:p text:style-name="P186">sdk.api=android-19  </text:p>
        </text:list-item>
      </text:list>
      <text:p text:style-name="P194"/>
      <text:p text:style-name="P201"><text:span text:style-name="T11">再次强调，</text:span><text:span text:style-name="Emphasis"><text:span text:style-name="T11">sdk.dir</text:span></text:span><text:span text:style-name="T11">和</text:span><text:span text:style-name="Emphasis"><text:span text:style-name="T11">ndk.dir</text:span></text:span><text:span text:style-name="T11">是Android Gradle必须要指定的，其他都是我自己加的属性。当然。不编译ndk，就不需要</text:span><text:span text:style-name="Emphasis"><text:span text:style-name="T11">ndk.dir</text:span></text:span><text:span text:style-name="T11">属性了。</text:span></text:p>
      <text:h text:style-name="P200" text:outline-level="5"><text:bookmark text:name="t46"/>3.  posdevicebuild.gradle</text:h>
      <text:p text:style-name="P203">作为multi-project根目录，一般情况下，它的build.gradle是做一些全局配置。来看我的build.gradle</text:p>
      <text:p text:style-name="P203">[posdevicebuild.gradle]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2964644010183822372" text:style-name="WW8Num59">
        <text:list-item>
          <text:p text:style-name="P91"><text:span text:style-name="T58">//下面这个subprojects{}就是一个Script Block</text:span><text:span text:style-name="T18">  </text:span></text:p>
        </text:list-item>
        <text:list-item>
          <text:p text:style-name="P187">subprojects {  </text:p>
        </text:list-item>
        <text:list-item>
          <text:p text:style-name="P91"><text:span text:style-name="T18">  println</text:span><text:span text:style-name="T40">"Configure for $project.name"</text:span><text:span text:style-name="T18"> </text:span><text:span text:style-name="T58">//遍历子Project，project变量对应每个子Project</text:span><text:span text:style-name="T18">  </text:span></text:p>
        </text:list-item>
        <text:list-item>
          <text:p text:style-name="P91"><text:span text:style-name="T19">  buildscript {  </text:span><text:span text:style-name="T59">//这也是一个SB</text:span><text:span text:style-name="T19">  </text:span></text:p>
        </text:list-item>
        <text:list-item>
          <text:p text:style-name="P91"><text:span text:style-name="T18">    repositories {</text:span><text:span text:style-name="T58">//repositories是一个SB</text:span><text:span text:style-name="T18">  </text:span></text:p>
        </text:list-item>
        <text:list-item>
          <text:p text:style-name="P91"><text:span text:style-name="T19">       </text:span><text:span text:style-name="T59">///jcenter是一个函数，表示编译过程中依赖的库，所需的插件可以在jcenter仓库中</text:span><text:span text:style-name="T19">  </text:span></text:p>
        </text:list-item>
        <text:list-item>
          <text:p text:style-name="P91"><text:span text:style-name="T18">       </text:span><text:span text:style-name="T58">//下载。</text:span><text:span text:style-name="T18">  </text:span></text:p>
        </text:list-item>
        <text:list-item>
          <text:p text:style-name="P187">       jcenter()  </text:p>
        </text:list-item>
        <text:list-item>
          <text:p text:style-name="P122">    }  </text:p>
        </text:list-item>
        <text:list-item>
          <text:p text:style-name="P91"><text:span text:style-name="T19">    dependencies { </text:span><text:span text:style-name="T59">//SB</text:span><text:span text:style-name="T19">  </text:span></text:p>
        </text:list-item>
        <text:list-item>
          <text:p text:style-name="P91"><text:span text:style-name="T18">        </text:span><text:span text:style-name="T58">//dependencies表示我们编译的时候，依赖android开发的gradle插件。插件对应的</text:span><text:span text:style-name="T18">  </text:span></text:p>
        </text:list-item>
        <text:list-item>
          <text:p text:style-name="P91"><text:span text:style-name="T19">       </text:span><text:span text:style-name="T59">//class path是com.android.tools.build。版本是1.2.3</text:span><text:span text:style-name="T19">  </text:span></text:p>
        </text:list-item>
        <text:list-item>
          <text:p text:style-name="P91"><text:span text:style-name="T18">        classpath</text:span><text:span text:style-name="T40">'com.android.tools.build:gradle:1.2.3'</text:span><text:span text:style-name="T18">  </text:span></text:p>
        </text:list-item>
        <text:list-item>
          <text:p text:style-name="P187">    }  </text:p>
        </text:list-item>
        <text:list-item>
          <text:p text:style-name="P91"><text:span text:style-name="T18">   </text:span><text:span text:style-name="T58">//为每个子Project加载utils.gradle 。当然，这句话可以放到buildscript花括号之后</text:span><text:span text:style-name="T18">  </text:span></text:p>
        </text:list-item>
        <text:list-item>
          <text:p text:style-name="P91"><text:span text:style-name="T19">   apply from: rootProject.getRootDir().getAbsolutePath() + </text:span><text:span text:style-name="T41">"/utils.gradle"</text:span><text:span text:style-name="T19">  </text:span></text:p>
        </text:list-item>
        <text:list-item>
          <text:p text:style-name="P91"><text:span text:style-name="T18"> }</text:span><text:span text:style-name="T58">//buildscript结束</text:span><text:span text:style-name="T18">  </text:span></text:p>
        </text:list-item>
        <text:list-item>
          <text:p text:style-name="P187">}  </text:p>
        </text:list-item>
      </text:list>
      <text:p text:style-name="P194"/>
      <text:p text:style-name="P203">感觉解释得好苍白，SB在Gradle的API文档中也是有的。先来看Gradle定义了哪些SB。如图34所示：</text:p>
      <table:table table:name="表格35" table:style-name="表格35">
        <table:table-column table:style-name="表格35.A"/>
        <text:soft-page-break/>
        <table:table-row table:style-name="表格35.1">
          <table:table-cell table:style-name="表格35.A1" office:value-type="string">
            <text:p text:style-name="P211"><draw:frame draw:style-name="fr1" draw:name="图像37" text:anchor-type="as-char" svg:width="25.347cm" svg:height="12.674cm" draw:z-index="36"><draw:image xlink:href="http://img.blog.csdn.net/20150905194626346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34 SB的类型</text:p>
          </table:table-cell>
        </table:table-row>
      </table:table>
      <text:p text:style-name="P2"/>
      <text:p text:style-name="P203">你看，subprojects、dependencies、repositories都是SB。那么SB到底是什么？它是怎么完成所谓配置的呢？</text:p>
      <text:p text:style-name="P203">仔细研究，你会发现SB后面都需要跟一个花括号，而花括号，恩，我们感觉里边可能一个Closure。由于图34说，这些SB的Description都有<text:span text:style-name="T69">“</text:span>Configure xxx for this project”，所以很可能subprojects是一个函数，然后其参数是一个Closure。是这样的吗？</text:p>
      <text:p text:style-name="P201"><text:span text:style-name="T11">Absolutely right。只是这些函数你直接到Project API里不一定能找全。不过要是你好奇心重，不妨到</text:span><text:span text:style-name="Emphasis"><text:span text:style-name="T11">https://docs.gradle.org/current/javadoc/</text:span></text:span><text:span text:style-name="T11">，选择Index这一项，然后ctrl+f，输入图34中任何一个Block，你都会找到对应的函数。比如我替你找了几个API，如图35所示：</text:span></text:p>
      <table:table table:name="表格36" table:style-name="表格36">
        <table:table-column table:style-name="表格36.A"/>
        <text:soft-page-break/>
        <table:table-row table:style-name="表格36.1">
          <table:table-cell table:style-name="表格36.A1" office:value-type="string">
            <text:p text:style-name="P211"><draw:frame draw:style-name="fr1" draw:name="图像38" text:anchor-type="as-char" svg:width="14.658cm" svg:height="7.435cm" draw:z-index="37"><draw:image xlink:href="http://img.blog.csdn.net/20150905194642357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35   SB对应的函数</text:p>
          </table:table-cell>
        </table:table-row>
      </table:table>
      <text:p text:style-name="P2"/>
      <text:p text:style-name="P203">特别提示：当你下次看到一个不认识的SB的时候，就去看API吧。</text:p>
      <text:p text:style-name="P203">下面来解释代码中的各个SB：</text:p>
      <text:list xml:id="list3407167187717906957" text:style-name="WW8Num60">
        <text:list-item>
          <text:p text:style-name="P30"><text:span text:style-name="T65">l </text:span><text:span text:style-name="T11">subprojects：它会遍历posdevice中的每个子Project。在它的Closure中，默认参数是子Project对应的Project对象。由于其他SB都在subprojects花括号中，所以相当于对每个Project都配置了一些信息。</text:span></text:p>
        </text:list-item>
        <text:list-item>
          <text:p text:style-name="P30"><text:span text:style-name="T65">l </text:span><text:span text:style-name="T11">buildscript：它的closure是在一个类型为ScriptHandler的对象上执行的。主意用来所依赖的classpath等信息。通过查看ScriptHandler API可知，在buildscript SB中，你可以调用ScriptHandler提供的repositories(Closure )、dependencies(Closure)函数。这也是为什么repositories和dependencies两个SB为什么要放在buildscript的花括号中的原因。</text:span><text:span text:style-name="Emphasis"><text:span text:style-name="T11">明白了？这就是所谓的行话，得知道规矩。不知道规矩你就乱了。记不住规矩，又不知道查SDK，那么就彻底抓瞎，只能到网上到处找答案了！</text:span></text:span></text:p>
        </text:list-item>
        <text:list-item>
          <text:p text:style-name="P55"><text:span text:style-name="T65">l </text:span><text:span text:style-name="T11">关于repositories和dependencies，大家直接看API吧。后面碰到了具体代码我们再来介绍</text:span></text:p>
        </text:list-item>
      </text:list>
      <text:h text:style-name="P200" text:outline-level="5"><text:bookmark text:name="t47"/>4.  CPosDeviceSdkbuild.gradle</text:h>
      <text:p text:style-name="P203">CPosDeviceSdk是一个Android Library。按Google的想法，Android Library编译出来的应该是一个AAR文件。但是我的项目有些特殊，我需要发布CPosDeviceSdk.jar包给其他人使用。jar在编译过程中会生成，但是它不属于Android Library的标准输出。在这种情况下，我需要在编译完成后，主动copy jar包到我自己设计的产出物目录中。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5596492253964718538" text:style-name="WW8Num61">
        <text:list-item>
          <text:p text:style-name="P92"><text:span text:style-name="T58">//Library工程必须加载此插件。注意，加载了Android插件就不要加载Java插件了。因为Android</text:span><text:span text:style-name="T18">  </text:span></text:p>
        </text:list-item>
        <text:list-item>
          <text:p text:style-name="P92"><text:span text:style-name="T59">//插件本身就是拓展了Java插件</text:span><text:span text:style-name="T19">  </text:span></text:p>
        </text:list-item>
        <text:list-item>
          <text:p text:style-name="P92"><text:span text:style-name="T18">apply plugin: </text:span><text:span text:style-name="T40">'com.android.library'</text:span><text:span text:style-name="T18">   </text:span></text:p>
        </text:list-item>
        <text:list-item>
          <text:p text:style-name="P92"><text:soft-page-break/><text:span text:style-name="T59">//android的编译，增加了一种新类型的ScriptBlock--&gt;android</text:span><text:span text:style-name="T19">  </text:span></text:p>
        </text:list-item>
        <text:list-item>
          <text:p text:style-name="P123">android {  </text:p>
        </text:list-item>
        <text:list-item>
          <text:p text:style-name="P92"><text:span text:style-name="T19">       </text:span><text:span text:style-name="T59">//你看，我在local.properties中设置的API版本号，就可以一次设置，多个Project使用了</text:span><text:span text:style-name="T19">  </text:span></text:p>
        </text:list-item>
        <text:list-item>
          <text:p text:style-name="P92"><text:span text:style-name="T18">      </text:span><text:span text:style-name="T58">//借助我特意设计的gradle.ext.api属性</text:span><text:span text:style-name="T18">  </text:span></text:p>
        </text:list-item>
        <text:list-item>
          <text:p text:style-name="P92"><text:span text:style-name="T19">       compileSdkVersion =gradle.api  </text:span><text:span text:style-name="T59">//这两个红色的参数必须设置</text:span><text:span text:style-name="T19">  </text:span></text:p>
        </text:list-item>
        <text:list-item>
          <text:p text:style-name="P92"><text:span text:style-name="T18">       buildToolsVersion  = </text:span><text:span text:style-name="T40">"22.0.1"</text:span><text:span text:style-name="T18">  </text:span></text:p>
        </text:list-item>
        <text:list-item>
          <text:p text:style-name="P92"><text:span text:style-name="T19">       sourceSets{ </text:span><text:span text:style-name="T59">//配置源码路径。这个sourceSets是Java插件引入的</text:span><text:span text:style-name="T19">  </text:span></text:p>
        </text:list-item>
        <text:list-item>
          <text:p text:style-name="P92"><text:span text:style-name="T18">       main{ </text:span><text:span text:style-name="T58">//main：Android也用了</text:span><text:span text:style-name="T18">  </text:span></text:p>
        </text:list-item>
        <text:list-item>
          <text:p text:style-name="P92"><text:span text:style-name="T19">           manifest.srcFile </text:span><text:span text:style-name="T41">'AndroidManifest.xml'</text:span><text:span text:style-name="T19"> </text:span><text:span text:style-name="T59">//这是一个函数，设置manifest.srcFile</text:span><text:span text:style-name="T19">  </text:span></text:p>
        </text:list-item>
        <text:list-item>
          <text:p text:style-name="P92"><text:span text:style-name="T18">           aidl.srcDirs=[</text:span><text:span text:style-name="T40">'src'</text:span><text:span text:style-name="T18">] </text:span><text:span text:style-name="T58">//设置aidl文件的目录</text:span><text:span text:style-name="T18">  </text:span></text:p>
        </text:list-item>
        <text:list-item>
          <text:p text:style-name="P92"><text:span text:style-name="T19">           java.srcDirs=[</text:span><text:span text:style-name="T41">'src'</text:span><text:span text:style-name="T19">] </text:span><text:span text:style-name="T59">//设置java文件的目录</text:span><text:span text:style-name="T19">  </text:span></text:p>
        </text:list-item>
        <text:list-item>
          <text:p text:style-name="P123">        }  </text:p>
        </text:list-item>
        <text:list-item>
          <text:p text:style-name="P188">     }  </text:p>
        </text:list-item>
        <text:list-item>
          <text:p text:style-name="P92"><text:span text:style-name="T18">   dependencies {  </text:span><text:span text:style-name="T58">//配置依赖关系</text:span><text:span text:style-name="T18">  </text:span></text:p>
        </text:list-item>
        <text:list-item>
          <text:p text:style-name="P92"><text:span text:style-name="T19">      </text:span><text:span text:style-name="T59">//compile表示编译和运行时候需要的jar包，fileTree是一个函数，</text:span><text:span text:style-name="T19">  </text:span></text:p>
        </text:list-item>
        <text:list-item>
          <text:p text:style-name="P92"><text:span text:style-name="T18">     </text:span><text:span text:style-name="T58">//dir:'libs'，表示搜索目录的名称是libs。include:['*.jar']，表示搜索目录下满足*.jar名字的jar</text:span><text:span text:style-name="T18">  </text:span></text:p>
        </text:list-item>
        <text:list-item>
          <text:p text:style-name="P92"><text:span text:style-name="T19">     </text:span><text:span text:style-name="T59">//包都作为依赖jar文件</text:span><text:span text:style-name="T19">  </text:span></text:p>
        </text:list-item>
        <text:list-item>
          <text:p text:style-name="P92"><text:span text:style-name="T18">       compile fileTree(dir: </text:span><text:span text:style-name="T40">'libs'</text:span><text:span text:style-name="T18">, include: [</text:span><text:span text:style-name="T40">'*.jar'</text:span><text:span text:style-name="T18">])  </text:span></text:p>
        </text:list-item>
        <text:list-item>
          <text:p text:style-name="P188">   }  </text:p>
        </text:list-item>
        <text:list-item>
          <text:p text:style-name="P92"><text:span text:style-name="T18">}  </text:span><text:span text:style-name="T58">//android SB配置完了</text:span><text:span text:style-name="T18">  </text:span></text:p>
        </text:list-item>
        <text:list-item>
          <text:p text:style-name="P92"><text:span text:style-name="T59">//clean是一个Task的名字，这个Task好像是Java插件（这里是Android插件）引入的。</text:span><text:span text:style-name="T19">  </text:span></text:p>
        </text:list-item>
        <text:list-item>
          <text:p text:style-name="P92"><text:span text:style-name="T58">//dependsOn是一个函数，下面这句话的意思是 clean任务依赖cposCleanTask任务。所以</text:span><text:span text:style-name="T18">  </text:span></text:p>
        </text:list-item>
        <text:list-item>
          <text:p text:style-name="P92"><text:span text:style-name="T59">//当你gradle clean以执行clean Task的时候，cposCleanTask也会执行</text:span><text:span text:style-name="T19">  </text:span></text:p>
        </text:list-item>
        <text:list-item>
          <text:p text:style-name="P92"><text:span text:style-name="T18">clean.dependsOn </text:span><text:span text:style-name="T40">'cposCleanTask'</text:span><text:span text:style-name="T18">  </text:span></text:p>
        </text:list-item>
        <text:list-item>
          <text:p text:style-name="P92"><text:span text:style-name="T59">//创建一个Task，</text:span><text:span text:style-name="T19">  </text:span></text:p>
        </text:list-item>
        <text:list-item>
          <text:p text:style-name="P123">task cposCleanTask() &lt;&lt;{  </text:p>
        </text:list-item>
        <text:list-item>
          <text:p text:style-name="P92"><text:span text:style-name="T19">    cleanOutput(</text:span><text:span text:style-name="T61">true</text:span><text:span text:style-name="T19">)  </text:span><text:span text:style-name="T59">//cleanOutput是utils.gradle中通过extra属性设置的Closure</text:span><text:span text:style-name="T19">  </text:span></text:p>
        </text:list-item>
        <text:list-item>
          <text:p text:style-name="P123">}  </text:p>
        </text:list-item>
        <text:list-item>
          <text:p text:style-name="P92"><text:span text:style-name="T59">//前面说了，我要把jar包拷贝到指定的目录。对于Android编译，我一般指定gradle assemble</text:span><text:span text:style-name="T19">  </text:span></text:p>
        </text:list-item>
        <text:list-item>
          <text:p text:style-name="P92"><text:span text:style-name="T58">//它默认编译debug和release两种输出。所以，下面这个段代码表示：</text:span><text:span text:style-name="T18">  </text:span></text:p>
        </text:list-item>
        <text:list-item>
          <text:p text:style-name="P92"><text:span text:style-name="T59">//tasks代表一个Projects中的所有Task，是一个容器。getByName表示找到指定名称的任务。</text:span><text:span text:style-name="T19">  </text:span></text:p>
        </text:list-item>
        <text:list-item>
          <text:p text:style-name="P92"><text:span text:style-name="T58">//我这里要找的assemble任务，然后我通过doLast添加了一个Action。这个Action就是copy</text:span><text:span text:style-name="T18">  </text:span></text:p>
        </text:list-item>
        <text:list-item>
          <text:p text:style-name="P92"><text:span text:style-name="T59">//产出物到我设置的目标目录中去</text:span><text:span text:style-name="T19">  </text:span></text:p>
        </text:list-item>
        <text:list-item>
          <text:p text:style-name="P92"><text:span text:style-name="T18">tasks.getByName(</text:span><text:span text:style-name="T40">"assemble"</text:span><text:span text:style-name="T18">){  </text:span></text:p>
        </text:list-item>
        <text:list-item>
          <text:p text:style-name="P188">   it.doLast{  </text:p>
        </text:list-item>
        <text:list-item>
          <text:p text:style-name="P92"><text:span text:style-name="T18">       println </text:span><text:span text:style-name="T40">"$project.name: After assemble, jar libs are copied tolocal repository"</text:span><text:span text:style-name="T18">  </text:span></text:p>
        </text:list-item>
        <text:list-item>
          <text:p text:style-name="P92"><text:soft-page-break/><text:span text:style-name="T19">        copyOutput(</text:span><text:span text:style-name="T61">true</text:span><text:span text:style-name="T19">)  </text:span></text:p>
        </text:list-item>
        <text:list-item>
          <text:p text:style-name="P123">     }  </text:p>
        </text:list-item>
        <text:list-item>
          <text:p text:style-name="P188">}  </text:p>
        </text:list-item>
        <text:list-item>
          <text:p text:style-name="P92"><text:span text:style-name="T58">/*</text:span><text:span text:style-name="T18"> </text:span></text:p>
        </text:list-item>
        <text:list-item>
          <text:p text:style-name="P92"><text:span text:style-name="T59">  因为我的项目只提供最终的release编译出来的Jar包给其他人，所以不需要编译debug版的东西</text:span><text:span text:style-name="T19"> </text:span></text:p>
        </text:list-item>
        <text:list-item>
          <text:p text:style-name="P92"><text:span text:style-name="T58">  当Project创建完所有任务的有向图后，我通过afterEvaluate函数设置一个回调Closure。在这个回调</text:span><text:span text:style-name="T18"> </text:span></text:p>
        </text:list-item>
        <text:list-item>
          <text:p text:style-name="P92"><text:span text:style-name="T59">  Closure里，我disable了所有Debug的Task</text:span><text:span text:style-name="T19"> </text:span></text:p>
        </text:list-item>
        <text:list-item>
          <text:p text:style-name="P92"><text:span text:style-name="T58">*/</text:span><text:span text:style-name="T18">  </text:span></text:p>
        </text:list-item>
        <text:list-item>
          <text:p text:style-name="P188">project.afterEvaluate{  </text:p>
        </text:list-item>
        <text:list-item>
          <text:p text:style-name="P123">    disableDebugBuild()  </text:p>
        </text:list-item>
        <text:list-item>
          <text:p text:style-name="P188">}  </text:p>
        </text:list-item>
      </text:list>
      <text:p text:style-name="P194"/>
      <text:p text:style-name="P203">Android自己定义了好多ScriptBlock。Android定义的DSL参考文档在</text:p>
      <text:p text:style-name="P201"><text:span text:style-name="Emphasis"><text:span text:style-name="T11">https://developer.android.com/tools/building/plugin-for-gradle.html</text:span></text:span><text:span text:style-name="T11">下载。注意，它居然没有提供在线文档。</text:span></text:p>
      <text:p text:style-name="P203">图36所示为Android的DSL参考信息。</text:p>
      <table:table table:name="表格37" table:style-name="表格37">
        <table:table-column table:style-name="表格37.A"/>
        <text:soft-page-break/>
        <table:table-row table:style-name="表格37.1">
          <table:table-cell table:style-name="表格37.A1" office:value-type="string">
            <text:p text:style-name="P211"><draw:frame draw:style-name="fr1" draw:name="图像39" text:anchor-type="as-char" svg:width="23.918cm" svg:height="13.811cm" draw:z-index="38"><draw:image xlink:href="http://img.blog.csdn.net/20150905194701217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36  Android Gradle DSL参考示意</text:p>
          </table:table-cell>
        </table:table-row>
      </table:table>
      <text:p text:style-name="P2"/>
      <text:p text:style-name="P201"><text:span text:style-name="T11">图37为</text:span><text:span text:style-name="Emphasis"><text:span text:style-name="T11">buildToolsVersion</text:span></text:span><text:span text:style-name="T11">和</text:span><text:span text:style-name="Emphasis"><text:span text:style-name="T11">compileSdkVersion</text:span></text:span><text:span text:style-name="T11">的说明：</text:span></text:p>
      <table:table table:name="表格38" table:style-name="表格38">
        <table:table-column table:style-name="表格38.A"/>
        <text:soft-page-break/>
        <table:table-row table:style-name="表格38.1">
          <table:table-cell table:style-name="表格38.A1" office:value-type="string">
            <text:p text:style-name="P211"><draw:frame draw:style-name="fr1" draw:name="图像40" text:anchor-type="as-char" svg:width="25.003cm" svg:height="15.24cm" draw:z-index="39"><draw:image xlink:href="http://img.blog.csdn.net/20150905194720267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37  buildToolsVersion和compileSdkVersion的说明</text:p>
          </table:table-cell>
        </table:table-row>
      </table:table>
      <text:p text:style-name="P2"/>
      <text:p text:style-name="P203">从图37可知，这两个变量是必须要设置的.....</text:p>
      <text:h text:style-name="P200" text:outline-level="5"><text:bookmark text:name="t48"/>5. CPosDeviceServerApk build.gradle</text:h>
      <text:p text:style-name="P203">再来看一个APK的build，它包含NDK的编译，并且还要签名。根据项目的需求，我们只能签debug版的，而release版的签名得发布unsigned包给领导签名。另外，CPosDeviceServerAPK依赖CPosDeviceSdk。</text:p>
      <text:p text:style-name="P203">虽然我可以先编译CPosDeviceSdk，得到对应的jar包，然后设置CPosDeviceServerApk直接依赖这个jar包就好。但是我更希望CPosDeviceServerApk能直接依赖于CPosDeviceSdk这个工程。这样，整个posdevice可以做到这几个Project的依赖关系是最新的。</text:p>
      <text:p text:style-name="P203">[build.gradle]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7032316138100971555" text:style-name="WW8Num62">
        <text:list-item>
          <text:p text:style-name="P93"><text:soft-page-break/><text:span text:style-name="T18">apply plugin: </text:span><text:span text:style-name="T40">'com.android.application'</text:span><text:span text:style-name="T18">  </text:span><text:span text:style-name="T58">//APK编译必须加载这个插件</text:span><text:span text:style-name="T18">  </text:span></text:p>
        </text:list-item>
        <text:list-item>
          <text:p text:style-name="P189">android {  </text:p>
        </text:list-item>
        <text:list-item>
          <text:p text:style-name="P124">      compileSdkVersion gradle.api  </text:p>
        </text:list-item>
        <text:list-item>
          <text:p text:style-name="P93"><text:span text:style-name="T19">      buildToolsVersion </text:span><text:span text:style-name="T41">"22.0.1"</text:span><text:span text:style-name="T19">  </text:span></text:p>
        </text:list-item>
        <text:list-item>
          <text:p text:style-name="P93"><text:span text:style-name="T18">      sourceSets{  </text:span><text:span text:style-name="T58">//差不多的设置</text:span><text:span text:style-name="T18">  </text:span></text:p>
        </text:list-item>
        <text:list-item>
          <text:p text:style-name="P189">       main{  </text:p>
        </text:list-item>
        <text:list-item>
          <text:p text:style-name="P93"><text:span text:style-name="T18">           manifest.srcFile </text:span><text:span text:style-name="T40">'AndroidManifest.xml'</text:span><text:span text:style-name="T18">  </text:span></text:p>
        </text:list-item>
        <text:list-item>
          <text:p text:style-name="P93"><text:span text:style-name="T19">          </text:span><text:span text:style-name="T59">//通过设置jni目录为空，我们可不使用apk插件的jni编译功能。为什么？因为据说</text:span><text:span text:style-name="T19">  </text:span></text:p>
        </text:list-item>
        <text:list-item>
          <text:p text:style-name="P93"><text:span text:style-name="T18">         </text:span><text:span text:style-name="T58">//APK插件的jni功能好像不是很好使....晕菜</text:span><text:span text:style-name="T18">  </text:span></text:p>
        </text:list-item>
        <text:list-item>
          <text:p text:style-name="P189">          jni.srcDirs = []   </text:p>
        </text:list-item>
        <text:list-item>
          <text:p text:style-name="P93"><text:span text:style-name="T18">           jniLibs.srcDir </text:span><text:span text:style-name="T40">'libs'</text:span><text:span text:style-name="T18">  </text:span></text:p>
        </text:list-item>
        <text:list-item>
          <text:p text:style-name="P93"><text:span text:style-name="T19">            aidl.srcDirs=[</text:span><text:span text:style-name="T41">'src'</text:span><text:span text:style-name="T19">]  </text:span></text:p>
        </text:list-item>
        <text:list-item>
          <text:p text:style-name="P93"><text:span text:style-name="T18">           java.srcDirs=[</text:span><text:span text:style-name="T40">'src'</text:span><text:span text:style-name="T18">]  </text:span></text:p>
        </text:list-item>
        <text:list-item>
          <text:p text:style-name="P93"><text:span text:style-name="T19">           res.srcDirs=[</text:span><text:span text:style-name="T41">'res'</text:span><text:span text:style-name="T19">]  </text:span></text:p>
        </text:list-item>
        <text:list-item>
          <text:p text:style-name="P124">        }  </text:p>
        </text:list-item>
        <text:list-item>
          <text:p text:style-name="P93"><text:span text:style-name="T19">    }</text:span><text:span text:style-name="T59">//main结束</text:span><text:span text:style-name="T19">  </text:span></text:p>
        </text:list-item>
        <text:list-item>
          <text:p text:style-name="P93"><text:span text:style-name="T18">   signingConfigs { </text:span><text:span text:style-name="T58">//设置签名信息配置</text:span><text:span text:style-name="T18">  </text:span></text:p>
        </text:list-item>
        <text:list-item>
          <text:p text:style-name="P93"><text:span text:style-name="T19">       debug {  </text:span><text:span text:style-name="T59">//如果我们在local.properties设置使用特殊的keystore，则使用它</text:span><text:span text:style-name="T19">  </text:span></text:p>
        </text:list-item>
        <text:list-item>
          <text:p text:style-name="P93"><text:span text:style-name="T18">           </text:span><text:span text:style-name="T58">//下面这些设置，无非是函数调用....请务必阅读API文档</text:span><text:span text:style-name="T18">  </text:span></text:p>
        </text:list-item>
        <text:list-item>
          <text:p text:style-name="P93"><text:span text:style-name="T19">           </text:span><text:span text:style-name="T61">if</text:span><text:span text:style-name="T19">(project.gradle.debugKeystore != </text:span><text:span text:style-name="T61">null</text:span><text:span text:style-name="T19">){  </text:span></text:p>
        </text:list-item>
        <text:list-item>
          <text:p text:style-name="P93"><text:span text:style-name="T18">              storeFile file(</text:span><text:span text:style-name="T40">"file://${project.gradle.debugKeystore}"</text:span><text:span text:style-name="T18">)  </text:span></text:p>
        </text:list-item>
        <text:list-item>
          <text:p text:style-name="P93"><text:span text:style-name="T19">              storePassword </text:span><text:span text:style-name="T41">"android"</text:span><text:span text:style-name="T19">  </text:span></text:p>
        </text:list-item>
        <text:list-item>
          <text:p text:style-name="P93"><text:span text:style-name="T18">              keyAlias </text:span><text:span text:style-name="T40">"androiddebugkey"</text:span><text:span text:style-name="T18">  </text:span></text:p>
        </text:list-item>
        <text:list-item>
          <text:p text:style-name="P93"><text:span text:style-name="T19">              keyPassword </text:span><text:span text:style-name="T41">"android"</text:span><text:span text:style-name="T19">  </text:span></text:p>
        </text:list-item>
        <text:list-item>
          <text:p text:style-name="P124">           }  </text:p>
        </text:list-item>
        <text:list-item>
          <text:p text:style-name="P189">        }  </text:p>
        </text:list-item>
        <text:list-item>
          <text:p text:style-name="P93"><text:span text:style-name="T18">   }</text:span><text:span text:style-name="T58">//signingConfigs结束</text:span><text:span text:style-name="T18">  </text:span></text:p>
        </text:list-item>
        <text:list-item>
          <text:p text:style-name="P189">     buildTypes {  </text:p>
        </text:list-item>
        <text:list-item>
          <text:p text:style-name="P124">       debug {  </text:p>
        </text:list-item>
        <text:list-item>
          <text:p text:style-name="P189">           signingConfig signingConfigs.debug  </text:p>
        </text:list-item>
        <text:list-item>
          <text:p text:style-name="P93"><text:span text:style-name="T18">           jniDebuggable </text:span><text:span text:style-name="T63">false</text:span><text:span text:style-name="T18">  </text:span></text:p>
        </text:list-item>
        <text:list-item>
          <text:p text:style-name="P189">        }  </text:p>
        </text:list-item>
        <text:list-item>
          <text:p text:style-name="P93"><text:span text:style-name="T18">    }</text:span><text:span text:style-name="T58">//buildTypes结束</text:span><text:span text:style-name="T18">  </text:span></text:p>
        </text:list-item>
        <text:list-item>
          <text:p text:style-name="P189">   dependencies {  </text:p>
        </text:list-item>
        <text:list-item>
          <text:p text:style-name="P93"><text:span text:style-name="T18">        </text:span><text:span text:style-name="T58">//compile：project函数可指定依赖multi-project中的某个子project</text:span><text:span text:style-name="T18">  </text:span></text:p>
        </text:list-item>
        <text:list-item>
          <text:p text:style-name="P93"><text:span text:style-name="T19">       compile project(</text:span><text:span text:style-name="T41">':CPosDeviceSdk'</text:span><text:span text:style-name="T19">)  </text:span></text:p>
        </text:list-item>
        <text:list-item>
          <text:p text:style-name="P93"><text:span text:style-name="T18">       compile fileTree(dir: </text:span><text:span text:style-name="T40">'libs'</text:span><text:span text:style-name="T18">, include: [</text:span><text:span text:style-name="T40">'*.jar'</text:span><text:span text:style-name="T18">])  </text:span></text:p>
        </text:list-item>
        <text:list-item>
          <text:p text:style-name="P93"><text:span text:style-name="T19">   } </text:span><text:span text:style-name="T59">//dependices结束</text:span><text:span text:style-name="T19">  </text:span></text:p>
        </text:list-item>
        <text:list-item>
          <text:p text:style-name="P124">  repositories{  </text:p>
        </text:list-item>
        <text:list-item>
          <text:p text:style-name="P93"><text:span text:style-name="T19">   flatDir {</text:span><text:span text:style-name="T59">//flatDir：告诉gradle，编译中依赖的jar包存储在dirs指定的目录</text:span><text:span text:style-name="T19">  </text:span></text:p>
        </text:list-item>
        <text:list-item>
          <text:p text:style-name="P93"><text:span text:style-name="T18">           name </text:span><text:span text:style-name="T40">"minsheng-gradle-local-repository"</text:span><text:span text:style-name="T18">  </text:span></text:p>
        </text:list-item>
        <text:list-item>
          <text:p text:style-name="P93"><text:span text:style-name="T19">            dirsgradle.LOCAL_JAR_OUT </text:span><text:span text:style-name="T59">//LOCAL_JAR_OUT是我存放编译出来的jar包的位置</text:span><text:span text:style-name="T19">  </text:span></text:p>
        </text:list-item>
        <text:list-item>
          <text:p text:style-name="P124"><text:soft-page-break/>   }  </text:p>
        </text:list-item>
        <text:list-item>
          <text:p text:style-name="P93"><text:span text:style-name="T19">  }</text:span><text:span text:style-name="T59">//repositories结束</text:span><text:span text:style-name="T19">  </text:span></text:p>
        </text:list-item>
        <text:list-item>
          <text:p text:style-name="P93"><text:span text:style-name="T18">}</text:span><text:span text:style-name="T58">//android结束</text:span><text:span text:style-name="T18">  </text:span></text:p>
        </text:list-item>
        <text:list-item>
          <text:p text:style-name="P93"><text:span text:style-name="T59">/*</text:span><text:span text:style-name="T19"> </text:span></text:p>
        </text:list-item>
        <text:list-item>
          <text:p text:style-name="P93"><text:span text:style-name="T58">   创建一个Task，类型是Exec，这表明它会执行一个命令。我这里让他执行ndk的</text:span><text:span text:style-name="T18"> </text:span></text:p>
        </text:list-item>
        <text:list-item>
          <text:p text:style-name="P93"><text:span text:style-name="T59">   ndk-build命令，用于编译ndk。关于Exec类型的Task，请自行脑补Gradle的API</text:span><text:span text:style-name="T19"> </text:span></text:p>
        </text:list-item>
        <text:list-item>
          <text:p text:style-name="P93"><text:span text:style-name="T58">*/</text:span><text:span text:style-name="T18">  </text:span></text:p>
        </text:list-item>
        <text:list-item>
          <text:p text:style-name="P93"><text:span text:style-name="T59">//注意此处创建task的方法，是直接{}喔，那么它后面的tasks.withType(JavaCompile)</text:span><text:span text:style-name="T19">  </text:span></text:p>
        </text:list-item>
        <text:list-item>
          <text:p text:style-name="P93"><text:span text:style-name="T58">//设置的依赖关系，还有意义吗？Think！如果你能想明白，gradle掌握也就差不多了</text:span><text:span text:style-name="T18">  </text:span></text:p>
        </text:list-item>
        <text:list-item>
          <text:p text:style-name="P93"><text:span text:style-name="T19">task buildNative(type: Exec, description: </text:span><text:span text:style-name="T41">'CompileJNI source via NDK'</text:span><text:span text:style-name="T19">) {  </text:span></text:p>
        </text:list-item>
        <text:list-item>
          <text:p text:style-name="P93"><text:span text:style-name="T18">       </text:span><text:span text:style-name="T63">if</text:span><text:span text:style-name="T18">(project.gradle.ndkDir == </text:span><text:span text:style-name="T63">null</text:span><text:span text:style-name="T18">) </text:span><text:span text:style-name="T58">//看看有没有指定ndk.dir路径</text:span><text:span text:style-name="T18">  </text:span></text:p>
        </text:list-item>
        <text:list-item>
          <text:p text:style-name="P93"><text:span text:style-name="T19">          println </text:span><text:span text:style-name="T41">"CANNOT Build NDK"</text:span><text:span text:style-name="T19">  </text:span></text:p>
        </text:list-item>
        <text:list-item>
          <text:p text:style-name="P93"><text:span text:style-name="T18">       </text:span><text:span text:style-name="T63">else</text:span><text:span text:style-name="T18">{  </text:span></text:p>
        </text:list-item>
        <text:list-item>
          <text:p text:style-name="P93"><text:span text:style-name="T19">            commandLine </text:span><text:span text:style-name="T41">"/${project.gradle.ndkDir}/ndk-build"</text:span><text:span text:style-name="T19">,  </text:span></text:p>
        </text:list-item>
        <text:list-item>
          <text:p text:style-name="P93"><text:span text:style-name="T18">               </text:span><text:span text:style-name="T40">'-C'</text:span><text:span text:style-name="T18">, file(</text:span><text:span text:style-name="T40">'jni'</text:span><text:span text:style-name="T18">).absolutePath,  </text:span></text:p>
        </text:list-item>
        <text:list-item>
          <text:p text:style-name="P93"><text:span text:style-name="T19">               </text:span><text:span text:style-name="T41">'-j'</text:span><text:span text:style-name="T19">, Runtime.runtime.availableProcessors(),  </text:span></text:p>
        </text:list-item>
        <text:list-item>
          <text:p text:style-name="P93"><text:span text:style-name="T18">               </text:span><text:span text:style-name="T40">'all'</text:span><text:span text:style-name="T18">, </text:span><text:span text:style-name="T40">'NDK_DEBUG=0'</text:span><text:span text:style-name="T18">  </text:span></text:p>
        </text:list-item>
        <text:list-item>
          <text:p text:style-name="P189">        }  </text:p>
        </text:list-item>
        <text:list-item>
          <text:p text:style-name="P124">  }  </text:p>
        </text:list-item>
        <text:list-item>
          <text:p text:style-name="P189"> tasks.withType(JavaCompile) {  </text:p>
        </text:list-item>
        <text:list-item>
          <text:p text:style-name="P124">       compileTask -&gt; compileTask.dependsOn buildNative  </text:p>
        </text:list-item>
        <text:list-item>
          <text:p text:style-name="P189">  }  </text:p>
        </text:list-item>
        <text:list-item>
          <text:p text:style-name="P124">  ......    </text:p>
        </text:list-item>
        <text:list-item>
          <text:p text:style-name="P93"><text:span text:style-name="T19"> </text:span><text:span text:style-name="T59">//对于APK，除了拷贝APK文件到指定目录外，我还特意为它们加上了自动版本命名的功能</text:span><text:span text:style-name="T19">  </text:span></text:p>
        </text:list-item>
        <text:list-item>
          <text:p text:style-name="P93"><text:span text:style-name="T18"> tasks.getByName(</text:span><text:span text:style-name="T40">"assemble"</text:span><text:span text:style-name="T18">){  </text:span></text:p>
        </text:list-item>
        <text:list-item>
          <text:p text:style-name="P189">       it.doLast{  </text:p>
        </text:list-item>
        <text:list-item>
          <text:p text:style-name="P93"><text:span text:style-name="T18">       println </text:span><text:span text:style-name="T40">"$project.name: After assemble, jar libs are copied tolocal repository"</text:span><text:span text:style-name="T18">  </text:span></text:p>
        </text:list-item>
        <text:list-item>
          <text:p text:style-name="P189">       project.ext.versionName = android.defaultConfig.versionName  </text:p>
        </text:list-item>
        <text:list-item>
          <text:p text:style-name="P93"><text:span text:style-name="T18">       println </text:span><text:span text:style-name="T40">"\t versionName = $versionName"</text:span><text:span text:style-name="T18">  </text:span></text:p>
        </text:list-item>
        <text:list-item>
          <text:p text:style-name="P93"><text:span text:style-name="T19">       copyOutput(</text:span><text:span text:style-name="T61">false</text:span><text:span text:style-name="T19">)  </text:span></text:p>
        </text:list-item>
        <text:list-item>
          <text:p text:style-name="P124">     }  </text:p>
        </text:list-item>
        <text:list-item>
          <text:p text:style-name="P189">}  </text:p>
        </text:list-item>
      </text:list>
      <text:p text:style-name="P194"/>
      <text:p text:style-name="P203"> </text:p>
      <text:h text:style-name="P200" text:outline-level="5"><text:bookmark text:name="t49"/>6.  结果展示</text:h>
      <text:p text:style-name="P203">在posdevice下执行gradle assemble命令，最终的输出文件都会拷贝到我指定的目录，结果如图38所示：</text:p>
      <table:table table:name="表格39" table:style-name="表格39">
        <table:table-column table:style-name="表格39.A"/>
        <text:soft-page-break/>
        <table:table-row table:style-name="表格39.1">
          <table:table-cell table:style-name="表格39.A1" office:value-type="string">
            <text:p text:style-name="P211"><draw:frame draw:style-name="fr1" draw:name="图像41" text:anchor-type="as-char" svg:width="14.235cm" svg:height="6.033cm" draw:z-index="40"><draw:image xlink:href="http://img.blog.csdn.net/20150905194741289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38  posdevice执行结果</text:p>
          </table:table-cell>
        </table:table-row>
      </table:table>
      <text:p text:style-name="P2"/>
      <text:p text:style-name="P201"><text:span text:style-name="T11">图38所示为posdevice </text:span><text:span text:style-name="Emphasis"><text:span text:style-name="T11">gradle assemble</text:span></text:span><text:span text:style-name="T11">的执行结果：</text:span></text:p>
      <text:list xml:id="list1973358063569609377" text:style-name="WW8Num63">
        <text:list-item>
          <text:p text:style-name="P31"><text:span text:style-name="T65">l </text:span><text:span text:style-name="T11">library包都编译release版的，copy到xxx/javaLib目录下</text:span></text:p>
        </text:list-item>
        <text:list-item>
          <text:p text:style-name="P31"><text:span text:style-name="T65">l </text:span><text:span text:style-name="T11">apk编译debug和release-unsigned版的，copy到apps目录下</text:span></text:p>
        </text:list-item>
        <text:list-item>
          <text:p text:style-name="P56"><text:span text:style-name="T65">l </text:span><text:span text:style-name="T11">所有产出物都自动从AndroidManifest.xml中提取versionName。</text:span></text:p>
        </text:list-item>
      </text:list>
      <text:h text:style-name="P199" text:outline-level="4"><text:bookmark text:name="t50"/>4.4.4  实例2</text:h>
      <text:p text:style-name="P203">下面这个实例也是来自一个实际的APP。这个APP对应的是一个单独的Project。但是根据我前面的建议，我会把它改造成支持Multi-ProjectsBuild的样子。即在工程目录下放一个settings.build。</text:p>
      <text:p text:style-name="P203">另外，这个app有一个特点。它有三个版本，分别是debug、release和demo。这三个版本对应的代码都完全一样，但是在运行的时候需要从assets/runtime_config文件中读取参数。参数不同，则运行的时候会跳转到debug、release或者demo的逻辑上。</text:p>
      <text:p text:style-name="P213">注意：我知道assets/runtime_config这种做法不decent，但，这是一个既有项目，我们只能做小范围的适配，而不是伤筋动骨改用更好的方法。另外，从未来的需求来看，暂时也没有大改的必要。</text:p>
      <text:p text:style-name="P203">引入gradle后，我们该如何处理呢？</text:p>
      <text:p text:style-name="P203">解决方法是：在编译build、release和demo版本前，在build.gradle中自动设置runtime_config的内容。代码如下所示：</text:p>
      <text:p text:style-name="P203">[build.gradle]</text:p>
      <text:p text:style-name="P58"><text:span text:style-name="T33">[java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5308142505725097436" text:style-name="WW8Num64">
        <text:list-item>
          <text:p text:style-name="P94"><text:span text:style-name="T18">apply plugin: </text:span><text:span text:style-name="T40">'com.android.application'</text:span><text:span text:style-name="T18">  </text:span><text:span text:style-name="T58">//加载APP插件</text:span><text:span text:style-name="T18">  </text:span></text:p>
        </text:list-item>
        <text:list-item>
          <text:p text:style-name="P94"><text:span text:style-name="T59">//加载utils.gradle</text:span><text:span text:style-name="T19">  </text:span></text:p>
        </text:list-item>
        <text:list-item>
          <text:p text:style-name="P94"><text:span text:style-name="T18">apply from:rootProject.getRootDir().getAbsolutePath() + </text:span><text:span text:style-name="T40">"/utils.gradle"</text:span><text:span text:style-name="T18">  </text:span></text:p>
        </text:list-item>
        <text:list-item>
          <text:p text:style-name="P94"><text:span text:style-name="T59">//buildscript设置android app插件的位置</text:span><text:span text:style-name="T19">  </text:span></text:p>
        </text:list-item>
        <text:list-item>
          <text:p text:style-name="P125">buildscript {  </text:p>
        </text:list-item>
        <text:list-item>
          <text:p text:style-name="P190">   repositories { jcenter() }  </text:p>
        </text:list-item>
        <text:list-item>
          <text:p text:style-name="P94"><text:span text:style-name="T18">   dependencies { classpath </text:span><text:span text:style-name="T40">'com.android.tools.build:gradle:1.2.3'</text:span><text:span text:style-name="T18"> }  </text:span></text:p>
        </text:list-item>
        <text:list-item>
          <text:p text:style-name="P190">}  </text:p>
        </text:list-item>
        <text:list-item>
          <text:p text:style-name="P94"><text:soft-page-break/><text:span text:style-name="T58">//androidScriptBlock</text:span><text:span text:style-name="T18">  </text:span></text:p>
        </text:list-item>
        <text:list-item>
          <text:p text:style-name="P190">android {  </text:p>
        </text:list-item>
        <text:list-item>
          <text:p text:style-name="P125">   compileSdkVersion gradle.api  </text:p>
        </text:list-item>
        <text:list-item>
          <text:p text:style-name="P94"><text:span text:style-name="T19">   buildToolsVersion </text:span><text:span text:style-name="T41">"22.0.1"</text:span><text:span text:style-name="T19">  </text:span></text:p>
        </text:list-item>
        <text:list-item>
          <text:p text:style-name="P94"><text:span text:style-name="T18">   sourceSets{</text:span><text:span text:style-name="T58">//源码设置SB</text:span><text:span text:style-name="T18">  </text:span></text:p>
        </text:list-item>
        <text:list-item>
          <text:p text:style-name="P190">        main{  </text:p>
        </text:list-item>
        <text:list-item>
          <text:p text:style-name="P94"><text:span text:style-name="T18">           manifest.srcFile </text:span><text:span text:style-name="T40">'AndroidManifest.xml'</text:span><text:span text:style-name="T18">  </text:span></text:p>
        </text:list-item>
        <text:list-item>
          <text:p text:style-name="P190">           jni.srcDirs = []  </text:p>
        </text:list-item>
        <text:list-item>
          <text:p text:style-name="P94"><text:span text:style-name="T18">           jniLibs.srcDir </text:span><text:span text:style-name="T40">'libs'</text:span><text:span text:style-name="T18">  </text:span></text:p>
        </text:list-item>
        <text:list-item>
          <text:p text:style-name="P94"><text:span text:style-name="T19">           aidl.srcDirs=[</text:span><text:span text:style-name="T41">'src'</text:span><text:span text:style-name="T19">]  </text:span></text:p>
        </text:list-item>
        <text:list-item>
          <text:p text:style-name="P94"><text:span text:style-name="T18">           java.srcDirs=[</text:span><text:span text:style-name="T40">'src'</text:span><text:span text:style-name="T18">]  </text:span></text:p>
        </text:list-item>
        <text:list-item>
          <text:p text:style-name="P94"><text:span text:style-name="T19">           res.srcDirs=[</text:span><text:span text:style-name="T41">'res'</text:span><text:span text:style-name="T19">]  </text:span></text:p>
        </text:list-item>
        <text:list-item>
          <text:p text:style-name="P94"><text:span text:style-name="T18">           assets.srcDirs = [</text:span><text:span text:style-name="T40">'assets'</text:span><text:span text:style-name="T18">] </text:span><text:span text:style-name="T58">//多了一个assets目录</text:span><text:span text:style-name="T18">  </text:span></text:p>
        </text:list-item>
        <text:list-item>
          <text:p text:style-name="P190">        }  </text:p>
        </text:list-item>
        <text:list-item>
          <text:p text:style-name="P125">    }  </text:p>
        </text:list-item>
        <text:list-item>
          <text:p text:style-name="P94"><text:span text:style-name="T19">   signingConfigs {</text:span><text:span text:style-name="T59">//签名设置</text:span><text:span text:style-name="T19">  </text:span></text:p>
        </text:list-item>
        <text:list-item>
          <text:p text:style-name="P94"><text:span text:style-name="T18">       debug {  </text:span><text:span text:style-name="T58">//debug对应的SB。注意</text:span><text:span text:style-name="T18">  </text:span></text:p>
        </text:list-item>
        <text:list-item>
          <text:p text:style-name="P94"><text:span text:style-name="T19">           </text:span><text:span text:style-name="T61">if</text:span><text:span text:style-name="T19">(project.gradle.debugKeystore != </text:span><text:span text:style-name="T61">null</text:span><text:span text:style-name="T19">){  </text:span></text:p>
        </text:list-item>
        <text:list-item>
          <text:p text:style-name="P94"><text:span text:style-name="T18">               storeFile file(</text:span><text:span text:style-name="T40">"file://${project.gradle.debugKeystore}"</text:span><text:span text:style-name="T18">)  </text:span></text:p>
        </text:list-item>
        <text:list-item>
          <text:p text:style-name="P94"><text:span text:style-name="T19">               storePassword </text:span><text:span text:style-name="T41">"android"</text:span><text:span text:style-name="T19">  </text:span></text:p>
        </text:list-item>
        <text:list-item>
          <text:p text:style-name="P94"><text:span text:style-name="T18">               keyAlias </text:span><text:span text:style-name="T40">"androiddebugkey"</text:span><text:span text:style-name="T18">  </text:span></text:p>
        </text:list-item>
        <text:list-item>
          <text:p text:style-name="P94"><text:span text:style-name="T19">               keyPassword </text:span><text:span text:style-name="T41">"android"</text:span><text:span text:style-name="T19">  </text:span></text:p>
        </text:list-item>
        <text:list-item>
          <text:p text:style-name="P125">           }  </text:p>
        </text:list-item>
        <text:list-item>
          <text:p text:style-name="P190">        }  </text:p>
        </text:list-item>
        <text:list-item>
          <text:p text:style-name="P125">    }  </text:p>
        </text:list-item>
        <text:list-item>
          <text:p text:style-name="P94"><text:span text:style-name="T19">    </text:span><text:span text:style-name="T59">/*</text:span><text:span text:style-name="T19"> </text:span></text:p>
        </text:list-item>
        <text:list-item>
          <text:p text:style-name="P94"><text:span text:style-name="T58">     最关键的内容来了： buildTypesScriptBlock.</text:span><text:span text:style-name="T18"> </text:span></text:p>
        </text:list-item>
        <text:list-item>
          <text:p text:style-name="P94"><text:span text:style-name="T59">     buildTypes和上面的signingConfigs，当我们在build.gradle中通过{}配置它的时候，</text:span><text:span text:style-name="T19"> </text:span></text:p>
        </text:list-item>
        <text:list-item>
          <text:p text:style-name="P94"><text:span text:style-name="T58">     其背后的所代表的对象是NamedDomainObjectContainer&lt;BuildType&gt; 和</text:span><text:span text:style-name="T18"> </text:span></text:p>
        </text:list-item>
        <text:list-item>
          <text:p text:style-name="P94"><text:span text:style-name="T59">     NamedDomainObjectContainer&lt;SigningConfig&gt;</text:span><text:span text:style-name="T19"> </text:span></text:p>
        </text:list-item>
        <text:list-item>
          <text:p text:style-name="P94"><text:span text:style-name="T58">     注意，NamedDomainObjectContainer&lt;BuildType/或者SigningConfig&gt;是一种容器，</text:span><text:span text:style-name="T18"> </text:span></text:p>
        </text:list-item>
        <text:list-item>
          <text:p text:style-name="P94"><text:span text:style-name="T59">     容器的元素是BuildType或者SigningConfig。我们在debug{}要填充BuildType或者</text:span><text:span text:style-name="T19"> </text:span></text:p>
        </text:list-item>
        <text:list-item>
          <text:p text:style-name="P94"><text:span text:style-name="T58">    SigningConfig所包的元素，比如storePassword就是SigningConfig类的成员。而proguardFile等</text:span><text:span text:style-name="T18"> </text:span></text:p>
        </text:list-item>
        <text:list-item>
          <text:p text:style-name="P94"><text:span text:style-name="T59">    是BuildType的成员。</text:span><text:span text:style-name="T19"> </text:span></text:p>
        </text:list-item>
        <text:list-item>
          <text:p text:style-name="P94"><text:span text:style-name="T58">    那么，为什么要使用NamedDomainObjectContainer这种数据结构呢？因为往这种容器里</text:span><text:span text:style-name="T18"> </text:span></text:p>
        </text:list-item>
        <text:list-item>
          <text:p text:style-name="P94"><text:span text:style-name="T59">    添加元素可以采用这样的方法： 比如signingConfig为例</text:span><text:span text:style-name="T19"> </text:span></text:p>
        </text:list-item>
        <text:list-item>
          <text:p text:style-name="P94"><text:span text:style-name="T58">    signingConfig{//这是一个NamedDomainObjectContainer&lt;SigningConfig&gt;</text:span><text:span text:style-name="T18"> </text:span></text:p>
        </text:list-item>
        <text:list-item>
          <text:p text:style-name="P94"><text:span text:style-name="T59">       test1{//新建一个名为test1的SigningConfig元素，然后添加到容器里</text:span><text:span text:style-name="T19"> </text:span></text:p>
        </text:list-item>
        <text:list-item>
          <text:p text:style-name="P94"><text:span text:style-name="T58">         //在这个花括号中设置SigningConfig的成员变量的值</text:span><text:span text:style-name="T18"> </text:span></text:p>
        </text:list-item>
        <text:list-item>
          <text:p text:style-name="P94"><text:soft-page-break/><text:span text:style-name="T59">       }</text:span><text:span text:style-name="T19"> </text:span></text:p>
        </text:list-item>
        <text:list-item>
          <text:p text:style-name="P94"><text:span text:style-name="T58">      test2{//新建一个名为test2的SigningConfig元素，然后添加到容器里</text:span><text:span text:style-name="T18"> </text:span></text:p>
        </text:list-item>
        <text:list-item>
          <text:p text:style-name="P94"><text:span text:style-name="T59">         //在这个花括号中设置SigningConfig的成员变量的值</text:span><text:span text:style-name="T19"> </text:span></text:p>
        </text:list-item>
        <text:list-item>
          <text:p text:style-name="P94"><text:span text:style-name="T58">      }</text:span><text:span text:style-name="T18"> </text:span></text:p>
        </text:list-item>
        <text:list-item>
          <text:p text:style-name="P94"><text:span text:style-name="T59">    }</text:span><text:span text:style-name="T19"> </text:span></text:p>
        </text:list-item>
        <text:list-item>
          <text:p text:style-name="P94"><text:span text:style-name="T58">    在buildTypes中，Android默认为这几个NamedDomainObjectContainer添加了</text:span><text:span text:style-name="T18"> </text:span></text:p>
        </text:list-item>
        <text:list-item>
          <text:p text:style-name="P94"><text:span text:style-name="T59">    debug和release对应的对象。如果我们再添加别的名字的东西，那么gradleassemble的时候</text:span><text:span text:style-name="T19"> </text:span></text:p>
        </text:list-item>
        <text:list-item>
          <text:p text:style-name="P94"><text:span text:style-name="T58">    也会编译这个名字的apk出来。比如，我添加一个名为test的buildTypes，那么gradle assemble</text:span><text:span text:style-name="T18"> </text:span></text:p>
        </text:list-item>
        <text:list-item>
          <text:p text:style-name="P94"><text:span text:style-name="T59">    就会编译一个xxx-test-yy.apk。在此，test就好像debug、release一样。</text:span><text:span text:style-name="T19"> </text:span></text:p>
        </text:list-item>
        <text:list-item>
          <text:p text:style-name="P94"><text:span text:style-name="T58">   */</text:span><text:span text:style-name="T18">  </text:span></text:p>
        </text:list-item>
        <text:list-item>
          <text:p text:style-name="P190">   buildTypes{  </text:p>
        </text:list-item>
        <text:list-item>
          <text:p text:style-name="P94"><text:span text:style-name="T18">        debug{ </text:span><text:span text:style-name="T58">//修改debug的signingConfig为signingConfig.debug配置</text:span><text:span text:style-name="T18">  </text:span></text:p>
        </text:list-item>
        <text:list-item>
          <text:p text:style-name="P190">           signingConfig signingConfigs.debug  </text:p>
        </text:list-item>
        <text:list-item>
          <text:p text:style-name="P125">        }  </text:p>
        </text:list-item>
        <text:list-item>
          <text:p text:style-name="P94"><text:span text:style-name="T19">        demo{ </text:span><text:span text:style-name="T59">//demo版需要混淆</text:span><text:span text:style-name="T19">  </text:span></text:p>
        </text:list-item>
        <text:list-item>
          <text:p text:style-name="P94"><text:span text:style-name="T18">           proguardFile </text:span><text:span text:style-name="T40">'proguard-project.txt'</text:span><text:span text:style-name="T18">  </text:span></text:p>
        </text:list-item>
        <text:list-item>
          <text:p text:style-name="P190">           signingConfig signingConfigs.debug  </text:p>
        </text:list-item>
        <text:list-item>
          <text:p text:style-name="P125">        }  </text:p>
        </text:list-item>
        <text:list-item>
          <text:p text:style-name="P94"><text:span text:style-name="T19">       </text:span><text:span text:style-name="T59">//release版没有设置，所以默认没有签名，没有混淆</text:span><text:span text:style-name="T19">  </text:span></text:p>
        </text:list-item>
        <text:list-item>
          <text:p text:style-name="P125">    }  </text:p>
        </text:list-item>
        <text:list-item>
          <text:p text:style-name="P94"><text:span text:style-name="T19">      ......</text:span><text:span text:style-name="T59">//其他和posdevice 类似的处理。来看如何动态生成runtime_config文件</text:span><text:span text:style-name="T19">  </text:span></text:p>
        </text:list-item>
        <text:list-item>
          <text:p text:style-name="P94"><text:span text:style-name="T18">   def  runtime_config_file = </text:span><text:span text:style-name="T40">'assets/runtime_config'</text:span><text:span text:style-name="T18">  </text:span></text:p>
        </text:list-item>
        <text:list-item>
          <text:p text:style-name="P94"><text:span text:style-name="T19">   </text:span><text:span text:style-name="T59">/*</text:span><text:span text:style-name="T19"> </text:span></text:p>
        </text:list-item>
        <text:list-item>
          <text:p text:style-name="P94"><text:span text:style-name="T58">   我们在gradle解析完整个任务之后，找到对应的Task，然后在里边添加一个doFirst Action</text:span><text:span text:style-name="T18"> </text:span></text:p>
        </text:list-item>
        <text:list-item>
          <text:p text:style-name="P94"><text:span text:style-name="T59">   这样能确保编译开始的时候，我们就把runtime_config文件准备好了。</text:span><text:span text:style-name="T19"> </text:span></text:p>
        </text:list-item>
        <text:list-item>
          <text:p text:style-name="P94"><text:span text:style-name="T58">   注意，必须在afterEvaluate里边才能做，否则gradle没有建立完任务有向图，你是找不到</text:span><text:span text:style-name="T18"> </text:span></text:p>
        </text:list-item>
        <text:list-item>
          <text:p text:style-name="P94"><text:span text:style-name="T59">   什么preDebugBuild之类的任务的</text:span><text:span text:style-name="T19"> </text:span></text:p>
        </text:list-item>
        <text:list-item>
          <text:p text:style-name="P94"><text:span text:style-name="T58">   */</text:span><text:span text:style-name="T18">  </text:span></text:p>
        </text:list-item>
        <text:list-item>
          <text:p text:style-name="P190">   project.afterEvaluate{  </text:p>
        </text:list-item>
        <text:list-item>
          <text:p text:style-name="P94"><text:span text:style-name="T18">      </text:span><text:span text:style-name="T58">//找到preDebugBuild任务，然后添加一个Action </text:span><text:span text:style-name="T18">  </text:span></text:p>
        </text:list-item>
        <text:list-item>
          <text:p text:style-name="P94"><text:span text:style-name="T19">      tasks.getByName(</text:span><text:span text:style-name="T41">"preDebugBuild"</text:span><text:span text:style-name="T19">){  </text:span></text:p>
        </text:list-item>
        <text:list-item>
          <text:p text:style-name="P125">           it.doFirst{  </text:p>
        </text:list-item>
        <text:list-item>
          <text:p text:style-name="P94"><text:span text:style-name="T19">               println </text:span><text:span text:style-name="T41">"generate debug configuration for ${project.name}"</text:span><text:span text:style-name="T19">  </text:span></text:p>
        </text:list-item>
        <text:list-item>
          <text:p text:style-name="P94"><text:span text:style-name="T18">               def configFile = </text:span><text:span text:style-name="T63">new</text:span><text:span text:style-name="T18"> File(runtime_config_file)  </text:span></text:p>
        </text:list-item>
        <text:list-item>
          <text:p text:style-name="P190">               configFile.withOutputStream{os-&gt;  </text:p>
        </text:list-item>
        <text:list-item>
          <text:p text:style-name="P94"><text:span text:style-name="T18">                   os &lt;&lt; I am Debug\n'  </text:span><text:span text:style-name="T58">//往配置文件里写 I am Debug</text:span><text:span text:style-name="T18">  </text:span></text:p>
        </text:list-item>
        <text:list-item>
          <text:p text:style-name="P190">                }  </text:p>
        </text:list-item>
        <text:list-item>
          <text:p text:style-name="P125">           }  </text:p>
        </text:list-item>
        <text:list-item>
          <text:p text:style-name="P190">        }  </text:p>
        </text:list-item>
        <text:list-item>
          <text:p text:style-name="P94"><text:span text:style-name="T18">       </text:span><text:span text:style-name="T58">//找到preReleaseBuild任务</text:span><text:span text:style-name="T18">  </text:span></text:p>
        </text:list-item>
        <text:list-item>
          <text:p text:style-name="P94"><text:soft-page-break/><text:span text:style-name="T19">       tasks.getByName(</text:span><text:span text:style-name="T41">"preReleaseBuild"</text:span><text:span text:style-name="T19">){  </text:span></text:p>
        </text:list-item>
        <text:list-item>
          <text:p text:style-name="P125">           it.doFirst{  </text:p>
        </text:list-item>
        <text:list-item>
          <text:p text:style-name="P94"><text:span text:style-name="T19">               println </text:span><text:span text:style-name="T41">"generate release configuration for ${project.name}"</text:span><text:span text:style-name="T19">  </text:span></text:p>
        </text:list-item>
        <text:list-item>
          <text:p text:style-name="P94"><text:span text:style-name="T18">               def configFile = </text:span><text:span text:style-name="T63">new</text:span><text:span text:style-name="T18"> File(runtime_config_file)  </text:span></text:p>
        </text:list-item>
        <text:list-item>
          <text:p text:style-name="P190">               configFile.withOutputStream{os-&gt;  </text:p>
        </text:list-item>
        <text:list-item>
          <text:p text:style-name="P125">                   os &lt;&lt; I am release\n'  </text:p>
        </text:list-item>
        <text:list-item>
          <text:p text:style-name="P190">               }  </text:p>
        </text:list-item>
        <text:list-item>
          <text:p text:style-name="P125">           }  </text:p>
        </text:list-item>
        <text:list-item>
          <text:p text:style-name="P190">        }  </text:p>
        </text:list-item>
        <text:list-item>
          <text:p text:style-name="P94"><text:span text:style-name="T18">       </text:span><text:span text:style-name="T58">//找到preDemoBuild。这个任务明显是因为我们在buildType里添加了一个demo的元素</text:span><text:span text:style-name="T18">  </text:span></text:p>
        </text:list-item>
        <text:list-item>
          <text:p text:style-name="P94"><text:span text:style-name="T19">      </text:span><text:span text:style-name="T59">//所以Android APP插件自动为我们生成的</text:span><text:span text:style-name="T19">  </text:span></text:p>
        </text:list-item>
        <text:list-item>
          <text:p text:style-name="P94"><text:span text:style-name="T18">       tasks.getByName(</text:span><text:span text:style-name="T40">"preDemoBuild"</text:span><text:span text:style-name="T18">){  </text:span></text:p>
        </text:list-item>
        <text:list-item>
          <text:p text:style-name="P190">           it.doFirst{  </text:p>
        </text:list-item>
        <text:list-item>
          <text:p text:style-name="P94"><text:span text:style-name="T18">               println </text:span><text:span text:style-name="T40">"generate offlinedemo configuration for${project.name}"</text:span><text:span text:style-name="T18">  </text:span></text:p>
        </text:list-item>
        <text:list-item>
          <text:p text:style-name="P94"><text:span text:style-name="T19">               def configFile = </text:span><text:span text:style-name="T61">new</text:span><text:span text:style-name="T19"> File(runtime_config_file)  </text:span></text:p>
        </text:list-item>
        <text:list-item>
          <text:p text:style-name="P125">               configFile.withOutputStream{os-&gt;  </text:p>
        </text:list-item>
        <text:list-item>
          <text:p text:style-name="P190">                   os &lt;&lt; I am Demo\n'  </text:p>
        </text:list-item>
        <text:list-item>
          <text:p text:style-name="P125">               }  </text:p>
        </text:list-item>
        <text:list-item>
          <text:p text:style-name="P190">            }  </text:p>
        </text:list-item>
        <text:list-item>
          <text:p text:style-name="P125">        }  </text:p>
        </text:list-item>
        <text:list-item>
          <text:p text:style-name="P190">    }  </text:p>
        </text:list-item>
        <text:list-item>
          <text:p text:style-name="P125">}  </text:p>
        </text:list-item>
        <text:list-item>
          <text:p text:style-name="P94"><text:span text:style-name="T19"> .....</text:span><text:span text:style-name="T59">//copyOutput</text:span><text:span text:style-name="T19">  </text:span></text:p>
        </text:list-item>
      </text:list>
      <text:p text:style-name="P194"/>
      <text:p text:style-name="P203"> </text:p>
      <text:p text:style-name="P203">最终的结果如图39所示：</text:p>
      <table:table table:name="表格40" table:style-name="表格40">
        <table:table-column table:style-name="表格40.A"/>
        <table:table-row table:style-name="表格40.1">
          <table:table-cell table:style-name="表格40.A1" office:value-type="string">
            <text:p text:style-name="P211"><draw:frame draw:style-name="fr1" draw:name="图像42" text:anchor-type="as-char" svg:width="11.615cm" svg:height="2.088cm" draw:z-index="41"><draw:image xlink:href="http://img.blog.csdn.net/20150905200639926?watermark/2/text/aHR0cDovL2Jsb2cuY3Nkbi5uZXQv/font/5a6L5L2T/fontsize/400/fill/I0JBQkFCMA==/dissolve/70/gravity/Center" xlink:type="simple" xlink:show="embed" xlink:actuate="onLoad"/></draw:frame><text:span text:style-name="T69"> </text:span></text:p>
            <text:p text:style-name="P211">图39  实例2的结果</text:p>
          </table:table-cell>
        </table:table-row>
      </table:table>
      <text:p text:style-name="P2"/>
      <text:p text:style-name="P203">几个问题，为什么我知道有preXXXBuild这样的任务？</text:p>
      <text:p text:style-name="P201"><text:span text:style-name="Emphasis"><text:span text:style-name="T11">答案：gradle tasks --all查看所有任务。然后，多尝试几次，直到成功</text:span></text:span></text:p>
      <text:p text:style-name="P203"> </text:p>
      <text:h text:style-name="P196" text:outline-level="2"><text:bookmark text:name="t51"/>五、总结</text:h>
      <text:p text:style-name="P203">到此，我个人觉得Gradle相关的内容都讲完了。很难相信我仅花了1个小时不到的时间就为实例2添加了gradle编译支持。在一周以前，我还觉得这是个心病。回想学习gradle的一个月时间里，走过不少弯路，求解问题的思路也和最开始不一样：</text:p>
      <text:list xml:id="list6056997564502077896" text:style-name="WW8Num65">
        <text:list-item>
          <text:p text:style-name="P32"><text:soft-page-break/><text:span text:style-name="T65">l </text:span><text:span text:style-name="T11">最开始的时候，我一直把gradle当做脚本看。然后到处到网上找怎么配置gradle。可能能编译成功，但是完全不知道为什么。比如NameDomainObjectContainer，为什么有debug、release。能自己加别的吗？不知道怎么加，没有章法，没有参考。出了问题只能google，找到一个解法，试一试，成功就不管。这么搞，心里不踏实。</text:span></text:p>
        </text:list-item>
        <text:list-item>
          <text:p text:style-name="P32"><text:span text:style-name="T65">l </text:span><text:span text:style-name="T11">另外，对语法不熟悉，尤其是Groovy语法，虽然看了下快速教材，但总感觉一到gradle就看不懂。主要问题还是闭包，比如Groovy那一节写得文件拷贝的例子中的withOutputStream，还有gradle中的withType，都是些啥玩意啊？</text:span></text:p>
        </text:list-item>
        <text:list-item>
          <text:p text:style-name="P32"><text:span text:style-name="T65">l </text:span><text:span text:style-name="T11">所以后来下决心先把Groovy学会，主要是把自己暴露在闭包里边。另外，Groovy是一门语言，总得有SDK说明吧。写了几个例子，慢慢体会到Groovy的好处，也熟悉Groovy的语法了。</text:span></text:p>
        </text:list-item>
        <text:list-item>
          <text:p text:style-name="P57"><text:span text:style-name="T65">l </text:span><text:span text:style-name="T11">接着开始看Gradle。Gradle有几本书，我看过Gradle in Action。说实话，看得非常痛苦。现在想起来，Gradle其实比较简单，知道它的生命周期，知道它怎么解析脚本，知道它的API，几乎很快就能干活。而Gradle In Action一上来就很细，而且没有从API角度介绍。说个很有趣的事情，书中有个类似下面的例子</text:span></text:p>
        </text:list-item>
      </text:list>
      <text:p text:style-name="P58"><text:span text:style-name="T33">[plain]</text:span><text:span text:style-name="T34"> </text:span><text:a xlink:type="simple" xlink:href="http://blog.csdn.net/Innost/article/details/48228651" text:style-name="Internet_20_link" text:visited-style-name="Visited_20_Internet_20_Link"><text:span text:style-name="Internet_20_link">view plain</text:span></text:a><text:a xlink:type="simple" xlink:href="http://blog.csdn.net/Innost/article/details/48228651" text:style-name="Internet_20_link" text:visited-style-name="Visited_20_Internet_20_Link"><text:span text:style-name="Internet_20_link">copy</text:span></text:a></text:p>
      <text:list xml:id="list7082432298245621259" text:style-name="WW8Num66">
        <text:list-item>
          <text:p text:style-name="P126">task myTask &lt;&lt;  {  </text:p>
        </text:list-item>
        <text:list-item>
          <text:p text:style-name="P191">   println 'I am myTask'  </text:p>
        </text:list-item>
        <text:list-item>
          <text:p text:style-name="P126">}  </text:p>
        </text:list-item>
      </text:list>
      <text:p text:style-name="P193"/>
      <text:p text:style-name="P201"><text:span text:style-name="T11">书中说，如果代码没有加&lt;&lt;，则这个任务在脚本</text:span><text:span text:style-name="Emphasis"><text:span text:style-name="T11">initialization</text:span></text:span><text:span text:style-name="T11">（也就是你无论执行什么任务，这个任务都会被执行，</text:span><text:span text:style-name="Emphasis"><text:span text:style-name="T11">I am myTask</text:span></text:span><text:span text:style-name="T11">都会被输出）的时候执行，如果加了</text:span><text:span text:style-name="Emphasis"><text:span text:style-name="T11">&lt;&lt;</text:span></text:span><text:span text:style-name="T11">，则在gradle myTask后才执行。</text:span></text:p>
      <text:p text:style-name="P203">尼玛我开始完全不知道为什么，死记硬背。现在你明白了吗？？？？</text:p>
      <text:p text:style-name="P213">这和我们调用task这个函数的方式有关！如果没有&lt;&lt;，则闭包在task函数返回前会执行，而如果加了&lt;&lt;，则变成调用myTask.doLast添加一个Action了，自然它会等到grdle myTask的时候才会执行！</text:p>
      <text:p text:style-name="P203">现在想起这个事情我还是很愤怒，API都说很清楚了......而且，如果你把Gradle当做编程框架来看，对于我们这些程序员来说，写这几百行代码，那还算是事嘛？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宋体" svg:font-family="宋体"/>
    <style:font-face style:name="Courier New" svg:font-family="'Courier New'" style:font-family-generic="modern"/>
    <style:font-face style:name="Symbol" svg:font-family="Symbol" style:font-family-generic="roman"/>
    <style:font-face style:name="Noto Sans CJK SC Regular1" svg:font-family="'Noto Sans CJK SC Regular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1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宋体1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1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4cm" fo:margin-bottom="0.494cm" loext:contextual-spacing="false" fo:text-align="start" style:justify-single-word="false"/>
      <style:text-properties style:font-name="宋体" fo:font-family="宋体" fo:font-size="18pt" fo:language="en" fo:country="US" fo:font-weight="bold" style:letter-kerning="true" style:font-name-asian="宋体" style:font-family-asian="宋体" style:font-size-asian="18pt" style:language-asian="zh" style:country-asian="CN" style:font-weight-asian="bold" style:font-name-complex="宋体" style:font-family-complex="宋体" style:font-size-complex="18pt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loext:contextual-spacing="false" fo:text-align="start" style:justify-single-word="false"/>
      <style:text-properties style:font-name="宋体" fo:font-family="宋体" fo:font-size="13.5pt" fo:language="en" fo:country="US" fo:font-weight="bold" style:letter-kerning="true" style:font-name-asian="宋体" style:font-family-asian="宋体" style:font-size-asian="13.5pt" style:language-asian="zh" style:country-asian="CN" style:font-weight-asian="bold" style:font-name-complex="宋体" style:font-family-complex="宋体" style:font-size-complex="13.5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.494cm" loext:contextual-spacing="false" fo:text-align="start" style:justify-single-word="false"/>
      <style:text-properties style:font-name="宋体" fo:font-family="宋体" fo:font-size="12pt" fo:language="en" fo:country="US" fo:font-weight="bold" style:letter-kerning="true" style:font-name-asian="宋体" style:font-family-asian="宋体" style:font-size-asian="12pt" style:language-asian="zh" style:country-asian="CN" style:font-weight-asian="bold" style:font-name-complex="宋体" style:font-family-complex="宋体" style:font-size-complex="12pt" style:language-complex="ar" style:country-complex="S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94cm" fo:margin-bottom="0.494cm" loext:contextual-spacing="false" fo:text-align="start" style:justify-single-word="false"/>
      <style:text-properties style:font-name="宋体" fo:font-family="宋体" fo:font-size="10pt" fo:language="en" fo:country="US" fo:font-weight="bold" style:letter-kerning="true" style:font-name-asian="宋体" style:font-family-asian="宋体" style:font-size-asian="10pt" style:language-asian="zh" style:country-asian="CN" style:font-weight-asian="bold" style:font-name-complex="宋体" style:font-family-complex="宋体" style:font-size-complex="10pt" style:language-complex="ar" style:country-complex="SA"/>
    </style:style>
    <style:style style:name="普通_28_网站_29_" style:display-name="普通(网站)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text-indent="0cm" style:auto-text-indent="false"/>
      <style:text-properties fo:font-size="12pt" fo:language="en" fo:country="US" style:letter-kerning="true" style:font-size-asian="12pt" style:language-asian="zh" style:country-asian="CN" style:language-complex="ar" style:country-complex="SA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141cm" fo:padding-right="0.141cm" fo:padding-top="0.035cm" fo:padding-bottom="0.035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fo:font-size="10pt" style:font-size-asian="10pt" style:font-name-complex="Symbol" style:font-family-complex="Symbol" style:font-family-generic-complex="roman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1z3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2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3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4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 style:font-weight-complex="bold"/>
    </style:style>
    <style:style style:name="WW8Num5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6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7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8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9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10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11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12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13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14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15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16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17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18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19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20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21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22z0" style:family="text">
      <style:text-properties fo:font-size="12pt" style:font-size-asian="12pt" style:font-size-complex="12pt"/>
    </style:style>
    <style:style style:name="WW8Num23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2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24z0" style:family="text">
      <style:text-properties fo:font-variant="normal" fo:text-transform="none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WW8Num25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26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27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28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2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29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2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30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31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32z0" style:family="text">
      <style:text-properties style:font-name="Symbol" fo:font-family="Symbol" style:font-family-generic="roman" fo:font-size="10pt" style:font-size-asian="10pt" style:font-name-complex="Symbol" style:font-family-complex="Symbol" style:font-family-generic-complex="roman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33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34z0" style:family="text">
      <style:text-properties fo:font-variant="normal" fo:text-transform="none" fo:color="#0000ff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3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35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 style:font-weight-complex="bold"/>
    </style:style>
    <style:style style:name="WW8Num36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3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37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3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38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3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39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40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4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41z0" style:family="text">
      <style:text-properties fo:font-variant="normal" fo:text-transform="none" style:use-window-font-color="true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4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42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43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44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45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46z0" style:family="text">
      <style:text-properties style:font-name="Symbol" fo:font-family="Symbol" style:font-family-generic="roman" fo:font-size="10pt" style:font-size-asian="10pt" style:font-name-complex="Symbol" style:font-family-complex="Symbol" style:font-family-generic-complex="roman"/>
    </style:style>
    <style:style style:name="WW8Num4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47z0" style:family="text">
      <style:text-properties style:font-name="Symbol" fo:font-family="Symbol" style:font-family-generic="roman" fo:font-size="10pt" style:font-size-asian="10pt" style:font-name-complex="Symbol" style:font-family-complex="Symbol" style:font-family-generic-complex="roman"/>
    </style:style>
    <style:style style:name="WW8Num4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48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4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49z0" style:family="text">
      <style:text-properties style:font-name="Symbol" fo:font-family="Symbol" style:font-family-generic="roman" fo:font-size="10pt" style:font-size-asian="10pt" style:font-name-complex="Symbol" style:font-family-complex="Symbol" style:font-family-generic-complex="roman"/>
    </style:style>
    <style:style style:name="WW8Num4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50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51z0" style:family="text">
      <style:text-properties fo:font-size="12pt" style:font-size-asian="12pt" style:font-size-complex="12pt"/>
    </style:style>
    <style:style style:name="WW8Num52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5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53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5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54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5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55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56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57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5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58z0" style:family="text">
      <style:text-properties fo:font-size="12pt" style:font-size-asian="12pt" style:font-size-complex="12pt"/>
    </style:style>
    <style:style style:name="WW8Num59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60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6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61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62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63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6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64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65z0" style:family="text">
      <style:text-properties fo:font-variant="normal" fo:text-transform="none" fo:color="#000000" style:font-name="Symbol" fo:font-family="Symbol" style:font-family-generic="roman" fo:font-size="10pt" fo:letter-spacing="normal" fo:background-color="#ffffff" style:font-size-asian="10pt" style:font-name-complex="Symbol" style:font-family-complex="Symbol" style:font-family-generic-complex="roman"/>
    </style:style>
    <style:style style:name="WW8Num6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charset="x-symbol" fo:font-size="10pt" style:font-size-asian="10pt" style:font-name-complex="Wingdings" style:font-family-complex="Wingdings" style:font-charset-complex="x-symbol"/>
    </style:style>
    <style:style style:name="WW8Num66z0" style:family="text">
      <style:text-properties fo:font-size="12pt" style:font-size-asian="12pt" style:font-size-complex="12pt"/>
    </style:style>
    <style:style style:name="WW8Num67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68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WW8Num69z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默认段落字体" style:family="text"/>
    <style:style style:name="Emphasis" style:family="text" style:parent-style-name="默认段落字体">
      <style:text-properties fo:font-style="italic" style:font-style-asian="italic"/>
    </style:style>
    <style:style style:name="Internet_20_link" style:display-name="Internet link" style:family="text" style:parent-style-name="默认段落字体">
      <style:text-properties fo:color="#0000ff"/>
    </style:style>
    <style:style style:name="Strong_20_Emphasis" style:display-name="Strong Emphasis" style:family="text" style:parent-style-name="默认段落字体">
      <style:text-properties fo:font-weight="bold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1z3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1z3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1z3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2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4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0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5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6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5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number text:level="1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8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1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4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6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>
      <text:list-level-style-number text:level="1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9z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三、Groovy介绍</dc:title>
    <meta:initial-creator>Administrator</meta:initial-creator>
    <meta:creation-date>2015-09-18T13:56:30</meta:creation-date>
    <dc:date>2017-01-11T17:14:50.990879816</dc:date>
    <meta:editing-cycles>2</meta:editing-cycles>
    <meta:editing-duration>PT1H57M32S</meta:editing-duration>
    <meta:document-statistic meta:table-count="40" meta:image-count="42" meta:object-count="0" meta:page-count="57" meta:paragraph-count="1144" meta:word-count="19337" meta:character-count="46446" meta:non-whitespace-character-count="41589"/>
    <meta:generator>LibreOffice/5.1.4.2$Linux_X86_64 LibreOffice_project/10m0$Build-2</meta:generator>
    <meta:user-defined meta:name="KSOProductBuildVer">2052-10.1.0.5603</meta:user-defined>
  </office:meta>
</office:document-meta>
</file>